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ccanthis ADF Std" svg:font-family="'Accanthis ADF Std'" style:font-pitch="variable"/>
    <style:font-face style:name="Aegyptus" svg:font-family="Aegyptus" style:font-pitch="variable"/>
    <style:font-face style:name="Konatu" svg:font-family="Konatu" style:font-pitch="variable"/>
    <style:font-face style:name="Lucid Type A BRK" svg:font-family="'Lucid Type A BRK'" style:font-pitch="variable"/>
    <style:font-face style:name="Norasi" svg:font-family="Noras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ccanthis ADF Std" officeooo:rsid="001120c6" officeooo:paragraph-rsid="001120c6"/>
    </style:style>
    <style:style style:name="P2" style:family="paragraph" style:parent-style-name="Standard">
      <style:text-properties style:font-name="Accanthis ADF Std" officeooo:rsid="001120c6" officeooo:paragraph-rsid="00128688"/>
    </style:style>
    <style:style style:name="P3" style:family="paragraph" style:parent-style-name="Standard">
      <style:text-properties style:font-name="Accanthis ADF Std" officeooo:rsid="001120c6" officeooo:paragraph-rsid="00135322"/>
    </style:style>
    <style:style style:name="P4" style:family="paragraph" style:parent-style-name="Standard">
      <style:text-properties style:font-name="Accanthis ADF Std" officeooo:rsid="001120c6" officeooo:paragraph-rsid="0013b6e2"/>
    </style:style>
    <style:style style:name="P5" style:family="paragraph" style:parent-style-name="Standard">
      <style:text-properties style:font-name="Accanthis ADF Std" officeooo:rsid="001120c6" officeooo:paragraph-rsid="00191b5c"/>
    </style:style>
    <style:style style:name="P6" style:family="paragraph" style:parent-style-name="Standard">
      <style:text-properties style:font-name="Accanthis ADF Std" officeooo:rsid="001120c6" officeooo:paragraph-rsid="001a1c38"/>
    </style:style>
    <style:style style:name="P7" style:family="paragraph" style:parent-style-name="Standard">
      <style:text-properties style:font-name="Accanthis ADF Std" officeooo:rsid="001120c6" officeooo:paragraph-rsid="001c1622"/>
    </style:style>
    <style:style style:name="P8" style:family="paragraph" style:parent-style-name="Standard">
      <style:text-properties style:font-name="Accanthis ADF Std" officeooo:rsid="001120c6" officeooo:paragraph-rsid="001c5dc2"/>
    </style:style>
    <style:style style:name="P9" style:family="paragraph" style:parent-style-name="Standard">
      <style:text-properties style:font-name="Accanthis ADF Std" officeooo:rsid="001120c6" officeooo:paragraph-rsid="001ca9de"/>
    </style:style>
    <style:style style:name="P10" style:family="paragraph" style:parent-style-name="Standard">
      <style:text-properties style:font-name="Accanthis ADF Std" officeooo:rsid="001120c6" officeooo:paragraph-rsid="001da43a"/>
    </style:style>
    <style:style style:name="P11" style:family="paragraph" style:parent-style-name="Standard">
      <style:text-properties style:font-name="Accanthis ADF Std" officeooo:rsid="001120c6" officeooo:paragraph-rsid="001e224e"/>
    </style:style>
    <style:style style:name="P12" style:family="paragraph" style:parent-style-name="Standard">
      <style:text-properties style:font-name="Accanthis ADF Std" officeooo:rsid="001120c6" officeooo:paragraph-rsid="001ff25c"/>
    </style:style>
    <style:style style:name="P13" style:family="paragraph" style:parent-style-name="Standard">
      <style:text-properties style:font-name="Accanthis ADF Std" officeooo:rsid="001120c6" officeooo:paragraph-rsid="001ff2d4"/>
    </style:style>
    <style:style style:name="P14" style:family="paragraph" style:parent-style-name="Standard">
      <style:text-properties style:font-name="Accanthis ADF Std" officeooo:rsid="001120c6" officeooo:paragraph-rsid="00203c5a"/>
    </style:style>
    <style:style style:name="P15" style:family="paragraph" style:parent-style-name="Standard">
      <style:text-properties style:font-name="Accanthis ADF Std" officeooo:rsid="001120c6" officeooo:paragraph-rsid="0021ca23"/>
    </style:style>
    <style:style style:name="P16" style:family="paragraph" style:parent-style-name="Standard">
      <style:text-properties style:font-name="Accanthis ADF Std" officeooo:rsid="001120c6" officeooo:paragraph-rsid="002453b6"/>
    </style:style>
    <style:style style:name="P17" style:family="paragraph" style:parent-style-name="Standard">
      <style:text-properties style:font-name="Accanthis ADF Std" officeooo:rsid="001120c6" officeooo:paragraph-rsid="00262856"/>
    </style:style>
    <style:style style:name="P18" style:family="paragraph" style:parent-style-name="Standard">
      <style:text-properties style:font-name="Accanthis ADF Std" officeooo:rsid="001120c6" officeooo:paragraph-rsid="00278331"/>
    </style:style>
    <style:style style:name="P19" style:family="paragraph" style:parent-style-name="Standard">
      <style:text-properties style:font-name="Accanthis ADF Std" officeooo:rsid="001120c6" officeooo:paragraph-rsid="0027d4c8"/>
    </style:style>
    <style:style style:name="P20" style:family="paragraph" style:parent-style-name="Standard">
      <style:text-properties style:font-name="Accanthis ADF Std" officeooo:rsid="001120c6" officeooo:paragraph-rsid="00293127"/>
    </style:style>
    <style:style style:name="P21" style:family="paragraph" style:parent-style-name="Standard">
      <style:text-properties style:font-name="Accanthis ADF Std" officeooo:rsid="001120c6" officeooo:paragraph-rsid="002a888c"/>
    </style:style>
    <style:style style:name="P22" style:family="paragraph" style:parent-style-name="Standard">
      <style:text-properties style:font-name="Accanthis ADF Std" fo:font-size="60pt" fo:font-weight="bold" officeooo:rsid="001120c6" officeooo:paragraph-rsid="001572f2" style:font-size-asian="60pt" style:font-weight-asian="bold" style:font-size-complex="60pt" style:font-weight-complex="bold"/>
    </style:style>
    <style:style style:name="P23" style:family="paragraph" style:parent-style-name="Standard">
      <style:text-properties style:font-name="Accanthis ADF Std" fo:font-size="60pt" fo:font-weight="bold" officeooo:rsid="001572f2" officeooo:paragraph-rsid="001572f2" style:font-size-asian="60pt" style:font-weight-asian="bold" style:font-size-complex="60pt" style:font-weight-complex="bold"/>
    </style:style>
    <style:style style:name="P24" style:family="paragraph" style:parent-style-name="Standard">
      <style:text-properties style:font-name="Accanthis ADF Std" fo:font-size="60pt" fo:font-weight="bold" officeooo:rsid="0016453e" officeooo:paragraph-rsid="0016453e" style:font-size-asian="60pt" style:font-weight-asian="bold" style:font-size-complex="60pt" style:font-weight-complex="bold"/>
    </style:style>
    <style:style style:name="P25" style:family="paragraph" style:parent-style-name="Standard">
      <style:text-properties style:font-name="Accanthis ADF Std" fo:font-size="60pt" fo:font-weight="bold" officeooo:rsid="0016a900" officeooo:paragraph-rsid="0016a900" style:font-size-asian="60pt" style:font-weight-asian="bold" style:font-size-complex="60pt" style:font-weight-complex="bold"/>
    </style:style>
    <style:style style:name="P26" style:family="paragraph" style:parent-style-name="Standard">
      <style:text-properties style:font-name="Accanthis ADF Std" fo:font-size="60pt" fo:font-weight="bold" officeooo:rsid="0017c3ee" officeooo:paragraph-rsid="0017c3ee" style:font-size-asian="60pt" style:font-weight-asian="bold" style:font-size-complex="60pt" style:font-weight-complex="bold"/>
    </style:style>
    <style:style style:name="P27" style:family="paragraph" style:parent-style-name="Standard">
      <style:text-properties style:font-name="Accanthis ADF Std" fo:font-size="60pt" fo:font-weight="bold" officeooo:rsid="001893f5" officeooo:paragraph-rsid="001893f5" style:font-size-asian="60pt" style:font-weight-asian="bold" style:font-size-complex="60pt" style:font-weight-complex="bold"/>
    </style:style>
    <style:style style:name="P28" style:family="paragraph" style:parent-style-name="Standard">
      <style:text-properties style:font-name="Accanthis ADF Std" fo:font-size="60pt" fo:font-weight="bold" officeooo:rsid="00191b5c" officeooo:paragraph-rsid="00191b5c" style:font-size-asian="60pt" style:font-weight-asian="bold" style:font-size-complex="60pt" style:font-weight-complex="bold"/>
    </style:style>
    <style:style style:name="P29" style:family="paragraph" style:parent-style-name="Standard">
      <style:text-properties style:font-name="Accanthis ADF Std" fo:font-size="60pt" fo:font-weight="bold" officeooo:rsid="001a1c38" officeooo:paragraph-rsid="001a1c38" style:font-size-asian="60pt" style:font-weight-asian="bold" style:font-size-complex="60pt" style:font-weight-complex="bold"/>
    </style:style>
    <style:style style:name="P30" style:family="paragraph" style:parent-style-name="Standard">
      <style:text-properties style:font-name="Accanthis ADF Std" fo:font-size="60pt" fo:font-weight="bold" officeooo:rsid="001c1622" officeooo:paragraph-rsid="001c1622" style:font-size-asian="60pt" style:font-weight-asian="bold" style:font-size-complex="60pt" style:font-weight-complex="bold"/>
    </style:style>
    <style:style style:name="P31" style:family="paragraph" style:parent-style-name="Standard">
      <style:text-properties style:font-name="Accanthis ADF Std" fo:font-size="60pt" fo:font-weight="bold" officeooo:rsid="001c5dc2" officeooo:paragraph-rsid="001c5dc2" style:font-size-asian="60pt" style:font-weight-asian="bold" style:font-size-complex="60pt" style:font-weight-complex="bold"/>
    </style:style>
    <style:style style:name="P32" style:family="paragraph" style:parent-style-name="Standard">
      <style:text-properties style:font-name="Accanthis ADF Std" fo:font-size="60pt" fo:font-weight="bold" officeooo:rsid="001ca9de" officeooo:paragraph-rsid="001ca9de" style:font-size-asian="60pt" style:font-weight-asian="bold" style:font-size-complex="60pt" style:font-weight-complex="bold"/>
    </style:style>
    <style:style style:name="P33" style:family="paragraph" style:parent-style-name="Standard">
      <style:text-properties style:font-name="Accanthis ADF Std" fo:font-size="60pt" fo:font-weight="bold" officeooo:rsid="001da43a" officeooo:paragraph-rsid="001da43a" style:font-size-asian="60pt" style:font-weight-asian="bold" style:font-size-complex="60pt" style:font-weight-complex="bold"/>
    </style:style>
    <style:style style:name="P34" style:family="paragraph" style:parent-style-name="Standard">
      <style:text-properties style:font-name="Accanthis ADF Std" fo:font-size="60pt" fo:font-weight="bold" officeooo:rsid="001e224e" officeooo:paragraph-rsid="001e224e" style:font-size-asian="60pt" style:font-weight-asian="bold" style:font-size-complex="60pt" style:font-weight-complex="bold"/>
    </style:style>
    <style:style style:name="P35" style:family="paragraph" style:parent-style-name="Standard">
      <style:text-properties style:font-name="Accanthis ADF Std" fo:font-size="60pt" fo:font-weight="bold" officeooo:rsid="001ff25c" officeooo:paragraph-rsid="001ff25c" style:font-size-asian="60pt" style:font-weight-asian="bold" style:font-size-complex="60pt" style:font-weight-complex="bold"/>
    </style:style>
    <style:style style:name="P36" style:family="paragraph" style:parent-style-name="Standard">
      <style:text-properties style:font-name="Accanthis ADF Std" fo:font-size="60pt" fo:font-weight="bold" officeooo:rsid="001ff2d4" officeooo:paragraph-rsid="001ff2d4" style:font-size-asian="60pt" style:font-weight-asian="bold" style:font-size-complex="60pt" style:font-weight-complex="bold"/>
    </style:style>
    <style:style style:name="P37" style:family="paragraph" style:parent-style-name="Standard">
      <style:text-properties style:font-name="Accanthis ADF Std" fo:font-size="60pt" fo:font-weight="bold" officeooo:rsid="0021ca23" officeooo:paragraph-rsid="0021ca23" style:font-size-asian="60pt" style:font-weight-asian="bold" style:font-size-complex="60pt" style:font-weight-complex="bold"/>
    </style:style>
    <style:style style:name="P38" style:family="paragraph" style:parent-style-name="Standard">
      <style:text-properties style:font-name="Accanthis ADF Std" fo:font-size="60pt" fo:font-weight="bold" officeooo:rsid="002453b6" officeooo:paragraph-rsid="002453b6" style:font-size-asian="60pt" style:font-weight-asian="bold" style:font-size-complex="60pt" style:font-weight-complex="bold"/>
    </style:style>
    <style:style style:name="P39" style:family="paragraph" style:parent-style-name="Standard">
      <style:text-properties style:font-name="Accanthis ADF Std" fo:font-size="60pt" fo:font-weight="bold" officeooo:rsid="00262856" officeooo:paragraph-rsid="00262856" style:font-size-asian="60pt" style:font-weight-asian="bold" style:font-size-complex="60pt" style:font-weight-complex="bold"/>
    </style:style>
    <style:style style:name="P40" style:family="paragraph" style:parent-style-name="Standard">
      <style:text-properties style:font-name="Accanthis ADF Std" fo:font-size="60pt" fo:font-weight="bold" officeooo:rsid="00278331" officeooo:paragraph-rsid="00278331" style:font-size-asian="60pt" style:font-weight-asian="bold" style:font-size-complex="60pt" style:font-weight-complex="bold"/>
    </style:style>
    <style:style style:name="P41" style:family="paragraph" style:parent-style-name="Standard">
      <style:text-properties style:font-name="Accanthis ADF Std" fo:font-size="60pt" fo:font-weight="bold" officeooo:rsid="0027d4c8" officeooo:paragraph-rsid="0027d4c8" style:font-size-asian="60pt" style:font-weight-asian="bold" style:font-size-complex="60pt" style:font-weight-complex="bold"/>
    </style:style>
    <style:style style:name="P42" style:family="paragraph" style:parent-style-name="Standard">
      <style:text-properties style:font-name="Accanthis ADF Std" fo:font-size="60pt" fo:font-weight="bold" officeooo:rsid="00293127" officeooo:paragraph-rsid="00293127" style:font-size-asian="60pt" style:font-weight-asian="bold" style:font-size-complex="60pt" style:font-weight-complex="bold"/>
    </style:style>
    <style:style style:name="P43" style:family="paragraph" style:parent-style-name="Standard">
      <style:text-properties style:font-name="Accanthis ADF Std" fo:font-size="60pt" fo:font-weight="bold" officeooo:rsid="002a888c" officeooo:paragraph-rsid="002a888c" style:font-size-asian="60pt" style:font-weight-asian="bold" style:font-size-complex="60pt" style:font-weight-complex="bold"/>
    </style:style>
    <style:style style:name="P44" style:family="paragraph" style:parent-style-name="Standard">
      <style:text-properties style:font-name="Accanthis ADF Std" officeooo:rsid="00203c5a" officeooo:paragraph-rsid="00203c5a"/>
    </style:style>
    <style:style style:name="P45" style:family="paragraph" style:parent-style-name="Footer">
      <style:paragraph-properties fo:text-align="end" style:justify-single-word="false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</text:p>
      <text:p text:style-name="P1">a, A, à, À, abafa, abafava, abaixa, abaixalhe, abaixava, abaixo, abala, Abala, abalado, abalador, abalam, abalançarse, abalanças, abalançavam, abalançou, abalar, abalareis, abalizasse, abalizava, Abalo, abalou, abalroam, abana, Abanandolhe, abanca, abancava, abandona, abandonado, abandonais, abandonála, abandonam, abandoname, abandonando, Abandonando, abandonar, abandonares, abandonas, abandone, abandono, Abante, Abantes, abarbam, Abarbárea, Abarbarte, abarca, Abarcarlhe, abarrotem, abas, abastecidos, abate, abatem, abati, abatido, abatidos, abeberam, abelhas, aberra, aberrando, aberta, Aberta, abertas, Abertas, aberto, Aberto, abeto, abetos, Abido, Ábios, abismarme, abismo, abismos, abismou, Ablero, abóboda, abola, abolam, abominanda, abominável, abomino, abona, aborda, abordaram, abordarem, abordem, abordo, abordoados, aborreça, aborrecem, aborreces, aborrecido, aborrido, aborridos, aborto, abraça, abraçalhe, abraçálo, Abraçandolhe, abraçandote, abraçar, abracemos, abraçolhe, abraçoua, abraçoume, abranda, abrandar, abrandem, abrange, abrangeis, abrangem, abrasa, abrasada, abrasam, abrasando, abrase, abre, Abre, Ábrego, abrem, Abrese, abrevarse, abria, abriga, abrigálos, abrigamse, abrigarse, abrigasse, abrigo, abrir, Abrir, abrira, abrisse, abriu, abrocha, abroqueladas, abroquelado, abrote, absoluto, absorto, abstêm, abstende, abstenham, abstenhamos, <text:soft-page-break/>abstenho, absterão, absterger, abstinhamse, abunda, abundam, abundância, abundante, abunde, abundoso, abutre, abutres, acaba, Acaba, acabam, acabar, acabara, acabará, acabarão, acabarás, acabarei, acabariam, acabas, acabasse, acabaste, acabava, acabe, acabem, acabo, acabou, acabrunha, acabrunham, acabrunhar, Acaia, Acaica, Acaico, açaimando, acalentava, acalma, acalmamselhe, acalmaos, acalmar, acalora, Acamas, acampam, acampamento, acampavam, ação, acaricia, acaricioso, acarinhes, acarretando, acaso, Acaso, acata, acatar, acate, acaudilha, aceirado, aceita, aceitam, Aceitaos, aceite, aceitem, aceites, aceito, Aceito, aceitou, acelera, aceleradamente, aceleradíssimos, acelerados, acelerem, acena, Acena, Acename, acenda, acende, acendem, Acendem, acendendo, acender, acendera, acendes, acendeste, acendido, aceno, acenos, acento, acerba, Acerbíssimo, acerbo, acerca, acercase, acerco, acérrimo, Acérrimo, acérrimos, acerta, acertandolhe, acerte, acerto, acertou, acervo, acesa, acesas, aceso, acesos, Acesos, Acessameno, acessíveis, acesso, acetábulo, acha, Acha, Achaa, acham, Acham, Achando, Achao, acharam, acharás, acharemos, achava, achou, acima, aclama, aclamação, Aclamações, aclamam, aclamara, aclamo, aclarando, aço, acobarda, acobardados, acobardes, açodado, açodados, Açodados, acode, Acode, acodem, ações, Acoimado, açoitado, açoitava, açoite, açoites, acolha, acolham, acolhe, acolhem, acolhendo, acolheos, acolher, acolhiam, acolhíamos, acolhidos, acometa, acomete, Acomete, acometêlo, acometem, acometer, acometerão, acometiam, acomoda, acomodado, acompanha, acompanham, acompanharme, acompanhas, acompanhem, acompanhes, aconselha, aconselhemos, aconselhoume, <text:soft-page-break/>acontecido, açor, acorçoa, acorçoando, acorçoar, acorçoava, acorçoes, acorda, Acorda, acordar, acordo, acorre, Acorre, acorrelhe, acorrendo, Acorrendo, acorrerte, acorres, acorreu, acossa, acossálo, acossálos, acossam, acossando, acouta, açouta, acoutadas, acoutassem, açoute, acoutem, acre, Acre, acres, Acres, acrescem, acrescenta, acrescentará, acrescentarei, acrescento, acrimonioso, acrípede, Acrísio, Acteia, Actor, Actóridas, Actórides, Actório, Actoriônio, acuados, Acuam, acuda, acudam, acudindo, Acudindo, acudir, acudirlhes, açula, açulado, açulam, açulava, acumula, acumulam, acumulava, acumulem, acusa, acusam, acusara, acusas, adaga, Adamas, adapta, adaptara, adarga, adargadas, adargado, adargados, adargando, Adargao, adarguemse, Adastrina, adeja, adejo, adensa, adensados, adensando, adere, adereça, adereçase, aderece, adestrada, adestrado, adestrados, Adéstria, adeus, adianta, adiante, ádito, adivinho, Admeto, admira, Admiramlhe, admiramos, admirarias, admirava, admirável, admitido, admoesta, adoçam, adolescentes, adora, adormeçamos, adormeceram, adormecia, adormentado, adorna, adorno, adornos, Adrasto, Adresto, adunca, aduz, adverte, advertemse, adverteo, advertido, advirtam, aênea, Aênea, aêneo, aérea, aéreas, aéreo, Aerípede, Aerípedes, afã, afadigue, afaga, afagado, afagarem, afagava, afala, afalando, afama, afamada, afamado, Afamado, afamam, afanares, afanas, Afareu, afasta, Afasta, afastai, afastam, afastandose, Afastandose, afastar, Afastaramse, afastemos, afastes, afasto, afável, afeia, afeiam, afeiçoa, afeiçoe, afeito, Afeito, afeitos, afeleia, aferra, Aferramno, aferrara, aferrasse, aferventa, afervora, afervoram, afervoro, afeto, afiada, afiado, afianço, afiançou, afila, Afila, Afilemse, afinado, <text:soft-page-break/>afinal, afinco, afins, áfio, afirma, afirmam, afirmava, afirmo, afiúzam, afivela, afiveladas, afivelando, aflição, aflições, aflige, afligiam, afligida, afligido, afligilo, afligir, afligiste, afligite, afligiu, aflijas, aflita, aflito, Aflito, Aflitos, afluem, afluíam, afoga, Afoga, afogo, afoguear, afogueia, Afogueia, aforçurados, afouta, afoutes, afouteza, afouto, Afouto, afoutos, Afraca, afracalhe, afracara, afraque, afronta, afrontai, afrontar, afrontarias, afrontarte, afrontas, afrontava, afrontavam, afronte, afrouxa, afrouxalhe, afrouxam, afrouxando, afrouxariam, afrouxasse, afrouxe, afrouxeis, afrouxo, afugenta, afugentaesquadrões, Afugentamse, afugente, afugentem, afugentou, afuma, afunda, afundarse, afundase, afunde, afundilo, afundira, afundisse, agacha, agachados, agachavam, Agacles, Agamede, Agamêmnon, Agamemnônia, Agammenônia, Agapénor, agarra, agarraime, Agarrandolhe, agarremos, agarro, agasalhado, agasalhados, agasalharam, agasalhava, agasalho, agastado, agastados, agastarse, agastas, agaste, Agastenes, agastes, agastou, Agástrofo, Agáton, Agave, Agavo, ágeis, Ágeis, Agelau, Ageleia, Agenor, Agenório, agigantado, ágil, agilíssima, agilíssimas, agilita, agita, agitam, agitará, agitase, agitava, agitavas, Aglaia, agonias, agonizando, agora, Agora, agoura, agouras, agoureira, agoureiros, agouro, agouros, agra, agrada, Agradame, agradamte, agradar, agradara, agradável, agrade, agradeça, agradecelho, agradeceramte, agradouse, agras, agrava, agravada, agravar, Agravasme, agrave, agraves, agravo, Agravos, agredir, agregam, agregarse, agregou, agreste, agrestes, agride, Ágrio, agro, Agro, agros, Agros, água, Água, aguaceiro, aguarda, Aguarda, Aguardais, aguardam, Aguardam, aguardaria, aguardavam, aguarde, águas, Águas, <text:soft-page-break/>aguça, aguçada, aguçado, aguçar, aguçavam, aguda, agudíssimos, agudo, agüenta, agüentam, Aguerridas, aguerrido, Aguerridos, águia, Águia, aguilhada, aguilhoa, ah, Ah, ai, Ai, aí, Aí, ainda, Aipo, airosa, airosas, airoso, ais, Ajax, ajeitam, ajeitou, ajoelha, ajoelhado, ajoelhara, ajoelhase, ajoelhe, ajoelhouse, ajuda, ajudado, ajudadora, ajudados, Ajudame, ajudar, Ajudarei, ajudarme, ajudarte, Ajudarte, ajudarvos, ajudas, ajudem, ajudeme, ajudo, ajudote, ajunta, ajuntam, ajuntamento, Ajuntamse, ajuntara, ajuntaram, ajuntolhes, ajuntou, ajusta, Ajusta, ajustes, al, Al, al’arma, ala, Ala, alabastro, Alacmaon, alada, alado, alados, alaga, alagada, alagadas, alagado, Alalcomênia, alamedas, Alamse, alardeando, alardeia, Alardeias, Alarga, alargará, alargue, alarida, alarido, alaridos, alarma, alas, Alas, Alastor, Alastório, alastrado, Alastram, alaúde, alavancas, albergue, albinitente, albor, alça, Alça, alcáçar, alçada, Alçado, Alçam, alcança, Alcança, alcançálo, alcançam, Alcançaos, alcançar, Alcançará, alcançareis, alcançarme, alcanças, alcance, alcancemos, alçando, Alçando, Alcandro, alcantil, alçar, alçareis, alcatéia, Alcatôo, Alcelhe, alcemos, Alceste, Alcides, Alcimedon, Alcimo, Alcion, Alcmena, alçouse, alcova, aleando, Alectrion, alega, Alegenório, alegra, Alegra, Alegramse, alegrar, alegrará, alegraramse, alegrava, alegre, Alegre, alegres, alegria, aleia, aleija, aleijão, Aleio, aleivosos, além, Além, alenta, alentados, alentava, alente, alentes, alento, Alento, alerta, alertas, Alerte, Alésio, alesta, alestalhes, Alexandre, alfaias, alfanje, alfanjes, Alfeu, alfim, alga, algazarra, algemas, Algo, algosa, alguém, Alguém, algum, Algum, alguma, algumas, alguns, alheia, alheio, alheios, alhures, ali, Ali, aliado, aliados, aliança, Aliás, Aliba, alicerces, alidourada, aliespalmadas, aligeirada, alígeras, <text:soft-page-break/>alimenta, alimentálos, alimentarme, alimente, Alimentoume, alinha, Alinha, alípedes, Alípedes, alisa, Alísio, alivia, Aliviame, alívio, aljava, alma, almas, Almas, almeja, Almeja, almejando, almejas, almejavam, almejo, almo, Almo, almoça, almoçam, almoçar, Almoce, almoço, Aloidas, alojam, alojas, alojavam, aloje, Álon, alonga, alongar, Álope, alpestre, alquando, alqueive, alta, Alta, altanada, altaneira, altar, altas, alteia, Alteia, Alteiase, alteras, alterca, Alterca, altercando, alterna, alterosos, Altes, altibaixos, altifrecheiro, Altipotente, altipujante, altíssima, altíssimo, altíssimos, Altissonante, altíssono, Altíssono, altíssonos, altitonante, Altitonante, altiva, Altiva, altivas, altivo, Altivo, altívola, altivos, alto, Alto, altos, altriz, alturas, aluía, alumia, alumiava, aluno, alunos, alva, alvas, alvedrio, alveja, alvejantes, álveo, alverga, alvergue, alvíssima, alvitre, alvitres, alvo, Alvo, alvoraçado, alvorada, Alvoroçado, alvoroçados, alvorote, alvoroto, alvos, ama, Ama, amaciálo, amacie, amada, amado, Amado, amados, âmago, amaina, amainasses, amaine, Amaino, amam, amamentado, amamentados, amamentei, amamentou, amanhã, amanhado, amansálo, amansar, amante, amarga, Amargará, amargo, amargor, amargos, Amargosa, amarguras, Amarinceu, Amarineides, amaro, amarra, amarrada, amarrado, amarraime, amas, amaste, Amatia, amava, amável, Amazonas, ambas, ambicionava, ambiciosos, ambidestro, ambos, Ambos, ambrosia, ambrósio, Ambrósio, ameaça,</text:p>
      <text:p text:style-name="P1"><text:s/>Ameaça, ameaçadora, ameaçam, ameaçando, ameaças, Ameaçáveis, amedronta, amedrontarnos, amedrontas, ameia, ameiga, amena, ameno, amentos, ames, amestrado, amestrasse, amicíssimo, Amicíssimos, Amiclas, Amidon, Amídone, amiga, amigas, amigável, amigo, Amigo, amigos, <text:soft-page-break/>Amigos, Amintor, amiseras, Amisodar, amiúdam, Amiudamlhe, amiúde, amizade, amo, amoesta, amoestao, amolada, amolando, amolece, amolecia, amolenta, amolga, amolguem, amontoa, amontoada, amontoados, amontoando, amor, amores, amoroso, amorosos, amortecida, amou, amoua, ampara, amparar, amparares, amparas, ampare, amparo, ampla, amplas, amplexo, amplidúplice, amplíssimo, amplo, Amplo, amplocomados, amplocrinita, amplodominador, Amplodominador, amplofluente, Amplofremente, amploreinante, amplos, amuradas, ancas, Ancas, Anceides, Anceu, ancião, Ancião, anciãos, ancípite, âncora, âncoras, ancorouos, anda, Anda, andam, andando, andar, andasse, andava, andejas, Andremon, Andremônio, Andrômaca, anéis, Anéis, Aneja, anejas, Anejas, anel, anela, Anela, anelam, anelando, anelantes, anélito, anelo, Anemória, Anficlo, Anfidamas, Anfigênia, Anfímaco, Anfínome, Ânfio, Anfítoe, Anfitriônio, Ânforas, Anfotero, Angeia, angustia, angústia, angustiado, angustiam, angústias, anhos, anima, Anima, animada, animados, Animados, animais, animal, animam, animar, animarvos, Animase, animavam, ânimo, Ânimo, ânimos, animoso, Animoso, animosos, aninhava, anjo, ano, anojado, anojo, anos, anoso, Anquíalo, Anquíseo, Anquises, Anquisiada, Anquisíada, Anquísio, anseia, anseiam, Anseiam, anseio, ânsia, ânsias, ansiosa, Ansiosa, ansioso, Ansioso, ansiosos, ante, Ante, antebraço, antecedam, antecede, antecipouse, Antédona, Anteia, Antemion, Antenor, Antenórida, Antenóridas, Antenório, Antenórios, antepassaram, antepõe, antepor, antes, Antes, antessignano, Antessignano, antessignanos, Antífate, Antifo, Antífono, Antifos, antigas, antigo, antigos, Antíloco, Antímaco, antiste, <text:soft-page-break/>Antofônio, antoja, antolha, Antólico, Ântron, anua, anui, Anui, anuíste, anuiu, anular, anuncia, Anuncia, Anunciaime, anunciar, anunciarlhe, anuncie, anúncio, anunciou, anuviado, anuviador, Anuviador, anzol, ao, Ao, aonde, aos, Aos, apaga, apagam, apagando, apagaram, apagou, apague, apaguei, apagues, apalpa, apalpála, apanha, apanhado, Apanhalhe, apanham, apanharme, apanharte, apanhe, apaniguado, apara, aparadas, aparam, apararei, apareças, aparece, Aparecei, aparecem, aparecer, apareceu, aparelha, Aparelha, aparelhadas, aparelhado, aparelham, aparelhar, aparelhem, aparência, aparição, aparta, apartada, apartado, apartam, Apartamno, apartamse, apartando, apartar, apartaram, apartavam, apascentados, apascentam, apascentavam, apavora, Apaziguado, apaziguar, apeado, apeando, apearse, apeavam, apega, Apegamse, apeia, apeiamse, Apeiamse, apeiase, apelamento, apelidaram, apelidavam, apenas, apensa, apenso, aperta, apertado, apertam, apertaria, apertem, aperto, apesar, Apesar, Apeso, apessoado, Apetecias, apeteço, apetite, apetitosa, Ápia, apiadam, apiade, apiades, apinhados, apinham, apinhamse, Apinhamse, apinhoam, Apisaon, aplacálos, aplacam, aplacarte, aplainamos, aplanou, aplaque, aplaquei, aplaquem, aplaude, Aplaude, aplaudem, aplaudemte, aplaudira, aplauso, aplausos, aplica, aplustre, aplustres, apodas, apodreçam, Apodreçam, apodrece, apóia, Apóia, apoiado, apoio, Apolínea, Apolo, apoltronada, aponta, apontam, apontando, apontas, aportam, após, Após, aposento, apossam, apossavam, apossem, apostemos, apostos, apraz, apraza, aprazerte, aprazia, aprazível, apreciar, apreciava, Apregoai, apregoar, apregoavam, aprenda, Aprenda, aprendas, Aprendeste, apresaste, <text:soft-page-break/>apresenta, apresentam, apresentarás, Apresentase, apresente, apresentes, apresou, apressa, apressada, apressado, apressados, apressam, apresse, apressemos, apressouse, apressura, apressuram, apressurando, apresta, aprestam, Aprestamse, aprestar, apreste, aprestem, aprestos, aprica, apronta, aprontam, aprontar, Aprontase, aprontes, apropinqua, apropinquados, apropinquam, apropinquar, Apropínquase, apropinquava, apropínqües, apropinquou, aprouve, aprouveme, aprouver, aprova, aprovam, aprovamos, aprovaremos, aprove, aproveita, aproveitam, aproverme, aproxima, aproximam, aproximarse, aproximase, Aproximase, aproxime, aproximouse, Apseude, Apta, aptadas, apto, aptos, apunha, apures, aquece, aquecer, aquecessem, aquela, aquele, Aquele, aqueles, Aqueles, Aqueloo, aquenta, áqueo, Aqueu, aqueus, Aqueus, aqui, Aqui, aquieta, Aquieta, aquietam, Aquiles, aquilões, aquinhoou, aquinhou, Aquiva, Aquivas, Aquivo, Aquivos, aquoso, ar, ara, arado, aras, arauto, arautos, Arautos, árbitra, arbítrio, árbitro, arbóreo, arca, Árcades, Arcádia, arcado, arcando, arcano, arcanos, Arcanos, arcar, Arcesilau, archeiro, arciargênteo, Arcilícides, arciperito, arcipotente, Arcipotente, Arcirecurvos, Arcitenente, Arcitoo, arco, Arco, arcodeouro, arcodeprata, arcos, ardas, arde, Arde, Árdego, árdegos, Árdegos, ardelhe, ardeme, ardência, ardendo, Ardendo, ardente, Ardente, ardentes, arder, ardera, ardia, Ardiam, ardida, ardido, ardidos, ardil, ardilosa, ardiloso, ardis, ardor, árdua, Árdua, árduas, árduo, Árduo, árduos, Árduos, areia, areias, Areilico, Areito, arena, Arena, arenga, arengam, arengas, arengueiro, arenosa, áreo, ares, Aretírea, Areto, Argeiades, argêntea, argênteas, argênteo, argênteos, argentiarcheiro, <text:soft-page-break/>Argentiarcheiro, argentípede, Argentípede, argento, Argeu, Argeus, Argicida, Argissa, Argiva, Argivo, Argivos, argola, argólico, Argólida, Argos, argúi, argüilo, argúis, argüiste, arguo, argutas, arguto, Ariadna, árida, árido, aríete, Arima, Arion, Arisba, Arisbas, arma, Arma, armada, armado, armados, Armados, armadura, armam, armamse, Armando, armar, armara, Armarme, Armarse, armas, Armas, Armase, Armaste, armava, armavam, Armavamse, arme, armental, armento, armentos, armentosa, Armese, armipotente, armo, armouos, Arna, Arne, arnês, Arnês, arnesa, arnesada, arnesados, arnesar, Arnesase, arneses, Arneses, arneso, aro, aros, arqueia, arqueja, Arquejando, Arquéloco, Arqueptolemo, Arquíloco, arquiteto, arraiada, arraiais, arraial, arraiava, arranca, arrancada, arrancalha, arrancam, arrancar, Arrancar, arrancara, arrancaram, arrancarlhe, arrancarme, arrancastes, arranco, arrancolhe, arrancou, Arrancouma, arranharesme, arranque, arrasa, arrasadas, arrasando, Arrasando, arrasandonos, arrasar, arrasta, arrastadas, arrastálo, Arrastam, arrastando, Arrastando, arrastara, arrastes, arrear, arrebanha, arrebanhem, arrebata, arrebatada, arrebatado, arrebataime, arrebatam, arrebatara, arrebataram, arrebatastelhe, arrebatavam, arrebatoulhe, arrebatoume, Arrebatoume, Arrecadouse, arreda, arredados, arredam, Arredamse, Arredar, arredaram, Arredarás, arredava, arredes, arredondase, arredores, arrefeça, arreia, arreiam, arreiava, arreios, arremessa, Arremessa, arremessada, arremessaivos, arremessam, arremessando, arremessão, arremessavas, arremessei, arremesso, arremessos, arremetamos, arremete, arremetente, arremetera, arremetia, arremetida, arrepende, arrependeuse, Arrependida, arriba, arribam, <text:soft-page-break/>arribando, arribaram, arrimado, arrimados, arrimase, arrimo, arrimos, arrisque, Arrodelado, arroga, arrogância, arrogâncias, arrogante, Arrogante, arrogantes, Arroio, arroios, arroja, arrojados, arrojam, Arrojamse, arrojando, arrojar, arrojara, arrojarse, arrojaste, arrojo, arrojou, arrojouse, arromba, arrombando, arrombara, arrombemos, arrosta, arrostálo, arrostam, arrostandose, arrostante, arrostar, arrostares, arrostarnos, arrostarte, arrostas, arrostava, arrostemos, arrosto, arrostou, Arruinador, arruíne, Arsímoe, arte, Arte, artefata, artefatas, artefato, arteiro, Artemide, articula, artífice, Artífice, artifício, artificiosa, artificioso, artista, arúspice, Arúspice, arvora, Arvora, arvoram, árvore, árvores, Árvores, Arvorou, as, As, às, Às, asa, asada, asas, Asas, Ascálafo, Ascânia, Ascânio, ascende, ascendem, Asclepíade, asco, áscuas, asilaram, Asilate, asilo, Asine, asinha, Asio, Ásio, asno, Asopo, aspecto, áspera, ásperas, aspereza, asperge, Asperge, aspergem, áspero, Áspero, aspérrimo, aspersa, aspirando, Aspire, Asplédon, Assacalado, assado, assados, assalta, assaltadores, assaltados, assaltai, assaltam, Assaltando, assaltantes, assaltarem, assalteia, assaltem, Assaltemna, assalto, assaltos, assaltou, assam, Assam, assanha, assanhada, assanhadas, assanhase, Assáraco, assassinado, assassinálo, assassinou, assaz, Assaz, assecla, assédio, assegura, assegures, assele, assembléia, Assembléia, assemelham, assemelhas, assenso, assenta, assentadas, assentados, assentam, Assentam, Assentamse, assentaos, assentar, assentará, assentaram, assentarse, assentas, assente, assentei, assento, assentos, assentouse, asseteadas, asseteasse, asseteoume, assevera, asseveravas, assevero, assídua, assíduo, assim, Assim, assinalado, assinalaivos, <text:soft-page-break/>assinalei, assinalounos, assine, assista, Assistam, assiste, Assiste, assistem, assisteme, assistir, assistires, assistisse, assististes, assoberba, assoberbados, assoberbava, assoberbou, assobiando, assola, assolada, assoladora, assolando, assolar, assolarvos, assole, assolem, assoma, assomava, assombra, assombrados, assombro, assome, assume, Assumindo, assusta, assustados, Assustamse, assustas, assustes, assusto, assustoume, Astério, Asteropeu, Astíalo, Astianax, Astino, Astinos, Astíoque, Astioqueia, Astipilo, astro, astros, astutíssimo, astuto, ata, Ata, ataca, atacam, atada, atadas, atado, atados, atadura, atalaia, atalaias, atalha, atalhando, Atalhandolhe, atalhaos, atalharmos, atalhe, atalheis, atalhos, atálos, Ataos, ataque, ataques, atara, atarefa, Ate, até, Até, Ateado, ateava, ateia, ateiam, ateie, Atenas, atendas, atende, Atende, atendeime, Atendêlos, Atendeme, atender, atendes, Atendiam, Atenelau, atenta, Atenta, Atentai, atentar, atento, Atento, atentos, ateou, aterra, aterrada, aterrados, aterram, aterramos, aterraos, aterraste, aterres, aterro, aterrora, aterrouos, atesa, Atesa,</text:p>
      <text:p text:style-name="P2"><text:s/>atesteis, atesto, atiça, Áticas, Ático, atilho, Atimníade, atinge, atingirmos, Atínio, atira, atiradores, atiram, atiramse, Atirase, atirate, atire, atiroume, ativa, Ativa, atleta, ato, atônito, atônitos, atormentálo, Atormentame, Atos, atra, atracam, atrai, atraía, atraiçoar, atrair, atraíram, atras, atrás, Atrás, atrasado, atrasaram, atrase, atravessa, atravessam, atravessando, atravessarem, atravessava, atravesse, Atreu, atreva, atreve, atrevem, atreverá, atreveste, Atreveste, atreveuse, atrevido, atrevo, atribulado, Atrida, Atridas, átrio, átrios, atro, atroa, Atroantes, atropela, Atropela, atropelados, Atropelavam, atroz, Atroz, <text:soft-page-break/>atulham, atulhas, atura, aturam, aturavam, aturdir, aturem, aucípite, audácia, audacíssima, audacíssimo, audaz, Audaz, audazes, Audazes, Augeiada, Augeias, Augia, Augur, áugur, Áugur, áugures, augúrio, augúrios, augusta, Augusta, augustíssima, Augustíssimo, augusto, Augusto, augustos, Aulide, Áulis, aumenta, aumentando, Aumentando, aumentasse, aura, Auras, áurea, Áurea, áureas, Áureas, áureo, Áureo, áureos, Áureos, auriarcheira, auricomada, auricravado, auriga, Auriga, aurigas, Auripulcros, auritrônia, aurora, Aurora, auroras, ausência, ausentarse, ausente, Ausente, ausentes, auspicando, auspicantes, auspício, austero, Austero, Automedon, Autono, Autonoo, autor, Autor, Auxiliai, auxiliam, auxiliar, auxiliares, Auxiliares, auxilie, auxilies, auxílio, Auxílio, auxílios, avaliarte, avança, Avança, avançam, avançar, avançava, avance, avancem, avantajam, avantajava, avante, Avante, ave, Ave, avena, avenho, aventa, aventando, aventara, averigüemos, Avermelha, aversa, averso, aves, Aves, avexa, avezados, avezinhas, ávida, Ávida, Ávidas, Avidíssimo, ávido, Ávido, ávidos, avilta, aviltas, aviltre, avisa, avisar, avisem, aviso, Avisos, avista, Avista, avistála, avistam, avistando, Avistao, avistou, avito, aviva, aviventados, avivou, avizinha, avizinhes, avizinhouse, avô, avocálo, avós, avulta, Axilo, Áxio, azafamado, azafamava, azagaia, azedara, azeitonado, aziago, Aziago, Azida, azinhaga, azinhagas, azoinem, azuis, azul, azulada, azulados, azurragado, </text:p>
      <text:p text:style-name="P2"/>
      <text:p text:style-name="P23"><text:soft-page-break/>B</text:p>
      <text:p text:style-name="P2">baça, bacia, baco, Baco, báculo, bafeja, Bafeja, bafo, baforeira, bagas, baias, Bailam, Bailar, bainha, Baio, baixa, Baixa, baixamos, baixando, baixara, baixaram, baixarás, baixe, baixei, baixéis, Baixéis, baixel, Baixel, baixo, baixos, balam, Balam, balança, Balança, balante, balantes, balbucia, balbuciam, Balbuciante, balbúrdia, balda, baldados, baldarei, baldarse, balde, baldio, baldões, balhesta, Bálio, balofa, bálsamo, bálsamos, bálteo, bálteos, baluarte, bambas, banco, bancos, banda, bandeiras, bando, bandos, bane, Bane, banem, banha, Banhada, banham, banhando, banhe, banho, Banho, banhos, banquete, banqueteiam, banquetes, baque, baquear, baqueia, Baqueia, Baqueou, baralha, baralhase, barba, Barba, Bárbara, barbárica, bárbaro, barbas, barbudo, barda, bardo, barra, barranco, barras, Barras, barreira, barro, barulho, base, bases, basta, Basta, bastam, bastamos, Bastante, bastantes, bastão, bastarda, bastardo, bastas, Bastas, bastava, baste, bastem, basto, bastos, bata, batalha, batalhar, batalhas, batalhões, Batalhões, bate, Bate, Bateivos, batelhe, Batelhe, batem, batemlhe, batendo, Batendo, batendote, batentes, Batentes, bater, baterme, baterse, batia, Batiamse, Batícia, Baticles, batida, batidas, batidos, bazófia, Bazófio, beatos, beba, Beba, Bebe, bebeis, bebem, Bebem, bebendo, beber, Beber, bebes, bebia, bebida, Bebida, Bébis, beiços, beija, Beijalhe, beijo, beira, Beira, beiramar, bela, Bela, belacíssimo, belacíssimos, belas, belaz, Belaz, belazes, <text:soft-page-break/>beldade, beldades, Belerofonte, beleza, bélica, bélicas, bélico, bélicos, belicoso, belicosos, belígera, belígero, belígeros, Belipotente, belíssima, belo, Belona, belos, Belos, beloso, Beloso, belprazer, bem, Bem, bemaventurados, Bemcrinitos, benévola, benévolo, Benévolo, benignamente, benigno, Benigno, benquisto, bens, Beócia, Beócio, Beócios, berço, berra, berrador, berram, berrantes, berros, Bessa, bestunto, betado, bexiga, bezerra, Bianor, Bias, Biaurito, bico, bicôncava, bicudos, Bífidos, biforme, biga, Biga, Bigas, bigornas, bílis, bipenes, bipontudas, bipontudo, bipontudos, bisonho, bizarria, bizarro, bizarros, Bizarros, blandícias, blasfemar, blasfemava, blasona, blasonamos, Blasonar, blasonas, blasonavas, blasonáveis, blasone, blasono, boa, Boágrio, boas, boca, Boca, bocado, bocas, boceja, boda, bodas, Bodas, boi, boiadas, boião, boiavam, boieiro, bois, Bois, bojo, bojos, Bojos, bojudas, bola, boldrié, Boldrié, boléia, bolha, Bolha, bolhas, bolo, bolos, bom, Bom, bonito, bons, boquejar, boquejavam, borbota, borbotam, borbulham, borda, Bordado, bordas, bordava, bordo, Bóreas, Boros, Bóros, borrasca, Borrascosa, borrifam, bosque, bosques, bosta, bote, botes, Botes, bovina, bovinas, bovino, bovinos, Bovinos, Braba, braça, bracejar, braceletes, bracicândida, bracinívea, braço, braços, braçudo, brada, Brada, bradando, bradar, bradasse, bradava, bradem, brado, brados, bradou, Bradoulhes, bradoute, brama, bramando, Bramando, bramar, bramasse, brame, Brame, bramíeis, bramindo, Bramindo, bramou, branca, Branca, brancas, branco, brancos, branda, brandas, brande, Brande, brandida, brandíloquo, brandindo, brando, Brando, brandura, branqueja, branquejante, Branquíssimos, brasa, brasido, <text:soft-page-break/>brava, Bravas, bravatas, braveja, bravia, Bravia, bravíssimo, bravíssimos, bravo, Bravo, bravos, Bravos, bravosos, brecha, Brecha, brejos, brenha, brenhas, breve, Breve, breves, Briareu, brida, bridas, briga, Brigam, brigar, briguem, brigues, brilha, Brilha, brilham, brilhante, brilhantes, Brilhantes, brilhar, brilharás, Brilhaste, brilhava, brilhe, brilho, Brilho, brilhou, brincar, brincos, brindálo, brindaram, brindava, brinde, brindemos, brindes, brindou, brio, brios, briosa, brioso, Brioso, briosos, brisa, Brísea, Briseida, bronca, broncas, bronze, Bronze, brônzea, bronzeados, brônzeo, bronzes, broquéis, Broquéis, broquel, brota, brotam, Brotam, brotando, brotar, brotarem, bruços, bruna, brunidas, brunido, bruno, Brutal, brutas, bruto, Bruto, brutos, buco, Bucólida, Bucolion, bucos, Budeia, bufam, bulcão, bulha, Bulha, buliam, bulício, buliçosos, Buprásio, burburinho, Burburinho, burgo, burla, Burpásio, busca, Busca, buscálo, buscam, buscamno, Buscando, Buscandose, buscar, Buscar, buscarias, Buscas, busque, Busque, busquem, buxo, </text:p>
      <text:p text:style-name="P2"/>
      <text:p text:style-name="P24">C</text:p>
      <text:p text:style-name="P2"/>
      <text:p text:style-name="P2">cá, Cá, cabal, cabe, cabeça, Cabeça, cabeças, cabeceia, cabeceira, cabeço, cabeços, cabeleira, cabelo, cabelos, cabeludos, Cabeso, Cabete, cabide, cabo, Cabo, cabos, cabra, cabras, Cabras, cabreiro, cabresto, cabritos, caça, caçador, caçadora, caçadores, caçam, caçar, cachaço, <text:soft-page-break/>cachaçudos, cachinada, cachorra, cachorros, Cachorros, cachos, cada, Cada, cadáver, cadáveres, cadeia, cadeias, cadeira, cadência, cadente, cadimo, cadmeios, Cadmeios, caem, Caem, cães, Cães, cães…, cai, Cai, Caí, caia, Caia, caía, caiam, caiba, cãibas, caída, caído, Caído, caindo, caio, cair, cairá, caíra, caíram, cairão, caíres, caíssem, Caístro, caiu, Caiu, caiute, caixa, caixas, cala, Cala, calada, calam, Calamse, Calar, Calate, calca, calça, Calça, calcada, calcam, calcando, calcanhar, calcanhares, calcaram, Calcas, calcavam, Cálcis, Calcodôncio, Calcon, caldeira, caldeirão, caldeirões, Caldeirões, cale, caleça, Caleça, Calésio, Caletor, Caletóride, calhau, calhaus, Calianassa, Calianira, Calíaro, Calidnas, cálido, Cálidon, Calidona, caligem, Caligem, calma, Calmelhe, calmo, calores, calou, calouse, Calouse, calte, cama, câmara, camarada, Camarada, camaradas, câmaras, camarim, camarins, camas, cambapé, cambas, cambeia, camilhas, caminha, caminham, caminhas, caminhavam, caminho, caminhos, Caminhos, Camiro, campa, campanha, Campeador, campeão, campeia, campeões, campina, Campina, campinas, campinos, campo, camponeses, campos, cana, canas, Candente, cândidas, candidíssimo, cândido, candor, caneiros, caneleiras, cangirões, caniçalha, caniçoso, canistréis, canora, canoro, Canoros, cansa, cansaço, cansada, cansadas, cansado, Cansados, cansais, cansarão, canta, cantam, Cantame, cantar, cantava, cantiga, canto, cantos, Cantos, cão, Cão, capa, Capa, capacete, capacetes, Capaneio, Capaneu, capaz, Capaz, Cápis, capitães, capital, Capitaneiaos, capitânia, capitão, Capotes, capriches, Capricho, caprichoso, caprino, Caprino, capro, captarem, cara, Cara, caracteres, caras, carcás, cárcere, cardadeira, Cardâmile, cardume, cardumes, <text:soft-page-break/>carece, careciam, Cares, Careso, carga, cargas, cargo, Cária, carícias, carinhosa, Cáris, Caríssimos, Caristo, carmesins, carnagem, carne, carneiro, carneiros, carnes, Carnes, carniça, carniceiro, carniceiros, carnívora, carnívoro, caro, Caro, Caropo, caros, carpe, Carpemse, carpese, carpida, carpidas, carpindo, Carpindo, carpindose, carpinteiro, Carpinteiro, carpir, carpiram, carpo, carreála, carrear, carrega, carregado, Carregado, carregam, Carregam, carregando, carregaramse, carregarte, Carregase, carregasse, carregue, carreie, carreies, carreira, carreiro, carretam, carretar, carro, carroças, carroções, carros, carvalhal, carvalho, carvalhos, Carvalhos, cãs, casa, casas, casca, casco, cascos, caso, Cason, Casou, Cassandra, casta, Casta, castas, castelo, castelos, Castianira, castiga, castigais, castigam, castigas, castigo, castigos, castíssimas, casto, Castor, cativa, Cativa, cativara, cativas, cativo, Caucomes, cauda, Caudilha, caudilho, causa, Causa, causara, causasse, Causoulhe, cautela, Cautela, cauteloso, cautelosos, cauto, Cauto, cava, cavaleiro, cavaleiros, Cavaleiros, cavalgar, cavalo, cavalos, cavam, cavas, caverna, Cavese, cavo, cavos, Ceades, ceados, cear, cearemos, cebola, Cebrion, Cecrópios, Ceda, cedase, Cedase, cede, Cede, cedem, Cedem, cedendo, Cedendo, ceder, Cederemos, cedeu, cedo, Cedo, cedrina, cédula, ceemos, Cefalenses, Cefísio, Cefisso, cega, cegava, cego, Cego, Cegos, cegou, cegue, ceia, Ceia, ceiamos, Ceias, ceie, ceifa, ceifando, ceife, ceifeiros, Céladon, celebrada,</text:p>
      <text:p text:style-name="P1"><text:s/>celebradas, celebraram, celebrarmos, celebrasse, celebre, Célebres, celerípede, Celeríssimo, celérrima, celérrimo, Celérrimo, celeste, Celeste, celestes, Celestes, celeuma, celícola, Celícola, celícolas, Celícolas, celsa, celsas, celso, <text:soft-page-break/>celsos, cem, Cem, cena, cenas, Ceneu, cenho, Cenides, censura, censuras, censuro, Centauros, centeio, Centimano, cento, centro, centúplice, cepo, Cerano, cerca, Cerca, cercado, cercadores, cercam, cercamno, Cercamno, cercando, Cercando, cercantes, Cercao, cercarme, cercava, Cerce, Cérceas, Cerceialhe, cerceoulhe, cerco, cerdas, cerdo, Cerdo, cereal, cerebelo, cérebro, Cereno, Ceres, cerimônia, Cerinto, cerra, Cerra, cerrações, cerrados, cerraivos, cerram, Cerram, Cerramse, cerrava, Cerrese, Cersidamas, certa, certame, Certamente, certeiro, certeza, certíssimo, certo, Certo, Certos, cérula, cerúlea, cerúleas, cerúleo, Cérulo, cervato, cerviz, cervizes, cervo, Cervo, cervos, cessa, Cessa, cessada, cessai, Cessais, cessando, cessará, Cessas, cesse, Cesse, cessem, Cessem, cessemos, Cessemos, cesso, cesto, Cetáceos, cetrado, Cetrados, Cetrígero, cetro, Cetro, cetros, céu, Céu, céus, Céus, cevada, cevado, cevando, cevarás, cevareis, cevarse, cevas, ceve, Ceve, ceves, cevo, chacais, Chacais, chaços, chaga, Chagado, chagas, chama, Chama, chamada, chamado, chamados, chamam, Chamam, chamando, chamar, chamaram, chamaremos, chamarme, chamarvos, chamas, Chamate, chamei, Chameja, chamejam, chamem, chamete, chamo, chamou, chamoua, Chamoume, chanfrado, chão, chapas, charlator, charrua, Chasqueia, chatins, chave, chaveta, chefe, chefes, Chefes, chega, Chega, chegada, chegadas, chegados, Chegados, chegam, Chegamse, Chegando, chegar, Chegar, chegaram, chegarem, Chegase, chegate, Chegate, chegouse, chegue, cheia, cheias, cheio, Cheio, cheiro, Chicotas, chicote, Chicoteiaos, Chipre, chocamse, chofre, chofres, choque, choques, chora, Chora, chorado, choram, Choramingando, Choramno, chorando, <text:soft-page-break/>Chorando, chorar, chorarão, choraremos, choras, Choras, chore, choremos, choro, Choro, choros, chorosa, choroso, Choroso, chorosos, Chorote, choupa, choupo, chove, chovem, chover, choviam, chuça, chumbo, chupa, Chupa, Chupamlhe, chusma, Chusmas, chuva, chuvas, chuveiro, chuveiros, cibato, Cicia, Cicones, Cicônio, cidadão, cidadãos, cidade, cidade…, cidadela, cidades, ciência, ciente, cientes, Cifo, cifra, cifras, cigarras, Cila, cilada, ciladas, Cilênias, Cilênio, Cilícia, Cilícios, cima, cimeira, cimeiras, Cimíndis, cimo, Cimódoce, cimos, Cimótoe, cinco, cinge, Cinge, cingiam, cingida, cingilo, cingindo, Ciniras, Cino, cinqüenta, Cinqüenta, cinta, cintas, cintila, Cintila, cinto, cintura, cinturão, cinza, cinzas, Cioso, Ciparessenta, Ciparisso, cipo, Cípria, Ciprina, ciranda, circo, circula, circulando, circular, círculo, circunda, circundado, circundam, circundaram, circunfuso, circunfusos, Circunsoa, circunspecto, circunstantes, Ciro, Ciros, ciscase, cisnes, Cisseide, Cisseu, cítara, Cítara, cítaras, Citera, Citério, Citoro, clade, clama, Clama, clamasse, clamava, clame, Clâmide, clamor, clamoroso, clamorosos, clamou, clandestinos, clangor, clara, claras, claridade, claro, Claro, claros, Claros, claustro, clausurados, claviargêntea, Claviargêntea, claviargênteo, clavícula, Cleóbulo, Cleona, Cleópatra, Clício, Climene, Clitemnestra, Clito, Clitomedes, Clônio, Cnosso, côa, Coadjuvemte, coalha, cobarde, cobardes, Cobardes, cobardia, coberta, coberto, cobertores, cobertura, cobiçados, cobiçam, Cobiçando, cobiças, cobiçoso, cobra, cobrando, cobre, Cobre, cobrem, Cobremnas, cobria, cobrir, cobrirme, cobriu, cobro, cocar, cocares, coche, Coche, cocheiro, cocheiros, coches, Coches, cogita, Cogita, cogitando, cogitar, cogitas, cogitava, Coíbe, <text:soft-page-break/>coibias, coibiu, Coifa, coira, coisa, coitada, coitado, colares, colchões, coldre, Coldre, cole, cólera, colérico, coles, colguei, colha, colhas, colhe, colhem, colhendo, colher, colherse, colheu, colhi, colhidos, coligados, colilongos, colina, colmilhos, colo, colo., coloca, colocam, colocaram, Colocase, colocou, colocouse, Colona, colono, colonos, colóquios, columbosa, coluna, colunas, com, Com, coma, comada, comado, comados, comam, comanda, comandam, comandar, comandea, comante, comantes, Comantes, combatamos, combatas, combate, Combate, combatêlo, combatemos, combatendo, combatentes, Combatentes, combater, Combater, combatera, combateram, Combateremos, Combatermos, combates, combatia, combatiam, combatida, combatido, combato, combinam, combinar, comborça, combusta, combustas, Combusto, combustos, Combustos, começa, Começa, começam, começando, comece, começo, Comedirte, comem, Comemoráveis, comendo, comendose, comenos, comer, comerte, cometa, Comete, cometea, cometeras, cometesses, comeu, comi, comiam, comida, comidos, comigo, Comigo, Comilitões, cominas, Comiserado, comiserase, comisere, comiserouse, comitiva, Comna, como, Como, cômoda, Comota, Comoto, comova, comovas, comove, comovêlo, comover, comoveuse, comovido, Comovido, compactas, compadece, Compadecendose, compadeces, compadecido, compaixão, companha, companheiras, companheiro, Companheiro, companheiros, comparasse, comparece, compares, compartiu, compassiva, compassivo, compele, Compele, compelia, compelidos, compelir, compensa, compete, Competia, Completa, completas, completo, Completo, Compõem, compor, comporemos, composto, <text:soft-page-break/>comprai, compram, comprava, compraz, comprazem, comprazeme, Comprazendo, comprazer, comprazerse, compreende, compreender, compreendeste, comprime, comprimindo, compro, comprouo, comprovarão, compunge, Compunha, computados, comum, Comunicame, comuns, Comuns, côncavas, Conceba, concebe, concebendo, concebera, concebeu, Concebeuos, concebo, conceda, concede, concedea, Concedeme, conceder, concederá, concederei, concedete, Concedeulho, concedeute, concentra, concentres, concentrouse, concerta, concha, conchas, Conchegada, concidadãos, concilia, Conciliado, concionando, conciso, concita, Concita, Concitando, concitou, conclui, Conclui, concluirse, concorda, Concorda, concordar, concordares, concordarse, concorde, Concorde, concordes, concordo, Concordo, concorram, concorre, côncovas, concúbito, conculcar, concurso, Condenando, Condeno, condensa, condensados, condescendente, condescendo, condição, condigna, condoído, Condoído, condulo, condutor, conduz, Conduz, conduza, conduze, conduzem, conduzindo, conduzir, conduziram, conduzisses, Conduziute, cones, confere, Confessamolo, confessamos, confesse, confesso, confia, Confiado, confiando, confiarse, confins, confio, confirma, confirmes, conflito, Conflito, conflitos, conforma, conforme, Conforme, Conformes, conforta, confortam, conforto, confrangia, confrangilo, confunde, confundidas, confundido, confundindo, confusão, confuso, Confuso, congraçado, congraçados, congraçálos, Congraçálos, congraçarnos, congraço, congregados, congregando, congregarse, congregouse, congregue, congresso, conheça, conhece, conhecêla, conhecêlo, conheceme, conhecendo, <text:soft-page-break/>Conhecendo, conhecer, Conhecereis, conheces, conheceste, conheci, conhecia, conheço, Conheço, Conheçoo, conjector, conjugal, cônjuge, Cônjuges, conjunto, conjuntos, conjuro, conluiou, conosco, conquistados, conquistamos, conquistar, consagrada, consagraram, consagre, consagrou, consangüíneos, consciência, consegue, conseguem, conseguido, conseguilos, conseguirão, conseguiu, conselheiro, Conselheiro, conselheiros, conselho, conselhos, consente, Consente, consentem, consentes, consentimos, consentir, consentirá, Consentireis, conservála, conservao, conserve, conserves, considera, Considera, Considerando, consigamos, consigo, Consigo, consintas, consiste, consócio, consócios, consola, consolálo, consolando, consolar, consolaria, consome, consomes, consorte, Consorte, consortes, conspecto, conspícuos, consta, constância, Constância, constante, Constante, constar, constelações, consterna, consternado, consternados, Consternaos, consternes, constituíram, constrangem, constrangerme, constranges, Constrangido, constrangidos, constranja, constranjas, constritos, construída, construídos, construíram, consulta, consultar, consultaremos, consultarme, consultas, consulte, consultemos, consultivo, consulto, consuma, Consuma, consumado, Consumado, consumam, consumas, Consumem, consumido, consumir, conta, Conta, contágio, contai, Contais, contálo, contam, contamine, Contanto, contas, Contava, contavas, Contavas, conte, contêlo, Contém, Contêmlhe, Contempla, contemplálo, contemplando, Contemplando, Contemplandoos, contemplava, contenda, Contenda, contendamos, contendas, contendedores, contendem, contendemos, contendendo, contender, contendia, <text:soft-page-break/>contendo, Contendo, contendores, Contenha, contentarte, contente, Contente, contentem, contentes, contentíssimo, Contentíssimo, contento, conter, conterem, conterlhe, contes, contesta, conteste, contestou, conteve, Conteve, contevelhe, contido, contigo, Contigo, contíguas, Contíguas, continente, continha, Continha, continham, contino, continua, continue, contínuo, contínuos, Contínuos, conto, contorcerse, contorcido, contornos, Contou, contra, Contra, contrai, contramestres, contrária, contrariálo, contrariar, contrário, contrários, contrastam, contrastar, contrastara, contrastarnos, Contratamos, contravir, contrista, contristado, contristados, Controverte, contudo, contundindo, conturbam, conturbando, convém, Convém, convêm, convence, convencerás, convencido, conversando, Conversando, conversavaos, convertendo, convertera, convés, Convexas, convexo, convício, convícios, convida, convidados, convides, convirá, convites, conviva, convivas, convive, convívio, convizinhas, convoca, Convoca, Convocada, convocados, convocar, Convocar, convocas, Convocas, convoques, convosco, Convosco, Convulsa, Convulsos, Coon, coorte, copa, copado, copados, Copas, Copéo, cópia, copinho, copo, copos, cor, coração, Coração, corações, coraçudo, coragem, Coragem, corajosas, corajoso, corça, corcéis, Corcéis, corcel,</text:p>
      <text:p text:style-name="P2"><text:s/>corços, corçozinho, corçozinhos, corda, cordas, cordato, Cordato, cordeira, cordeirinho, cordeirinhos, Cordeirinhos, cordeiro, Cordeiro, cordeiros, Cordeiros, cordel, cordura, Coreia, coreias, cores, Corinete, Coríntio, Corinto, corisca, cornígeros, cornípedes, Corniso, corno, cornos, coro, coroa, coroada, coroadas, Coroadas, Coron, Coroneia, coroou, corpo, Corpo, corpos, Corpos, corpulenta, <text:soft-page-break/>corpulento, corpulentos, corra, Corra, corre, Corre, corredor, corredores, Corredores, correeiro, correia, correm, correndo, Correndo, corrente, correões, correr, Correr, correram, Correram, correrias, corria, corro, Corro, corrobora, corroboram, Corrobore, corruptos, corsoletes, corta, Corta, cortada, cortado, cortar, Cortar, Cortaremse, cortarnos, cortava, corte, cortejálo, cortês, Cortês, Corteses, cortesia, cortiçoso, cortinas, Cortou, cortoulhe, corusca, coruscante, coruscantes, coruscar, Corvos, Cós, Coseo, Cosese, cosido, Cosido, costa, costados, costas, Costas, costeira, costelas, Costumas, cotejo, cotovelo, cotovelos, coube, Coube, Coubelhe, coubera, coura, couraça, couraças, couro, couros, Couros, cova, covarde, covil, coxa, coxas, Coxas, coxeando, coxo, cozinha, Cranaé, crânio, Crápato, crassa, Crástino, cratera, Cratera, crateras, crava, cravalhe, cravarás, cravos, crê, crebro, crebros, crêem, Crêem, creio, Creio, crêlo, crême, crenado, crendo, Crendo, Crendote, Creôncio, Crepita, crepúsculo, creras, Creras, crerem, cresça, cresce, Cresce, Crescem, crescendo, Crescendo, crescia, crescida, Crescido, Cresmos, crespas, Créssio, Créssios, Cresso, crestadores, Creste, Creta, Cretense, Cretenses, Créton, creu, cria, criadas, criado, Criado, Criados, criam, críamos, criança, crianças, criancinha, Criancinha, criar, criara, criaram, Criaramse, crias, criaturas, crido, criei, criem, crime, crina, crinas, Crinas, Crinicérulo, criniflava, criniluzente, crinipulcra, Crinipulcra, crinipulcras, crinipulcro, crinipulcros, crinita, crinitos, crino, criou, crioume, Crioute, Crisa, Criseida, Crises, Crisotêmis, Crissa, crista, Crista, cristado, Cristado, cristalina, cristalino, crócea, cróceas, Crocílio, Crômio, Crómis, cru, Cru, crua, Crua, cruas, <text:soft-page-break/>Crudelíssimo, crudívoros, cruéis, cruel, Cruel, cruelmente, cruenta, cruentada, cruentas, cruento, cruentos, crueza, cruíssima, cruíssimas, cruor, Cruor, crus, Crus, cruza, Cruzamse, Cteato, cúbito, cúbitos, cubra, Cubrame, cuida, Cuida, cuidado, cuidados, cuidadosas, cuidadosos, cuidam, Cuidam, cuidando, cuidas, Cuidas, cuidava, cuidavas, Cuidei, cuides, cuidese, cuido, Cuido, cuidosa, cuidosas, cuidoso, cuidosos, cuja, Cuja, cujas, cujo, Cujo, cujos, Cujos, culpa, culpada, culpado, culpados, culpas, culpo, Cultivam, culto, Cumbo, cume, cumeeira, cumes, cumioso, cumpra, Cumpra, cumpramos, cumpre, Cumpre, cumpres, cumpri, cumpria, cumpridos, cumprilas, cumprilos, cumprindo, cumprir, cumprirem, cumprires, cumprirse, cumulado, Cumulais, cumulam, cumule, Cumulem, cumules, cumulou, cunhada, Cunhada, cunhadas, cunhado, cúpreo, cuquiada, cura, Cura, curam, Curam, curas, curava, cure, Curem, cures, Curese, Curetes, cúria, cúrias, curo, curou, currais, curral, curso, cursor, Cursor, cursores, curta, curte, Curti, curtia, curtido, curtindo, Curtir, curtiu, curto, Curto, curva, curvam, Curvanos, curvar, curvara, curvarme, curvas, curvase, Curvate, curve, Curveo, curvo, Curvo, curvos, Curvos, cúspide, cuspindo, custa, custado, custo, custódio, custódios, cutelo, cútis, Cútis, </text:p>
      <text:p text:style-name="P2"/>
      <text:p text:style-name="P25">D</text:p>
      <text:p text:style-name="P2">d’agora, d’água, D’água, d’além, D’além, d’alva, d’ante, d’antes, d’aura, d’áurea, d’Eetion, d’elmo, d’elmos, D’então, <text:soft-page-break/>d’Etion, d’Ílio, d’Imbro, da, Da, dá, Dá, dada, dadas, dádiva, Dádiva, dádivas, dado, dagora, dai, dála, Dálhe, dálhes, dali, Dali, dama, damas, Dâmaso, Damastório, dáme, Dáme, Dana, Dânao, Dânaos, dança, dançam, dançante, danças, dano, Dano, danos, dános, danoso, Danou, Dante, dantes, Dantes, dão, Dão, daquela, daquele, daqui, Daqui, dar, dará, Dará, Darda, Dardanas, Dárdanas, Dardânia, Dardânias, Dardânida, Dardânidas, Dardânio, Dardânios, Dárdano, Dardanos, Dárdanos, Darde, dardeja, dardejando, dardejar, dardejo, Dardem, dardo, Dardo, dardos, Dardos, dardou, darei, Dares, dariam, darias, darlhe, darme, darmos, Darteá, Darvos, das, Das, dás, Daulida, dava, davam, de, De, dê, dealbando, debaixo, debalde, Debalde, debandada, debandamse, debatam, debate, debaterem, debates, debatiam, débeis, debelam, debelar, debelo, debelou, débil, Débil, debruça, debruçado, debrum, debruns, debulha, debulhase, decano, decantaste, decente, decepa, decepada, Decepada, decepalhe, decida, Decida, decide, Decide, decidido, décima, Décima, décimo, declarai, declaraime, declaraimo, declaro, Declarote, declarou, Declaroute, declinar, Decliva, declive, decoro, Decoro, decorreram, Decorridas, decotar, decretos, décuplo, decúrias, dedáleo, Dedáleo, dedáleos, Dédalo, dedilhar, dedirrósea, dedos, dêem, Dêemte, defenda, defendam, defende, defendêlas, defendêlo, defender, Defender, defenderme, defenderse, defenderte, defendiam, defendo, defensa, defensão, defensor, defensores, defesa, defeso, definha, definho, defraudado…, defronte, defunto, Defunto, defuntos, degola, degolada, degolado, degolam, degolarte, degole, dei, déia, déias, Deicoon, deidade, deidades, Deifobo, deiforme, Deiforme, Deioco, Deiopite, Deipilo, <text:soft-page-break/>Deipiro, deita, Deita, Deitado, deitálas, deitam, Deitam, Deitamse, Deitao, deitar, Deitar, deitarmos, deitarse, deitavase, deite, deitemos, deito, deitouse, deixa, Deixa, deixaime, deixam, Deixam, deixando, Deixando, Deixao, deixaos, Deixaos, deixar, Deixar, deixara, deixardes, deixaremos, Deixaremos, deixarlhes, deixarte, deixaste, Deixaste, deixava, deixe, Deixe, deixei, deixeite, deixem, Deixemolo, deixes, deixo, deixou, deixoume, dela, Dela, dele, Dele, deleita, Deleitase, deleitava, deleitavam, Deleites, deleitese, deles, Deles, Delfim, delgadas, deliberam, deliberar, deliberas, delibere, Deliberemos, delicada, delicadas, delícias, delidos, Délio, Deliras, delírio, delubro, demais, demarcavam, demente, dementes, demisso, demite, Democoonte, demolem, Demoleon, Demolir, demônio, demora, Demora, demoras, demoreis, demores, demoro, demos, Demouco, demovam, demoverse, denega, denegrido, denigre, Denigre, denodado, Denodado, denodados, denodo, Denodo, denominam, densa, densados, densas, denso, densos, dente, dentes, dentre, dentro, Dentro, depare, depende, dependura, depõe, depois, Depois, depôlo, depondo, depôs, deposto, Deposto, depreca, Depreca, deprecai, deprecam, deprecamlhe, deprecando, deprecar, depredada, depredadora, Depredam, deprequemos, depressa, Depressa, deprimilos, depuseram, deputa, der, dera, Dera, deram, derem, derradeiro, derrama, Derrama, derramam, derramamselhe, Derramandose, derramase, derramou, derredor, derreterse, derriba, Derriba, derribadas, Derribado, derribados, derribam, Derribaos, derribar, derribarte, Derribaste, derribe, Derribei, derrocado, derrocar, Derrocar, derrocará, Derrocavam, derrota, <text:soft-page-break/>Derrota, derrotada, derrotadas, derrotando, derrotar, derrotassem, derrotastes, derrotavam, Derrui, derruído, derruindolhe, dês, Dês, desaba, desabafa, Desabafo, Desabará, Desabaria, desabasse, desabe, desacatara, desafia, desafie, desafio, Desafogada, desafogara, desafogarmos, desafogo, desafronta, desagrado, Desagravar, desagravo, deságua, Deságua, Desalma, Desalmado, desalmálo, desampara, desamparado, desamparas, desamparaste, desampare, desamparo, desanda, Desanimamse, desânimo, desaparece, Desaparece, desapareces, desaprove, desarma, Desarma, desarmálo, Desarmálo, desarmam, Desarmaos, desarmarse, desarreiga, desarreigam, desastrada, desastrado, desastre, desastres, desastrosa, Desastroso, desata, Desata, desatada, desatam, Desatemse, desatendeste, desbainhe, desbarata, desça, Descai, descaixa, desçam, descamba, descansa, Descansa, descansam, descansavam, descanse, descanso, descarna, desças, desce, Desce, descende, descendência, descendo, descerá, desceram, descerem, descerram, descerrara, descerre, desces, descesse, desceu, desci, descia, desço, descoberto, descobre, descobrem, descobres, descobrese, descobrisse, Descobriulhe, descoco, Descompassado, desconcertam, desconfia, Desconhecera, desconto, descora, descorado, descose, descubro, Descubro, descuidarse, descuido, descuidoso, descuidou, Desculpo, desd’ontem, desde, Desde, desdém, desdenha, desdenhes, desdenho, desdenhoso, desditas, desdobrar, desdouro, deseja, desejado, desejamos, desejando, Desejando, desejas, desejaste, desejavam, deseje, desejo, desejos, desejosos, Desejosos, desejou, desembarcam, Desembarcando, desembarcavam, desembestados, <text:soft-page-break/>desempenhar, desencalhar, Desencontrando, desencontro, Desencostados, desenho, Desenlaçado, desenlaçarlhe, desentope, Desentranhalhe, desenvoltas, desenvolto, deserta, Desertando, desertasses, desertores, desespero, desfaça, desfalcálo, desfalcarem, desfalece, Desfalece, desfaleceis, Desfalecem, desfalecera, desfalecido, Desfalecido, desfaleço, desfavor, desfaz, Desfaz, desfazer, desfecha, Desfecha, desfecham, desfeche, desfecho, desfechou, desfeito, desfeitos, desfêlos, desfere, desferia, desferida, desferir, desfez, desfilada, desfilam, desforrem, desfrute, desgosto, Desgostoso, desgostosos, desgraça, Desgraça, Desgraçado, designado, desígnios, desiguais, desimpedidas, desista, desiste, desistimos, desistiram, desjunge, desjungem, desjungidos, Desjungidos, desjungindo, desleais, desleixa, Deslembra, deslembram, deslembre, deslembremos, deslembres, deslembro, desliga, deslindarmos, desliza, deslizando, deslizar, desloca, Deslumbra, deslumbrante, desmaiada, desmaiado, desmancha, desmantelam, desmedido, desmente, desmentisse, desmontado, desmontados, Desmontamse, desmorona, Desmorona, desmoronar, desnuda, desonra, desonrálo, desoras, despacha, despaches, desparece, desparge, desparze, despe, Despe, despedaçam, despedaçar, despedaçou, despede, Despede, despedem, despedeos, despedidos, despedirme, despedirte,</text:p>
      <text:p text:style-name="P3"><text:s/>despediu, despega, Despega, despeitados, despeito, despeitosa, despeitosos, Despeja, despejar, Despelhe, despem, Despemlhe, despenha, despenhado, despenhados, despenham, despenhou, despenseira, Despenseiros, desperta, despertalhe, despertar, despertares, Despertemos, despertes, Desperto, despia, despiciendos, <text:soft-page-break/>despido, despiedosa, despiedoso, despilas, despilo, despir, Despir, despirte, Despiulhe, despoja, despojado, despojálo, despojam, despojar, despojaram, despojaremme, despojas, despojaste, despojava, despojo, despojos, Despojos, despojou, desposórios, Desprazme, desprega, Desprega, despregar, desprende, Desprende, desprendendo, desprendes, Desprendio, Despreza, Desprezamte, desprezas, desprezasse, desprezei, desprezeis, desprezem, desprezo, desprouve, dess’alma, Dessa, desse, Desse, Desseca, dessedenta, desseque, desses, Desses, dest’alma, desta, Desta, destacado, destampando, Destapando, destarte, Destarte, Destas, deste, Deste, destemido, destemidos, destes, Destes, destinas, Destinava, destino, Destino, destinou, destoja, destojou, Destorroando, destra, destranca, destrancadas, destras, destreza, destro, Destro, destroçados, destroçava, destroço, destrói, destros, Destros, destruam, destruída, Destruída, destruíla, Destruíla, destruir, destruíram, destruíssem, destruiu, destrutor, Desunirme, desusado, desvaira, desvairados, desvairo, desventura, desvia, desviado, Desviamse, desviandoa, desviandose, desviar, Desviate, desviou, dête, detémos, deter, determinaram, determinemos, Deterte, detestando, detesto, detido, detidos, detinha, Detinha, Detor, detrás, deturpa, deturpando, deu, Deu, Deucálida, Deucálide, Deucalion, Deulhas, deulhe, deume, Deunos, deus, Deus, deusa, Deusa, deusas, deuses, Deuses, deute, Deute, Devagar, devaneias, devaneios, devas, devastála, devastam, devastar, devastei, deve, Deve, devemos, dever, devera, devia, devida, devo, Devo, devolvidos, devora, Devora, devorado, devorar, devorem, devores, Dexamene, Dexíada, dez, Dez, dezeno, Dezenove, dezesseis, dia, Dia, <text:soft-page-break/>diafragma, Dial, Diana, diante, Diante, dianteiras, dianteiros, Diariamente, dias, dictério, dictérios, Diferem, difícil, difundiu, diga, digam, digas, digira, digna, Digna, dignamente, digno, Digno, dignos, digo, Digo, dilacerado, dilaceram, dilacerarme, Dilatar, dileta, Diletíssimo, dileto, diletos, diligente, diligentes, Diloão, dilúvio, dimana, Dimas, Dinamene, Dio, Diocleu, Diomeda, Diomédea, Diomédeo, Diomedes, Dione, Diores, Diório, direi, direita, Direita, direito, Direito, direitos, dirige, Dirige, dirigisse, dirigiste, Dirijome, dirteão, discerne, discernes, Discerni, discirno, disco, díscolos, discordarem, discordas, discorde, discordes, Discordes, discórdia, Discórdia, discórdias, discorras, discorre, discorrem, discorrer, discorres, discreta, discreto, Discreto, discrime, discursa, Discursais, discursam, discurso, discursos, discussões, discutiam, disfarça, Disfarçada, disfarçado, disforme, Disinor, dispa, dispam, dispamos, dispara, Dispara, disparam, Disparava, dispare, disparei, disparo, dispensálo, dispersa, dispersado, dispersando, dispersar, dispersos, dispõe, dispor, disposta, dispostos, dispote, disputa, disputam, Disputamlhe, disputar, Disputar, disputarnos, Disputas, disputase, disputavam, Dispute, dissaboreia, disse, Disse, disselhe, Disseo, disseras, dissesse, disseste, dissipa, disso, dissolve, dissolvem, dissolverte, dissolvidos, dista, distam, distante, Distante, Distantes, distava, distingo, distingue, distinguia, distinguiam, Distinguirás, distinguires, distintos, Disto, distraíste, distribua, distribuindo, distúrbio, dita, Dite, dito, Dito, ditos, ditosos, Ditosos, diurna, diva, diversa, diverso, Diverso, divertem, divertiamse, dividem, Dividese, divididos, dividimos, dividindo, dividir, dividiram, dividirmos, divina, divinais, divinal, divinas, Divinas, <text:soft-page-break/>divindade, divindades, divino, Divino, divinos, divisa, Divisa, Diviso, divo, Divo, divos, diz, Diz, dize, Dize, dizem, Dizem, dizendo, dizerto, dizes, Dizia, dizias, Dizlhe, do, Do, dó, doa, doada, doados, doam, doara, doaram, doaria, dobam, dobra, dobrado, dobram, dobrando, dobrar, Dobrar, dobras, dobre, dobrem, dobro, dobrou, doce, Doce, Dóceis, doces, dócil, Dócil, doçura, Dodona, doente, doesse, doesta, Doeulhe, doeuse, dói, Dói, doida, dóime, Dóime, dois, Dois, Dóise, dolo, Dólon, Dolope, Dólopes, Dolópion, dolos, dolosa, doloso, Doloso, dom, Dom, doma, domacorcéis, domado, Domado, domadora, domados, Domalhe, domaram, domarme, domas, Domate, domava, dome, domicílio, domina, dominas, dominava, domine, domínio, donas, donde, Donde, dono, donos, donosa, donoso, dons, Dons, donzela, donzelas, donzelinhas, doou, dooume, dooute, dor, Dor, dores, Dóriclo, dorida, Dorido, Dórion, Dóris, dorme, Dorme, Dormelhe, dormem, Dormem, dormente, dormes, Dormes, dormia, dormiam, dormideira, dormimos, Dormindo, dormir, Dormir, dormiram, dormitam, dorso, Dorso, dos, Dos, dotado, dotála, Dotandoa, dotar, dote, dotes, Doto, dotou, dourados, dous, douta, doutas, doute, douto, doze, Doze, dozena, dozeno, Drácio, dragão, drago, Drago, Dreso, Driâncio, Drias, Dríope, duas, Duas, dúbio, Dúbio, Dúcteis, dúctil, duelam, duelar, duelo, dulcíloquo, dulcíssimos, Dulíquio, Dulíquios, duodécima, duodécimo, dupla, dupliagitadas, duplica, Dúplice, Duplicôncava, duplicôncova, Duplicôncova, duplo, dura, durante, durara, dureza, durma, durmamos, duro, Duro, duros, Duvidais, duvidamos, duvidando, duvido, Duvido, duzentos, dúzia, </text:p>
      <text:p text:style-name="P3"/>
      <text:p text:style-name="P3"><text:soft-page-break/></text:p>
      <text:p text:style-name="P3"/>
      <text:p text:style-name="P3"/>
      <text:p text:style-name="P3"/>
      <text:p text:style-name="P26">E</text:p>
      <text:p text:style-name="P3">e, E, é, É, Eácida, Eácio, Eaco, Ébrio, ebúrneo, Ecália, Ecepolo, ecoa, ecoam, ecos, edaz, edificado, edificam, edifícios, Edipo, educara, Eetion, efeito, efeitua, eferados, efetue, Efialtos, efígie, Efira, Efire, Efírio, Efiros, efúgio, Egas, Egéon, Eges, Egíaco, Egíale, Egíalo, égide, Égide, Egides, egífero, Egífero, Egilipe, Egina, Egíoca, Egíoco, Égion, Egípcia, egrégia, egrégio, egrégios, Egro, égua, éguas, Éguas, eia, Eia, Eila, Eilas, eilo, Eilo, Eilos, Eiona, Eione, Eiônides, eira, eis, Eis, eixo, Eixo, eixos, ela, Ela, elaborada, elas, Elas, Elaso, elástico, Elato, ele, Ele, Elefenor, elegante, elegantes, elegantíssima, elege, elegeu, elegi, eleitos, eles, Eles, eleva, elevada, elevar, elevava, elevem, Elide, Elíola, Eliona, Élis, elmada, elmado, elmo, Elmo, elmos, Elmos, Elon, eloqüência, eloqüente, em, Em, emadeixada, emadeixadas, emalhados, Emalhados, emaranhados, Emátia, embaça, Embaça, embaçando, embainha, embair, embaixador, embaixatriz, embala, embalde, embaraçam, embaracem, embaraçouse, embarcação, embarcações, embarcamos, embarcar, embarcarem, embarcou, embarga, embargam, embargue, embargues, embarque, embarquem, embasbacando, embate, embatemse, embeba, embebe, embebelhe, <text:soft-page-break/>embeber, embeberse, embigo, embora, Embora, emborca, emboscada, emboscadas, embotarme, embraça, Embraça, embraçadeiras, embranqueça, embrulhase, embrusca, embusteira, éme, emenda, Emigrando, eminente, Eminente, Emônio, empalidece, empana, emparelham, empeças, empece, empecem, empecernos, empeço, empeços, empedernida, empenada, empenha, empenham, empenharse, empenho, empezada, Empilhados, empilham, empinado, empinas, emplumado, empoeiram, empolga, Empolga, empolgado, Empolgados, empolgam, empreende, Empreenderá, empreenderam, empreendeu, emprega, empregála, empresa, empresas, empresta, emprestame, emprestar, empreste, emprestes, emprestoulhe, emproa, empunha, empunhadura, empunham, empunhando, empunhe, empurra, empuxa, empuxava, emudece, emudeceram, emudecida, emudecidos, emula, êmula, Emulando, êmulo, emurchecem, emurchecidas, encabresta, encacha, encadearam, encaixado, encaixe, encalça, Encalçamno, encalço, encaminha, encaminham, encaminhavam, encanece, Encanece, encanecido, encapela, encapelam, encara, encarálo, encaram, encarar, Encarar, encararme, encaras, encares, encargo, Encarna, encarnam, encarneira, encarniçados, encarniçam, Encarniçar, encarou, encarrego, encasa, encastelada, encastoa, encava, encavada, encelamse, encerra, encerrados, encerrarmonos, encerrarse, encerrava, encerravam, encerre, encerro, enceta, Enceta, encetada, encetála, encetam, encete, encetei, encetou, enchamte, encharcadas, enche, enchem, enchemão, Enchemlhe, Enchemno, Enchemte, enchendo, enchente, encher, encherte, enchia, enchido, encobre, encobrirse, encolhe, encolhese, encomenda, Encomendandose, <text:soft-page-break/>Encomendas, encomendo, encomendou, encômio, encontra, Encontra, encontradiço, encontrados, encontrála, encontrálo, encontrálos, encontram, encontramos, encontrarse, encontrava, encontro, encontrou, encosta, Encosta, encostam, Encostamse, encostas, encosto, encouraçadas, encouraçado, encova, encoves, encrava, encrua, encruece, encruecidos, encruza, encruzam, encruzilhadas, encubras, encubro, encurralados, encurralam, encurralar, encurta, encurvandoa, endereça, Endiabrada, endireita, ênea, Enéas, êneas, Eneias, êneo, êneos, enérgico, enerva, enervate, enerve, Enete, Eneu, enevoa, enfada, enfadado, enfadas, enfades, enfado, enfeitada, enfeitado, Enfeitado, enfeite, enfeixa, enfeixadores, enfermo, enfia, enfiada, enfiam, enfiar, enfiara, enfileiram, enfim, Enfim, enfraquece, enfreia, Enfreia, enfreias, enfreio, enfronhase, enfuna, enfurecem, enfurecida, enfusca, enfuscados, engala, engalfinhamse, enganar, enganarme, engane, enganes, engano, enganos, enganoso, enganou, Enganoume, engastes, engenha, engenhava, engenho, engenhou, engole, engolia, engraçadas, engrandecesse, engrinaldadas, engrossa, enguias, engula, engulo, Eniálio, Enides, Enienes, Enieu, Ênio, Eniópeo, Enispe, Enjeitas, enlaça, enlaçam, enlameia, enlanguescia, enlearam, enleia, enleiam, enleio, Enlouqueceste, Enoitamselhe, Enoitaselhe, enoitece, Enomao, Enomau, Enomo, Enono, Enope, Enópio, Enopo, enorme, Enorme, Enos, énos, Énos, Enosigeu, enovelam, enquanto, Enquanto, enraiva, enraiveceram, Enraivecido, enreda, Enredame, enredar, Enredoume, enresta, enrestam, Enreste, enrestes, enrija, enriquecera, enrista, Enristar, enrola, enrolada, enrolam,</text:p>
      <text:p text:style-name="P1"><text:soft-page-break/><text:s/>enrolamse, enrolarse, enrosca, enroscada, enroscam, enrubescem, enrugada, enrugadas, ensaia, ensaiarei, ensaias, ensangüentadas, ensangüentado, ensangüentados, Ensangüentados, ensejo, ensina, ensinara, ensinaram, ensopa, ensopo, entalhado, entanto, Entanto, então, Então, enteada, entende, enterra, Enterra, enterramento, Enterrar, enterraram, enterrase, enterre, enterremse, enterrou, entesoura, Entesourou, entoai, entoam, entonados, entono, entorna, entornado, entornam, entornava, entorpece, entorpecem, entra, Entra, entrada, Entrado, entram, Entram, entrando, entranhas, Entranhas, entrar, entrassem, entrava, entre, Entre, entreajudarse, entrechocam, entrega, entregalhe, entregalhes, entregálo, Entregaos, entregar, Entregas, Entregassem, entrego, entregou, entregue, Entregue, entreguei, entregues, entrei, entrelaçam, entrelaçando, entrem, Entremete, entres, entretanto, entretecida, entreter, entreva, entrincheiram, entristece, entristecernos, entristecesse, entro, Entro, entronado, entronco, entronouse, entrou, Entrou, enturvalhe, enturvam, entusiasmo, enubla, enublado, enublados, enublase, enumerálos, enumerar, enumerou, envelheça, envelhece, envelhecera, enverdecerme, enverga, envergadura, envia, enviado, enviálo, enviara, enviaram, enviarei, envias, Enviase, envida, envidando, envie, enviei, envies, envio, enviou, envioulhes, envolta, envoltas, envolto, envoltório, envoltos, Envoltos, envolve, envolvêlo, envolvem, envolverme, enxada, enxame, Enxárcias, enxerga, enxergála, enxergálas, enxergálo, enxergo, enxergue, enxerguem, enxofre, enxota, enxotada, enxotar, Enxotarei, enxuga, enxugam, enxuguem, enxuto, eoa, Eólides, Eólio, eoo, Epalte, Epéia, Epeu, Epeus, Épi, Epicles, <text:soft-page-break/>Epidauro, Epigeu, Epiro, Epistor, Epistrofo, Epístrofo, Epítia, Epítides, Equecles, Equeclo, Equéclos, Equemon, Equepolo, eqüestre, equestres, eqüestres, Eqüestres, equevas, eqüevo, eqüevos, Equilibra, eqüina, Equínades, eqüinas, eqüino, Équio, equipara, équite, Équite, Éqüite, équites, Équites, éqüites, equivale, equórea, equóreo, era, Era, eram, Eram, eras, Eras, érea, Érea, éreas, Erebo, Erecteu, éreo, éreos, ereto, Ereto, Erétria, Ereutalion, ergas, ergue, Ergue, erguem, erguemse, erguendo, Erguendo, ergueram, erguese, Erguese, ergueu, ergueulhe, ergueuse, Ergueuse, erguia, erguida, erguido, Erguido, Eriadargadas, eriaguda, eriagudas, eriagudo, Eríalo, eriarnesado, eriarnesados, Eribeia, eribrilhante, eriçados, ericalçado, Erictônio, eriesplendente, erifulgente, erifulgentes, erifúlgidos, erifulgúreo, erige, erigem, Erigir, eriincrustrado, erija, erijamos, erilustroso, Erimas, Erinis, Erínis, Eriópide, erípedes, Erípedes, Eritas, Eritinos, erma, ermo, Ermou, errabundos, errada, erradio, errado, Errado, erram, errando, errantes, Erraste, errava, Errei, erres, erro, errores, erros, erva, ervanços, ervoso, és, És, esbarres, esbelta, esbelto, esboroar, esbulhar, esbulharão, escabelo, escafederse, escala, escalada, escalavra, Escamândrio, Escamandro, escanção, escancara, escancear, escanceia, Escanções, escândalo, escandaloso, Escandecência, Escândia, escano, escanos, escapa, escapado, escapalhe, escapar, escapara, escaparam, escaparia, escaparmos, Escaparmos, escaparnos, escaparseme, escapase, escapássemos, escapaste, escape, Escape, escapo, escapole, escapos, escapula, escarcéu, escarcéus, Escarfe, escarmentado, escarmentar, escarmentarvos, escarmente, escarna, escarneceste, <text:soft-page-break/>escarneciam, escárnio, escarpa, escarpada, escarpado, escarra, escasso, escoando, escoase, escolha, Escolha, escolhe, escolhera, escolheram, escolhes, escolhia, Escolo, escolta, escoltada, escoltado, escoltam, esconde, Escondeo, escondera, escondidas, Escondido, escora, escoras, Escória, escorre, escorregando, escorregavam, escorrem, Escorrendo, escorria, escouceia, escrava, escravas, escravo, escravos, escrito, escuda, escudadas, escudam, Escudamse, escudeiro, escudeiros, escudes, escudo, escudos, Esculapíada, Esculapides, Esculápio, esculpiu, escultado, escuma, escura, escuras, escuridade, escuridão, escuro, escuros, Escuros, escusa, escusável, escuso, escusou, escuta, Escuta, escutaime, escutam, Escutame, escutamno, escutando, escutaram, escute, escutou, Esepo, esfaimado, Esfelo, esflora, esflore, Esfola, esfolam, Esfolam, Esfolamna, Esfolamno, esfolha, esfomeados, esforça, esforçado, esforçaste, esforçava, esforce, esforço, esforços, esfria, esgalha, esgalhava, esgalhos, esgarra, esgarrar, esgarrou, esgotam, esgotaste, esgoto, esgrime, Esgrime, esguarda, esguardam, esguardandose, esguardarem, esguardo, esgueire, esguelha, esguicha, esguio, Esiete, Esietes, Ésima, Esimno, esmaga, esmagaremse, esmalte, esmecha, esmere, esmero, esmigalha, esmigalhar, Esminteu, esmiolálo, esmorece, esmoreces, esmorecida, esmorecido, Esmorecido, esmorecidos, espaço, espaçosa, espaçosos, espada, espadão, espadas, espadaúdo, espádua, espáduas, espalda, espalha, espalhada, espalhadas, espalham, espalhe, espalhou, espanca, espancam, espancaos, espanco, espanta, espantado, Espantado, espantados, espantamse, espantaos, espantem, espanto, espantoso, esparge, espargiam, Esparjamse, esparsa, Esparsa, esparso, Esparso, esparsos, <text:soft-page-break/>Esparta, esparza, esparzem, esparzemlhe, esparzia, esparzira, espavoridos, espectador, espectadores, espectro, espedaça, espedaçálo, espedaçam, espedace, espedacem, espelho, espelta, espera, esperai, esperais, esperam, esperança, esperançado, esperançarnos, esperançoso, esperando, esperar, esperas, esperavam, esperávamos, espere, esperem, espernear, espero, Espero, esperoas, esperou, Espérquio, esperta, Esperta, espertálo, espertálos, esperte, espessa, espessíssima, espesso, espeta, espetáculo, Espetarlhe, espeto, espetos, espia, espias, espicham, espiga, espigados, espigão, espigas, espinhaço, espinhais, espinho, Espio, espírito, espirra, esplende, esplendente, esplêndida, esplêndido, esplêndidos, esplendor, espojem, espólio, espólios, esponja, espontâneo, Espontâneo, espontâneos, esporadas, esporeia, esposa, Esposa, esposado, esposara, esposas, esposei, Esposei, esposo, Esposo, esposos, esposteja, espostejada, espostejam, espraiase, espreita, Espreitando, espreitar, espreitava, espreitemos, espuma, espumam, espumante, espume, espúmeo, espúmeos, espumoso, espúria, espúrio, esquadra, Esquadra, esquadrões, esquartejamna, esqueça, esqueçam, esquece, Esquece, esqueceivos, esquecem, esquecemos, esquecerei, Esquecervos, esqueces, esqueceste, Esqueceuvos, esquecia, esquecido, Esquédio, Esqueno, esquerda, esquerdo, esquife, esquipada, esquipam, esquipaste, esquiva, esquivando, esquivar, esquivarse, esquivo, esquivou, essa, Essa, essas, Essas, esse, Esse, esses, Esses, esta, Esta, está, Está, estaca, estacam, estacas, estádio, Estados, estafado, estais, estala, estale, estalo, Estaloume, estamos, Estamos, estampa, estampido, estanca, estancar, estância, estando, estanho, estanque, estão, Estão, estar, Estar, estarás, <text:soft-page-break/>estardes, estarmos, estas, Estas, estás, Estás, estatura, estava, Estava, estavam, este, Este, esteiam, esteio, Esteio, esteios, esteja, estejam, estelífero, estenda, estende, Estende, estender, Estender, estendeste, estendeuseme, Estendido, Estenelides, Estênelo, Estentor, esterco, estes, Estes, esteve, Estige, Estígia, Estígio, estila, Estila, estima, estimadíssimo, estimas, estimava, estimula, estimulais, estimulando, estimulasse, estímulo, Estínfalo, estio, Estíquio, estira, Estira, estirado, estiraivos, estiram, estirava, estiro, estirou, estirpe, estive, Estive, Estivera, estivéssemos, estocada, estomagados, estômago, estonteados, estoque, estoqueia, estorninhos, estorvo, estorvos, estou, estoura, estrada, estradas, estraga, estrago, estragos, estrala, estralam, estralou, estrangeira, estrangeiro, estrangeiros, estranha, Estranhandome, estranhar, estranhará, estranharíeis, estranharmo, estranharnos, estranheis, estranhes, estranho, estranhos, estratagema, estratagemas, Estrátia, estrear, Estrear, estrebaria, estrebuchando, estreei, estréia, Estréia, estréie, estreita, Estreitadas, estreitarse, estreitavam, estreite, estreito, estreitou, estreitura, estrela, estrelada, estrelado, estrelas, estremam, estremava, estremeçam, estremece, Estremece, estremecem, estremecendo, estremecer, estremeces, Estremeceu, estremeciam, estremecido, estremeço, estrênuo, estrênuos, estrepes, estrépido, estrepitando, estrepitavam, estrépito, estrepitosa, estrepitoso, estrepitosos, Estrepitosos, estrias, estriba, estribado, estridentes, estridor, estrídulos, Estrófida, estronca, estroncado, estronda, estrondando, estrondo, Estropear, estruge, estrugir, estrupido, estua, estulto, Estulto, estultos, estuoso, estupefato, estupefatos, <text:soft-page-break/>Estupefatos, estupenda, Estupendo, estúpido, estupor, esvaído, esvaziam, Eta, Etaon, Éte, Etéocles, Eteone, éter, etérea, etéreo, eterna, Eterna, eterno, Eterno, eternos, Étices, Étilo, Etiônia, Etíopes, Etólia, Etólio, Etólios, Eton, Etra, eu, Eu, Eubéia, Eudoro, Eufemo, Eufetes, Euforbo, Eumedes, Eumelo, Eumênides, Euneu, Euquenor, Euríalo, Euríbate, Euríbates, Euridamas, Eurímedon, Eurínome, Eurípilo, Euristeu, Eurito, Euro, Eussório, Eutresis, evadese, evadirse, evadirte, evadiste, evado, Evaporase, Evemina, Evemon, Evemônides, Evemônio, Eveno, evento, eversor, Evipo, evita, Evita, evitando, evitar, evitara, Evitara, evitarmos, evitemos, evites, evoca, evocálo, Evolase, evolouse, exacerba, exacerbada, Exádio, exala, exalando, exalas, exalça, exalçavam, Exalçavase, exalce, exalta, Exalta, exaltalhe, exaltar, exaltasse, exaltemos, examina, examinados, examinálo, examinar, examinemos, exangue, exânime, Exânimes, exaspera, exasperado, Exasperase, exasperava, exaspere, exato, exaurindo, Exausta, exceda, excede, excedêlo, excedem, excedendo, exceder, excedes, excedesse, excedia, excedo, excelem, excelente, exceles, Exceles, excelsa, excelso, Excelso, excessivo, exceto, Exceto, excita, Excita, Excitai, excitam, excitando, excitar, excitarão, excitarei, excitaremos,</text:p>
      <text:p text:style-name="P4"><text:s/>excitava, excite, excitem, excitemos, Excitese, excitou, exclama, exclamalhe, exclamar, exclamáveis, exclame, exclamou, Exclamou, excluído, Excogitar, excogitemos, executaram, Executou, exemplo, exéquias, exercia, exercitado, exército, Exército, exércitos, exiciais, exicial, exício, exige, Exiges, exígua, exija, exila, exilou, exime, exímio, exímios, Existir, êxito, exora, Exoram, exoráveis, exorável, exordiou, exorta, exortação, exortaivos, exortálo, <text:soft-page-break/>exortam, Exortamse, exortardes, exortarse, exortas, exorto, expande, expandindo, expeça, expede, Expede, expedem, expedir, Expedir, expedirme, expedito, expeditos, expediu, expele, expelem, expendera, expendeu, experiente, experimenta, experimentemos, experto, expilam, expira, expiram, Expirante, expirar, expiras, expirasse, expirem, expirou, explica, explique, Explorador, explorála, Explorar, explore, exploro, expõese, Expondote, exponha, exponho, expor, exporse, exporta, expôs, exposto, expostos, expressa, expressam, expressas, expresso, exprimentálo, exprobra, exprobrará, Exprobraremte, exprobres, expugna, expugnares, expugne, expugnes, expulsa, expulsar, Expulsarte, Expulse, expulso, expulsos, expurga, Expurga, expurgam, expurgarse, expurguese, expus, extáticos, extensa, extensas, extensíssima, extenso, extenuado, exterminar, Exterminar, extermine, exterminem, externo, extinga, extingue, extinguir, Extinguir, extinguirlhe, extinguiua, extinta, extinto, extintos, extirpa, extirpada, extirpando, extirpar, Extirparemos, extrai, Extrai, extrair, extraiu, extraviadas, extraviam, extrema, extremada, extremadas, extremo, extremos, Exul, exulta, Exulta, exultam, exultando, exultar, exultará, Exulto, </text:p>
      <text:p text:style-name="P27">F</text:p>
      <text:p text:style-name="P5">fábrica, fabricado, fabricam, fabricar, fabricava, fabrico, fabro, fábula, Fábula, faça, Façamlhe, façamos, façanha, façanhas, façanhoso, façanhudo, faças, Faças, facção, facções, face, Face, Fáceis, faces, facha, facho, fachos, fácil, <text:soft-page-break/>Fácil, facilmente, faço, factível, facúndia, facundo, fadado, fade, fadiga, fadigas, fado, Fado, fados, fadou, fagueira, faia, faixa, Faixa, fala, Fala, falam, Falam, falando, falange, Falange, falanges, Falanges, falantes, falar, falarei, Falarte, falas, Falas, Falasme, falasse, falaste, Falastes, falava, falaz, Falces, falda, faldas, fale, Faleça, falecem, falecer, falem, Falemos, falência, falha, falhado, Falhando, falhar, falhe, falhou, Falhoute, falo, Fálo, falou, Falou, falripas, falsa, falsários, falseia, falso, falsos, Falsos, falsoume, falta, Faltalhes, faltam, faltamos, Faltanos, faltar, faltará, faltares, faltariam, faltarlhe, faltavam, falte, falto, Falto, faltos, faltou, Faltoume, fama, Fama, Famélico, Famélicos, famigerado, família, faminto, Faminto, famintos, famosa, famosas, famoso, famosos, fâmulas, famulentos, fâmulo, Fâmulo, fâmulos, fará, farão, farei, Farias, farinha, Fáris, farpa, farpadas, farpão, farpas, farpões, farro, Farro, farta, fartaivos, fartam, fartarás, fartarse, Fartasse, fartava, Farteá, fartos, Fartos, fascinarme, fastígio, Fatais, fatal, Fatal, fatigado, fatigue, fato, fatos, fauce, fauces, Fausiade, fausto, faustos, fautora, fautores, favas, favor, favorecem, favorecer, Favorecer, Favorecido, favores, faz, Faz, fazêlo, fazem, Fazem, Fazemse, fazendo, Fazendoa, fazer, Fazer, fazes, faziam, fé, Febe, Febo, fecha, fechadas, fechado, fechadura, fecham, fechar, Fechar, fechos, fecunda, fecundas, fecundo, federados, fedífragos, Fegeu, feia, Feia, feições, feiíssimo, feio, feita, Feita, feitas, Feitas, feito, Feito, feitos, feixes, fel, fêla, feliz, Feliz, felizmente, Fêlo, felpa, felpudos, feltro, fêmea, Fêmeas, femíneo, fêmur, fendase, fende, Fende, Fendem, fendendo, Fendendo, fendente, fendera, fendesse, feneçamos, fenecera, fenecia, Feneu, Fenícios, Fênix, Fenope, Fenopides, Fenopo, fera, feral, <text:soft-page-break/>Feral, feras, feraz, fere, Fere, Fereclo, ferem, Feres, Ferese, féretro, fereza, feri, feria, feriam, ferida, Ferida, feridas, ferido, Ferido, feridos, Feridos, Ferilas, ferilo, ferina, ferindo, ferino, ferir, Ferir, Feriramte, ferisse, feriste, feriu, Feriu, fero, Fero, feros, Feros, feroz, Feroz, ferra, Ferramse, Ferrao, férrea, férreas, férreo, ferro, Ferro, ferrolhava, ferrugíneo, férteis, fértil, Fértil, Ferusa, ferve, Ferve, fervem, Fervendo, fervia, férvida, Férvida, férvido, férvidos, fervor, festejados, festim, festins, Festo, festões, fez, Fez, fia, fiado, fiadores, fiados, fiam, fiara, fiarse, fiávamos, fibras, fica, Fica, ficalhe, ficam, Ficam, ficamos, ficando, ficar, Ficar, ficará, ficaram, ficarei, ficaremos, ficarse, Ficate, fico, Fico, ficou, ficouse, Fidas, Fidipo, fido, Fido, fieira, Fieira, fiel, fiemos, fígado, figueira, figura, figuro, fila, Fílace, Filácide, Fílaco, filas, Filas, Fileides, fileira, fileiras, Filemene, Filetório, Fileu, filha, Filha, filhas, Filhas, filhinho, filhinhos, filho, Filho, filho…, filhos, Filhos, Filides, filo, Filoctetes, Filomedusa, fim, Fimbra, fimbriada, Fimbriado, fímbrias, fina, Fina, finado, finados, final, finas, fincalhe, Fincamse, fincase, Fincase, finda, Finda, findara, findas, Findas, finde, Findo, fino, finos, finquese, fins, fio, fios, Fiou, fique, Fique, Fiqueime, fiquem, fiquemse, fiques, Fiques, fira, firam, firamos, firma, firmamse, firmarnos, firme, Firme, firmes, Firmes, firmeza, Firmeza, fisga, Fisgao, fisgase, fita, fitailhe, fitando, Fitando, fitar, fitas, fitos, Fitos, fivela, fivelas, fixa, fixam, Fixas, fixo, Fixo, fiz, Fiz, fizera, fizeres, Fizesse, fizesses, fizeste, flagela, Flagelados, flageles, flagelo, Flagelo, flagícios, Flagrante, flama, flamejam, Flamejam, flâmeo, flautas, flava, Flava, flavo, Flégias, fléxeis, flexípede, flexípedes, flocos, flor, Flor, flóreas, floreava, floreia, floreiam, florente, florentes, flóreo, <text:soft-page-break/>Flóreos, flores, floresta, flórida, fluente, flui, Flui, fluía, fluido, flutissonantes, flutíssonas, flutíssono, Flutíssono, flutua, Flutua, Flutualhe, flutuando, flutuante, flutuar, flutuoso, Focences, Focenses, Fócio, Fofa, fogaréu, fogaréus, foge, Foge, fogelhe, fogem, Foges, fogo, Fogo, fogos, fogosas, fogoso, Fogoso, fogosos, fogueira, fogueiras, foi, Foi, Foice, foise, Foise, foles, folga, Folga, folgado, folgais, folgam, folgando, folgara, folgará, folgasse, folgo, folgou, Folgou, folgue, Folgue, folguedo, folgues, folhagem, folhas, Folhas, folhuda, Folhuda, fome, fomentando, fomos, fontaneiro, fontanoso, fonte, fontes, Foon, for, fora, Fora, foram, foramse, Foramse, foras, Forbas, força, Força, forçada, forçado, forçados, Forçados, forçálo, forçar, forçarão, forças, forçaste, force, forcejai, forcejando, Fórcis, Forço, forçoso, Forçoso, forçosos, forçuda, forçudo, forçudos, forem, fores, forja, forjas, forje, forjei, forma, Forma, formam, Formamse, formidando, formidável, Formidoloso, formosa, formosas, formoso, Formoso, formosura, forneceu, fornida, fornido, fornidos, foro, forra, forrados, forram, forro, Forrou, fortalece, fortaleza, fortalezas, forte, Forte, fortes, Fortes, Fortíssima, fortíssimo, Fortíssimo, fortíssimos, fortuna, fosse, Fosse, fossem, fosses, fosso, Fosso, foste, fostes, fouveira, foz, fozes, fraca, fracas, fracasso, fraco, Fraco, fracos, Fracos, Fradmonide, fraga, frágeis, frágil, fragor, fragoroso, fragosa, fragrância, fragrante, fragueira, franca, Francas, franco, Franco, frange, frangem, franja, franjada, franjas, franqueia, franze, franzidas, fraqueza, fraterna, fraternais, fraterno, fratura, Fratura, fraude, fraxínea, fraxíneas, Fraxíneas, frecha, Frecha, frechada, frechado, frechados, frechálo, frechando, frechar, frechas, Frechas, frecheira, frecheiro, frechou, frechoulhe, freio, freios, freixo, <text:soft-page-break/>freixos, freme, Freme, fremem, fremente, frementes, Fremindo, fremir, frenéticos, frente, freqüentar, freqüente, freqüentes, fresca, Fresca, frescas, fresco, Fresco, Frescos, fressuras, fria, friagens, frieza, Frígia, Frígias, frígidos, Frígio, Frígios, frio, Frio, frios, frisões, Frisões, frondoso, frontal, fronte, fronteiro, Frontis, frota, frouxam, frouxas, frouxeza, frouxo, frouxos, Fruir, frustra, Frustrandolhe, frustrâneo, frustrâneos, frustrar, fruto, Fruto, frutos, Ftia, Ftios, Ftiótide, Ftiro, fuga, Fuga, fugaz, Fugazes, fugiam, fugida, fugido, fugindo, fuginte, fugir, fugiram, fugirme, fugirnos, fugis, Fugiste, fugitivo, fugitivos, fugiu, fui, Fui, fuinha, fuja, fujais, fujam, fujamos, fujo, fujões, fulge, Fulge, fulgem, fulgente, fúlgida, fúlgidas, fúlgido, Fúlgido, fúlgidos, Fúlgidos, fulgor, Fulgor, fulgoroso, fulgura, Fulgura, fulgurante, Fulgurante, fulgurantes, fulgúreas, fulgúreo, Fulgúreo, fulgurou, fulmina, Fulminadas, fulminador, Fulminador, fulminante, fulmínea, fulmíneo, fulmíneos, fulva, fulvo, fumegando, fumo, Fumo, funcionários, funda, fundamentos, fundeilhe, fundo, Fundo, fundos, fúnebre, Fúnebre, fúnebres, funerais, funeral, Funeral, funérea, funéreas, funéreo, funéreos, funesta, Funesta, funestas, funesto, Funesto, fura, Fura, furacão, furadas, furaescudos, furente, Furente, furentes, fúria, Fúrias, furibunda, furibundo, furibundos, Furiosa, furioso, Furioso, furna, furor, furores, furta, furtado, Furtado, furtaram, furtarmos, furtase, Furtase, furte, furtiva, furtivo, furto, fusca, fuscas, Fuscas, fuscos, Fuscos, fustes, fustiga, fustigam, Fustigando, fútil, futuro, futuros, </text:p>
      <text:p text:style-name="P5"/>
      <text:p text:style-name="P5"/>
      <text:p text:style-name="P28"><text:soft-page-break/>G</text:p>
      <text:p text:style-name="P5">gaba, gabase, gabaste, gabavas, gabes, gabo, Gabome, gabos, gabou, gado, gados, gafanhotos, galardão, galardoas, Galateia, galé, galeato, galeões, galero, galés, galgos, galhardeia, galhardo, Galhardo, galhardos, galheiro, Galheiro, galhudo, galopa, galopam, galopemos, gamos, gamozinho, gana, gane, ganha, Ganha, ganhado, Ganham, ganhamos, ganhar, Ganharas, ganharia, ganharse, ganhaste, ganhe, ganhemos, ganho, Ganimedes, gansos, Gansos, garbo, Garbo, garbosa, Garça, garços, garfo, gargalhada, garganta, gargantas, Gárgaro, garra, garras, gárrulo, gastam, gasteis, gastemos, gasto, gáudio, gavião, gázea, gázeos, gela, Gelada, gelado, gélidas, gelo, gemas, geme, Geme, gêmeas, gemebundo, gemebundos,</text:p>
      <text:p text:style-name="P6"><text:s/>gemem, gemendo, Gemendo, gemente, Gemente, gêmeos, Gêmeos, gemer, Gemer, gemerás, gemia, Gemia, Gemidos, generoso, Generoso, generosos, genetriz, gênio, gênito, genitor, genitores, genro, genros, gente, Gente, gentes, gentil, Gentil, gentileza, gentis, gera, geração, Geração, gerada, gerado, geral, Geral, geramse, gerara, geraram, gerasse, geraste, gerei, Gerei, Gerena, Gerênio, germano, gérmen, Gérmen, gerou, Gerou, geroume, Geroume, gesto, gibão, giboso, gigante, gigantesco, giganteu, Giganteu, Gigeia, Gíjes, gineceu, ginete, ginetes, gira, Gira, Girada, Giram, girar, Girar, girei, giro, girou, Girtíade, Gírtone, gladeiem, gládio, gládios, Glafire, Glatófagos, Glauca, Glauco, Glaucopide, glebas, glebosa, Glebosa, Glissa, globo, <text:soft-page-break/>gloria, Gloria, glória, Glória, gloriam, gloriarme, gloriarse, glorie, glorifica, Glorificao, glorificaos, glorio, gloriosa, glorioso, Glorioso, gloriosos, goela, goelas, gola, gole, Gólfão, golfo, golpe, golpeado, golpeia, golpes, Gonoessa, gonzos, gorda, gordas, gordo, gordos, gordura, Gordura, gordurosa, Gorgition, Górgona, gorro, Gortina, gostando, gosto, gostosas, Gostoso, gostou, gota, Gota, gotas, Gotas, gotejantes, governa, governarás, Governe, governo, goza, gozamos, gozar, gozava, goze, gozo, gozos, gozosa, grã, Grã, graça, graças, Graças, Gradivo, grado, Graia, Graias, Graio, Graios, Grajúgena, Grajúgenas, gralhos, grama, grande, Grande, grandes, grandeza, grandiosa, grandiosamente, grandíssimos, Grânico, graniza, granizam, granizarem, Granizo, granjear, grãos, Grasnar, grasnido, grasno, grassa, grata, gratas, gratidão, Gratíssimas, gratíssimos, grato, Grato, gratos, Gratos, grava, grave, Grave, graves, Gravíssimo, Gravíssimos, gravou, Grécia, grega, Grega, gregas, Gregas, Grego, Gregos, grei, greis, grêmio, grenha, greva, grevados, Grevados, grevas, Grevas, grilhões, grinaldas, Grisalho, grita, Grita, gritando, Gritando, gritar, gritaria, gritava, grito, gritos, gritou, gritoulhe, grossa, grossas, grosso, grossura, grous, grumos, grupo, grupos, Grupos, gruta, Grutas, Guantes, Guapa, guapas, Guapas, guapíssimo, guapo, Guapo, guapos, guarda, guardado, Guardaime, guardála, guardam, Guardame, guardar, guardas, Guardas, guarde, guardem, guardemos, Guardeos, guardese, guardo, guarnece, guarnecido, Guarte, guedelhuda, guerra, Guerra, guerreador, guerreia, guerreira, guerreiro, Guerreiro, guerreiros, Guerreiros, guia, Guia, guiado, Guialoá, guiam, Guiam, Guiame, guiamnas, Guiandoo, guiar, guiara, <text:soft-page-break/>guiarme, guiarte, Guiarteá, guiava, guie, guieiro, guinadas, guinchando, Guinchando, guinchar, guinchos, guisa, gula, gume, Guneu, </text:p>
      <text:p text:style-name="P6"/>
      <text:p text:style-name="P29">H</text:p>
      <text:p text:style-name="P7">há, Há, hábeis, hábil, Hábil, habitadores, habitam, habitante, habitas, habitasse, habitava, Habitava, habitavam, habite, Habitese, háde, Háde, haja, Haja, Hália, Haliarto, Hálio, Halison, Halisones, hálito, Hamópaon, hão, Hão, hãode, Hãode, Harma, harmônico, Harmonides, Harpelion, harpia, harto, Harto, hás, Hás, hásde, Hásde, hasta, Hasta, hastas, Hastas, hastato, hastatos, Hastatos, haste, hasteia, hasteiro, hasteiros, hástia, hastil, hastis, Hastis, hauri, haurir, havemos, havendo, havendolhe, haver, haverás, Haverás, haveres, haverte, havia, haviam, Hebe, Hecamede, hecatombe, hecatombes, Hecatômpila, hecatômpola, Hectórea, Hectóreas, Hectóreo, Hectóreos, Hécuba, hedionda, hei, Hei, heide, Heide, Heitor, Heitor…, Hélade, Helena, Heleno, Helenos, Helesponto, Helicaon, Hélice, Helicônio, Helos, Hémon, Hemonides, Heptaporo, Heráclida, herança, Hercúlea, Hércules, herdades, herdaste, herdeiro, herdeiros, Herdou, Hermes, Hermíone, Hermo, herói, Herói, heróico, heróis, Hésio, hesita, Hesita, hesitam, Hesitar, Hesito, Híadas, Hiâmpole, hiante, hiberna, hiberno, Hicetaônio, Hiceteon, Hicetoon, Hides, hidra, Hila, Hile, Hilo, himeneu, Hipasíada, Hipásida, Hipáside, Hipaso, Hipenor, Hipereia, Hiperenor, Hipérenor, Hiperésia, Hipéria, Hipíroco, <text:soft-page-break/>Hipiróquio, Hipocoonte, Hipodamas, Hipodame, Hipódomo, Hipóloco, Hipoloquides, Hipómaco, Hipomolgos, Hiponoo, Hipoplácia, Hipóplaco, Hipotebas, Hipótio, Hipotiônios, Hipotoo, Hipsenor, Hipsípile, Hira, Hírcio, Híria, Hirmine, hirsuta, hirsuto, hirta, Hirtácio, Hirtos, híspida, híspidos, Híspidos, Histieia, Hódio, hoje, Hoje, holocausto, holocaustos, homem, Homem, homens, Homens, homicida, homicidas, homicídio, honesta, honorem, honra, Honra, honrada, honrado, honrados, Honramme, honramos, Honrao, Honrar, honrarme, honras, Honras, honrava, honravam, honre, honrem, honreme, honremos, honrosa, honroso, honrosos, hora, Horas, horrenda, horrendamente, horrendo, Horrendo, horrendos, horrente, horrentes, horrentíssimo, hórrida, hórridas, hórrido, hórridos, horrífica, horrífico, horríssima, horríssona, horríssonas, horríssono, horríveis, horrível, horror, horrorizam, horrorizes, Horrorizouse, horto, hortos, hospedagem, hospedava, Hospede, hóspede, Hóspede, hospício, hospitaleira, hospitaleiro, hoste, hostes, Hostes, hóstia, hóstias, Hóstias, hostil, hostis, Hostis, houve, Houve, houvea, houveo, houver, houvera, houveram, houveres, houvesse, Houvesse, houvestes, hui, Hui, humana, humanas, humano, humanos, Humanos, humilde, humildes, Humildes, humilha, humor, </text:p>
      <text:p text:style-name="P7"/>
      <text:p text:style-name="P30">I</text:p>
      <text:p text:style-name="P7">ia, Ia, Iálmeno, iam, Iam, Iamse, Ianassa, Iaolcos, Iápeto, <text:soft-page-break/>Icário, icor, Ida, idade, Idas, ide, Ide, Idea, Ideu, Idomeneu, idoso, Idoso, idosos, Ifeu, Ifianassa, Ificlo, Ifidamas, Ifino, Ífis, Ifítides, Ifítio, Ifition, Ífito, ignaro, ignavo, ignavos, ígnea, ígneo, Ígneo, Ignipotente, ignito, ignívoma, ignóbil, Ignóbil, ignora, Ignora, ignoras, ignorava, ignoravam, ignore, ignoro, Ignoro, iguais, Iguais, igual, Igual, iguala, igualado, igualamos, igualaremos, igualarme, igualarse, igualarte, igualase, igualava, igualeme, igualmente, iguarias, Ila, ileso, Ileso, ilha, ilhais, ilharga, ilhas, Ilíacas, Ilíaco, iliberais, Ílio, Ílion, Ilioneu, Ilitia, Ilitias, Ilo, iluda, ilude, iludir, iludira, iludiute, iludo, iluminados, ilusão, ilustra, ilustre, Ilustre, ilustres, imagem, imagens, imaginarte, imaginemos, imano, imatura, imaturo, imbele, imbeles, Imbeles, imberbe, imberbes, Imbrasides, imbrífero, Ímbrio, Imbro, imensa, Imensa, imensidade, imenso, imensos, imerge, imerso, imersos, iminente, imita, imitando, imitarme, imite, Imite, imo, imola, Imola, imoladas, imolados, imolais, imolam, imolamos, imolar, imolará, imolarei, imolaremos, imolarme, imolarmos, imole, imolei, imoles, imolese, imolou, imortais, Imortais, imortal, imóvel, impaciência, impaciente, impacientes, impar, imparcial, impávido, impávidos, impeças, impede, impediam, impedido, impedilo, Impedindo, impedir, impedirá, impedisse, impediste, impele, impelem, Impelirmos, impeliste, impera, imperante, imperar, imperas, imperava, impere, imperícia, império, imperioso, Imperito, impero, Imperturbado, ímpeto, Ímpeto, ímpetos, impetuosa, impetuoso, ímpia, impiedade, Ímpio, ímpios, implacável, implicado, implora, implorando, implorar, Implorar, implore, implores, imploro, implumes, impõe, Impõe, impões, impondo, Imponha, importa, importar, <text:soft-page-break/>importaram, importunas, impôs, impossível, imposta, impreca, imprecava, impregnada, imprime, ímprobo, Ímprobo, improfícuo, impropérios, improvisos, imprudência, impudência, impudente, impugnando, impugnar, impugne, impulso, impulsos, Impune, impuras, impuro, imputam, imunda, inabalável, inábeis, inábil, inacabado, inação, inanimado, inânime, incansável, incauto, incendiálas, incendiar, incêndio, incerta, incessante, incessantes, incha, Incha, inchado, inchados, inchasse, incita, Incita, incitado, incitados, incitam, incitamento, Incitamento, incitar, Incitasme, incitava, incite, incites, incitou, inclina, inclinada, Inclinado, inclinam, ínclitas, ínclito, Ínclito, ínclitos, íncola, íncolas, incólume, Incólume, incólumes, incomparável, inconcusso, inconstante, incontinente, incontrastável, incorrer, incorres, incorrupta, incorruptível, incorrupto, increpa, increpação, increpam, increpava, incrível, incrustado, incubem, incude, incumbe, incúria, incutia, Incutidor, incutindo, incutiu, inda, Inda, indaga, indagam, indago, indague, indecisa, indeciso, indecoro, indefessa, Indefesso, indefessos, indelével, indestrutível, indica, Indica, indício, Indigente, indigna, indignação, indignada, Indignada, indignado, Indignado, indignados, Indignaivos, indignam, indignamente, indignarse, indigne, indignem, indigno, Indigno, Indistintos, indo, Indo, indócil, Indócil, indomada, indomadas, indomável, Indomável, indômita, indômitas, indômito, indose, indulgente, industre, indústria, induz, inelutável, inépcias, inércia, inerme, inerte, inesgotável, Inesperadamente, inexoráveis, Inexorável, Inexperto, inexpugnáveis, inexpugnável, inextinguível, infadigáveis, infadigável, infalível, Infalível, Infamaste, infame, infâmia, <text:soft-page-break/>Infâmia, infâmias, infância, infanda, infando, infantaria, infante, infantil, infatigáveis, infatigável, infausta, infausto, infeliz, Infeliz, infelizes, infensa, Infensa, infenso, Infenso, inferior, Inferior, inferiores, inferna, inferno, infernos, Ínferos, infesto, infiéis, infiltramse, ínfima, infinda, infindas, infindo, infindos, infinita, infinitas, infinito, inflama, Inflama, inflamado, inflamálo, inflamar, inflamaste, inflameis, inflamo, inflamou, inflige, infligiram, inflijam, influa, influi, influxo, influxos, Informações, informado, informao, informarse, informes, infortúnios, Infrangíveis, infrangível, Infratores, infringindo, infringiram, infrinjam, infrugífero, ínfula, infunde, infundelhe, infundirvos, infundiu, ingente, Ingentes, inglório, inglórios, Inglórios, ingrata, ingrato, ingratos, íngreme, ingresso, íngrime, inimiga, inimigo, inimigos, iníqua, iníquo, injúria, injúrias, injusta, injustiça, injustiças, injusto, inocente, inocentes, inquebráveis, inquieta, inquietem, inquieto, inquira, inquiras, inquirem, inquiria, inquiro, insaciáveis, insaciável, insana, insano, Insano, insanos, insculpiu, Insculpiu, insemeável, insensata, insensato, Insensato, Insensatos, insensível, insepulto,</text:p>
      <text:p text:style-name="P8"><text:s/>insepultos, insídia, insídias, insigne, insignes, insinuei, insista, insiste, Insiste, insistem, insistia, Insistia, insistindo, insolência, insolente, Insolente, insolúveis, insolúvel, insones, insonte, inspira, Inspira, Inspiração, Inspirai, inspiraime, inspirasse, inspire, insta, Insta, instais, Instalhe, instam, Instam, instância, instâncias, instando, instante, Instante, instara, instauram, instavam, instável, insteis, instiga, instigálos, instigando, Instigando, instigará, instigaram, instigou, instila, instiles, instituída, instoume, instrui, instruído, instruindome, instrumento, instrumentos, instruta, instrutas, instruto, insulta, insultam, insultar, <text:soft-page-break/>insultas, insultem, insulto, insultos, insuperável, intacta, Intacta, intactas, intacto, intactos, inteira, Inteira, inteiras, inteiro, intenso, intentam, intentas, intento, Intentoume, intercedendo, interior, interna, interpõe, interpretara, intérprete, intérpretes, interpuseram, interroga, Interroga, interrogála, interrogas, interrogou, interruptos, intervalo, intervém, intestina, intestinos, intima, íntima, intimarei, intimava, intime, íntimo, Íntimo, íntimos, intitula, intolerável, Intolerável, intransitável, intrépidas, intrepidez, intrépido, intrépidos, Introduz, introduzas, intumesce, intumesceu, intumescida, intumescido, inulto, Inultos, inumana, inúmeras, inumeráveis, inúmeros, inunda, inundação, inundada, Inundada, inundando, inúteis, inútil, invada, invade, invadida, invadindo, invadir, invectiva, inveja, invejam, invejavamme, invencível, invernada, invernais, invernal, investe, investem, investemse, Investi, investidas, investir, invicta, invictas, invicto, ínvido, invisa, invisto, invitemos, invito, Invito, invitos, invoca, invocada, invocado, invocam, Invocamos, invocas, involuntário, ir, Ir, ira, Ira, irá, Irá, iracundo, Iracundo, irada, irado, Irado, iras, irei, irem, ires, Ires, iria, iriam, iriando, Iris, Íris, irmã, irmão, Irmão, irmãos, irmãs, Irmãs, irosa, irosas, iroso, Iroso, irosos, irouse, irrefletida, irreparável, irresistível, irrevogável, irrita, irritado, irritados, irritando, irritarte, irrite, irritei, irrites, irrito, irse, irte, irvos, Isandro, Isentarse, Isento, Ísios, isso, Isso, isto, Isto, Ítaca, Ítaco, Ítacos, Itemeneides, Itimoneu, Itone, Ixion, </text:p>
      <text:p text:style-name="P8"/>
      <text:p text:style-name="P31"><text:soft-page-break/>J</text:p>
      <text:p text:style-name="P9">já, Já, jacinto, jactância, jactâncias, jactancioso, Jactantes, jactarse, jactavas, jactese, jaculando, jacunda, jaez, Jalisso, Jalmeno, jamais, Jamais, Jameno, Janira, jantar, Jardano, jarrete, jarro, Jaso, Jason, Jasônio, jaspeada, javali, javalis, javardo, Javardo, javardos, jaz, Jaz, jaza, jazam, Jaze, jazem, jazendo, Jazendo, jazer, Jazer, jazerão, jazes, Jazesse, Jazêsseis, jaziam, jazigo, jeiras, jeito, jejua, jejum, Jera, joelho, joelhos, Joelhos, joga, Joga, jogar, jogara, jogares, jogava, jogo, jogos, Jônios, jornada, jorra, jorrando, Jove, jovem, Jovem, jovens, Jovens, juba, jubão, jubila, júbilo, jubilosa, jubiloso, Jubiloso, jubilosos, jucunda, Jucunda, jucundo, Jugal, jugo, jugular, juízes, juízo, julgainos, julgar, julgaras, julgarei, julgava, julgo, julgue, julgues, juncam, juncando, junças, juncoso, junge, jungem, Jungem, Jungidos, jungindo, Júnior, Juno, junta, Junta, juntamento, juntamse, Juntamse, juntara, juntas, junto, Junto, juntos, Juntos, Júpiter, jura, Jura, jurada, jurame, juramento, juramentos, juramos, Jurar, Juraram, jurares, jurarse, jure, Jurei, jurem, jures, juro, Juro, jurou, Jurou, jus, Justa, justiça, justiceiro, justíssimos, justo, Justo, Juvenca, juventude, </text:p>
      <text:p text:style-name="P9"/>
      <text:p text:style-name="P32"><text:soft-page-break/>L</text:p>
      <text:p text:style-name="P10">lá, Lá, lã, Lãa, Labareda, labaredas, labéu, Labéu, lábios, labor, Labor, labora, laboriosa, Labutando, laçado, laçaria, Lacedemônia, Lacena, lacera, Lacera, lacerado, Lacerado, lacerálo, lacerando, Lacerando, lacerandoa, lacerarem, láceras, laceraste, laço, laços, ladeava, ladeia, ladeiam, Ladeiamno, lado, Lado, ladradora, ladrem, ladrido, ladridos, ladros, Laerceides, Laerceio, Laerceu, Laercides, Laércio, Laértides, lago, lagoa, lagrima, lagrimal, lagrimam, lagrimando, lagrimar, lágrimas, Lágrimas, lagrimavam, lagrimeja, lagrimosa, lagrimosas, lagrimoso, lagrimosos, laivos, lajes, lama, lamba, lambe, Lambem, Lambendoa, lamenta, lamentálo, lamentam, lamentando, lamentas, lamentavam, Lamentáveis, lamentem, lamento, lamentos, lamentoso, Lamentoso, lâmina, Lâmina, lâminas, Lâminas, lampeja, Lampeja, lampejantes, lampejava, Lampo, lança, Lança, lançada, lançadas, lançadeira, lançam, Lançamlhe, lançando, lançandolhe, lançar, lançara, Lançaramme, lançarás, lanças, Lanças, lançasse, lance, Lance, lanceia, Lanceia, lanceiro, Lanceiro, Lanceiros, Lanceou, lancetadas, Lancinantes, lançou, langue, Lânguida, lânguido, Lânguido, Languir, lanígeras, lanosa, lanuda, Laodamas, Laodâmia, Laódice, Laodoco, Laogono, Laomedôncio, Laomedonte, Laotoe, lapídea, lapídeas, Lápitas, lar, lareiras, lares, larga, Larga, Largaa, Largadas, largado, largam, Largam, Largao, Largaos, largar, largara, largaram, largas, largaste, largavam, largo, Largo, largos, Largos, largou, largue, <text:soft-page-break/>largueoulhe, largueza, larguezas, lariço, lariços, Larissa, Larisseias, lãs, lascando, lascívia, lascivo, lassas, lasso, Lasso, lassos, lastima, Lastimando, lastimava, Lastimosa, látego, lateja, Latona, lauta, lautas, lauto, Lauto, lava, lavada, lavado, Lavado, lavados, lavadura, laválo, laválos, lavando, lavandoos, lavar, lave, lavor, lavra, Lavra, lavrado, Lavrado, lavrador, lavram, lavrando, lavrar, lavrara, lavras, Lavras, lavrava, lavre, lavrou, laxa, laxando, laxos, Laxos, leal, lealmente, leão, Leão, lebre, Lebre, lebréus, Lectos, leda, Leda, Ledéia, ledo, Ledo, Ledos, legado, Legado, legados, Legados, Legítimo, lei, Lei, leis, leite, leito, Lelagas, Lélagas, lembra, Lembra, lembraivos, Lembralhe, lembram, Lembrame, lembrança, lembranças, lembrar, lembras, lembraste, Lembraste, lembre, lembremos, Lembremte, Lembrete, lembro, lembrouse, Lemnos, lençol, lendo, lenha, lenhador, lenhadores, lenhai, Lenhai, lenhar, lenho, Lenhos, lenia, lenimentos, lento, Lento, lentos, leoa, Leócrito, leões, Leonina, Leonino, Leonteu, lerdo, lerdos, lesão, Lesbos, lesta, lestas, lestes, lesto, Lesto, lestos, Lestos, Letais, letal, Letal, Letos, Leuco, Leuto, leva, Leva, levaime, leválo, levam, levamno, Levamno, levando, levanta, Levanta, levantála, levantálo, levantam, levantamos, Levantandose, levantao, levantara, levantarse, Levantase, levantava, Levantávamos, Levante, levantes, levantouse, Levaos, levar, Levar, levara, levaria, levas, levasse, levava, levavam, leve, Leve, levem, Levemte, leves, Leves, levo, levou, lha, Lha, lhano, lhe, Lhe, lhes, Lhes, lho, lhos, lia, liba, Liba, libações, Libam, libando, Libando, libar, libava, libavam, liberais, liberta, libertar, libertarei, liberte, libes, libra, Libra, libram, librarse, liça, Licaon, Licaônio, Licasto, licença, Lícia, Licinos, Lício, Lícios, Licofonte, <text:soft-page-break/>Licofron, Licomedes, Lícon, licor, Licto, Lictos, Licurgo, lida, lidando, lidar, lidas, Lidava, lide, lides, liga, Liga, ligam, Ligam, Ligaram, ligeira, Ligeira, ligeiras, ligeireza, ligeiro, ligeiros, Lígnea, lígneo, Liguei, liguem, Lilaia, limiar, limo, limpa, Limpa, limpam, limpar, límpida, Límpida, límpido, limpo, linda, Linda, lindas, Linde, lindo, lindos, linfa, língua, linguagem, línguas, linha, linhagem, linhas, linho, linimentos, Linoria, líquido, lira, Lirnesso, lisa, Lisandro, liso, listado, litigam, litigantes, Lito, litoral, livel, lívida, livra, livramento, livrar, livrara, livraram, livrarem, livrares, livrarse, livras, Livras, livrasse, livre, Livre, Livremse, Livreo, livres, Livres, livrou, lobo, lobos, Lôbrega, lobrigálo, lobrigando, Lobrigaos, lobrigassem, lobrigue, Lócrios, lodo, logo, Logo, logram, Lograos, lograr, Lograrse, logras, lograste, Logravamse, logre, logrou, lombo, lombos, longa, Longa, Longânimo, longânimos, longas, Longas, longe, Longe, longes, Longevibrador, longevo, Longevo, longevos, longínqua, longínquos, longo, longos, loquela, loqüela, loriga, Loriga, lorigadas, lorigados, lorigas, loro, loros, lote, loto, lotos, Louca, louçã, loução, Loução, louçãos, louçãs, louco, Louco, loucuras, loura, louras, louro, louva, louvavam, louvor, lua, Lua, lúcida, lúcidas, lúcido, Lúcido, Lúcifer, luco, lucrava, lucro, lucroso, ludíbrio, lugar, lúgubre, lúgubres, lugubríssimo, lume, lumes, Lumes, Lustra, lustrações, lustrado, lustrando, Lustrando, lustremse, lustro, lustrosa, lustroso, luta, Luta, lutam, lutando, lutar, Lutar, lutarmos, lutas, lute, Lutemos, luto, lutuosa, Lutuosa, lutuoso, luz, Luz, Luzem, Luzemme, luzente, Luzente, luzentes, luzida, Luzida, luzidas, luzidia, luzidio, luzidíssimas, luzidos, luzindo, luzir, Luziu, </text:p>
      <text:p text:style-name="P10"><text:soft-page-break/></text:p>
      <text:p text:style-name="P33">M</text:p>
      <text:p text:style-name="P10">ma, má, maça, maçã, Macaon, Macaris, maçãs, machadinhas, machados, machucada, macia, maculado, madeixa, madeixas, madrasta, madre, Madrugoute, mãe, Mãe, mães, magnânimo, Magnânimo, magnânimos, Magnânimos, Magnata, Magnatas, Magnetes, magnífica, magníficos, magno, magoa, mágoa, magoada, magoado, Magoado, Magoados, mágoas, maior, Maior, maioral, Maioral, maiores, mais, Mais, majestade, majestosa, mal, Mal, maldade, Maldição, maldições, maldizêlo, Malédico, maléfico, males, Malfadado, malfadados, malferido, malha, malhado, malhas, maliciosa, malograres, malquistasse, malquisto, maltratarte, mama, mamilo, mamotes, mana, Mana, manada, Manada, manadas, manam, mananciais, manante, manar, manava, Manavam, mancebo, mancebos, mancha, Mancha, Manchada, manchadas, manchado, manchando, manco, manda, Manda, mandado, mandados, mandála, mandálo, mandar, Mandar, mandara, mandaram, mandas, Mandasme, mandasses, mandaste, mandava, Mande, mandei, Mandeio, mandete, mando, mandou, Mandoulhe, mandoume, mandoute, maneira, maneiro, maneja, Maneja, manejála, manejálos, manejar, manejava, manejo, manes, manha, manhã, manifestemos, manifesto, maninho, manjares, manjedoura, manobra, manquejando, mansão, manso, Manso, mansões, mantas, mantende, mantenhamos, manteve, Mantineia, mantinha, manto, <text:soft-page-break/>mantos, manúbrios, mão, mãos, Mãos,</text:p>
      <text:p text:style-name="P11"><text:s/>maquina, maquinar, maquinaste, maquino, mar, maravilha, marca, marcada, marcado, marcas, marcha, Marcha, marcham, Marcham, marchar, marchasse, marchava, marche, marchemos, Marchemos, márcia, Márcia, marciais, marcial, márcias, márcio, Márcio, márcios, Márcios, marco, marcos, mares, mareta, maretas, marfim, margem, margens, marido, Marido, marinha, marinhas, marinho, Máris, marítima, marmóreo, Marpissa, marte, Marte, martelo, martirizado, maruja, marulhos, mas, Mas, Masete, massa, mastins, Mastor, Mastório, mastro, mata, Mata, matador, matai, Matai, matálo, matálos, matam, Matame, matança, matanças, matando, matandome, Matandose, matao, Mataos, matar, Matar, matara, matarme, matarte, matas, matasse, Matasseme, matavam, mate, matei, Matei, matejar, maternal, maternas, materno, Maternos, matilha, mato, matou, matoulhes, Matoume, matreira, Matreira, matreiro, matriz, matrona, matronas, matutina, mau, Mau, maus, Mavórcias, mavórcio, Mavórcio, mavórcios, Mavorte, maxila, máximo, me, Me, Meandro, Mecisteide, Mecisteu, mede, medeia, medem, Medeona, Medesicasta, Médicas, médico, médicos, medida, medidas, Medidas, medimos, medir, medirse, medita, Medita, meditar, medo, Medo, Medon, medonha, Medonhamente, medonho, medonhos, medra, medrar, medrava, medroso, medrosos, medrou, medula, Medusa, Mégades, Meges, meia, Meia, meiada, Meiado, meião, meiga, Meiga, meigas, meigo, Meigo, Meigos, meio, meiodia, meiões, meios, mel, Melanipo, Melântio, Melas, Meleagro, melhor, Melhor, melhores, Melibeia, melífico, melífluo, melindrosos, Melita, melodia, melodias, Memalides, membros, membrudo, memora, <text:soft-page-break/>memorar, memore, memória, Memória, Menalipo, mendaz, meneando, meneaos, menear, Menécio, meneia, Meneia, Menelau, Meneptolemo, Menestes, Menesteu, Menéstio, Menetes, menina, menino, meninos, Menon, menor, Menor, menores, menos, Menos, mensageira, Mensageira, mensageiro, mensageiros, mensagem, mente, mentes, Mentes, Mentindo, mentira, mentiras, mentiste, mentiu, mento, Mentor, Meon, Meônia, Meônio, Meônios, Mera, mercado, mercê, Mercúrio, Merece, mereci, Mereço, merejar, merencório, mergulha, mergulhadores, mergulham, mergulhar, mergulho, Merion, merlões, Mermero, Meropo, Méropo, mês, mesa, mesas, mescla, Mesclam, mesclarse, mesclase, mescle, mescles, mesclouse, meses, Meses, mesma, mesmas, mesmo, Mesmo, mesmos, mesquinha, mesquinho, Messa, messe, Messe, Messeide, mesta, Mesta, mestas, Mestas, Mestíssimo, Mestles, mesto, Mesto, Mestor, mestos, Mestos, mestra, mestras, mestre, mestres, meta, metade, Metade, metal, metas, mete, Mete, Metelhe, metêlo, metem, Metem, Metemna, metendo, meter, Metese, metiam, metida, Metónios, meu, Meu, meus, Meus, Micale, Micalesso, Micenas, Miceneus, Mideia, Midon, migalhas, Migdon, mil, Mil, milagre, milagres, Mileto, milícia, militar, mim, mimo, mimos, mimosa, mimoso, Mimoso, mimosos, minas, minaz, Minaz, Minerva, Mínete, míngua, minh’alma, minha, Minha, minhas, Minieia, Minieio, ministra, ministrar, ministro, Minônios, Minos, minto, miolos, mira, Mírcino, Mirina, Mirmidões, Mírmidões, Mirmidon, mísera, Miseranda, miserando, miserandos, míseras, miséria, Miséria, misérias, mísero, míseros, Mísio, Mísios, missão, mister, mistérios, Misto, Mistos, mistura, misturados, misturam, Misturam, misturarme, Misturarse, mitigado, <text:soft-page-break/>Mitigate, mitigava, mitigues, miúdo, Mneso, mo, Mo, mó, móbil, moça, moças, Moças, mocidade, Mocinho, mocinhos, moço, Moço, moços, Moços, modera, moderava, modo, moerlhe, mofa, Mofa, mofina, moinha, moita, molar, moldou, mole, Mole, moleira, molemente, Moles, molesta, molestar, molestarme, molestou, moleza, molha, molharse, molhos, Molides, Moliões, Molion, Molo, molossos, momento, monarca, monarquia, monstro, monstruoso, monta, Monta, montado, Montalhe, montam, Montam, montando, montanha, montanhas, montante, montantes, montar, Montar, montava, Montavam, monte, monteiro, monteiros, montes, Montes, montês, Montês, Montícolas, montões, monumento, mor, Mor, mora, morada, moradores, moram, moras, morava, mórbida, Mórbida, morbo, morbos, morda, mordam, mordaz, morde, Mordentes, morder, mordera, morderam, mordeulhe, Mordia, mordido, Mordido, Morfom, moribundo, Moribundo, Móris, mormente, Mormente, morno, morra, Morra, morraças, morram, morramos, morre, Morre, morrem, morrendo, morrer, Morrera, morreram, morreria, morresse, Morreste, morreu, Morreu, morrião, morro, morros, morta, Morta, mortais, Mortais, mortal, Mortal, mortalha, mortandade, morte, Morte, mortes, Mortes, morticínio, mortífera, morto, Morto, mortos, Mortos, mos, mosca, moscas, moscase, Mossa, mostra, Mostra, mostrálo, mostrando, Mostrando, mostrarei, mostrasse, mostremos, motejar, Motejará, motetes, motino, motivo, Motivo, moto, mova, movam, move, Move, Movêla, movemos, movemse, movemselhe, Moveo, mover, Mover, Movese, movia, movidos, movo, mu, muda, mudado, Mudado, mudam, mudar, mudo, Muge, Mugem, mugentes, mugido, mugindo, <text:soft-page-break/>Mugindo, mugir, mui, muita, muitas, Muitas, muitíssimos, Muitíssimos, muito, Muito, muitos, Muitos, mula, Mular, mulas, Mulcíber, mulher, Mulher, Mulherengo, mulheres, Mulheres, Múlio, mulos, multa, Multa, multidão, multíloquo, multimanante, Multimanante, multíplice, multíplices, multívago, munamos, mundanos, mundo, mune, mungilas, munheca, muniam, munida, Munida, munidos, Munidos, munisse, muniu, murada, mural, muralha, muralhas, muram, murcha, murchece, Murcho, murmura, Murmura, murmuraram, muro, Muro, muros, murros, mus, Musa, musas, Musas, músculos, músicos, mutilada, mutilado, mútua, Mutuam, mutuamente, mutue, Mutuemos, mútuo, Mútuo, mútuos, </text:p>
      <text:p text:style-name="P11"/>
      <text:p text:style-name="P34">N</text:p>
      <text:p text:style-name="P12">N’aba, n’água, N’água, n’ala, n’alma, N’alma, n’alta, N’alta, n’alva, N’alva, n’árvore, N’asa, N’áurea, N’ausência, n’hasta, N’hasta, na, Na, nações, nada, Nada, nade, nádega, Nádega, nado, Nado, nados, náiada, Náiada, Naida, não, Não, naquela, Naquelas, naquele, Naquele, nariz, narrar, nas, Nas, nasça, nasce, nascemos, Nascemos, nasceram, nasceras, nasceste, Nasci, nascida, nascido, Nascido, nascidos, Nastes, natio, natura, natureza, nau, Naubolides, naus, Naus, nauta, nautas, náutico, navais, naval, Naval, navalhadas, navegam, navegar, navegava, naveguem, Naveguemos, navio, navios, neblina, necessário, necessidade, Necessitamos, néctar, Néctar, nédia, nédias, nédio, Nédio, nédios, nega, <text:soft-page-break/>Negarmeás, negas, Negas, negase, negligência, nego, negocioso, Negou, negoulhe, negoute, negra, Negra, negras, negreja, Negreja, negrejando, negro, Negro, negros, negrume, nela, Nela, nelas, nele, Nele, Neleias, Neleio, Neleu, Nelides, nem, Nem, Nemerte, nemoroso, nenhum, Nenhum, nenhuma, nênias, Neoptolemo, nera, Nereida, Nereidas, Nereu, Nérito, nervo, nervos, nervoso, Nervoso, nervudo, Nervudos, Néscia, Néscio, Neseia, Nessas, nesse, Nesse, nesses, nesta, Nesta, neste, Neste, Nestes, Nestor, Nestóridas, Nestório, neta, neto, netos, Netunino, Netúnio, Netuno, neva, neve, neves, névoa, nevoeiro, nevoso, nidificam, Nidor, nimboso, nímia, nímio, Nímio, ninfa, ninfas, ninguém, Ninguém, ninho, Níobe, Nireu, Nisiro, Nissa, Nisseio, nisto, Nisto, nitentes, nítida, nítidas, nítido, nítidos, nitrindo, nitrir, nivela, níveo, níveos, no, No, nó, nobilíssimo, nobre, Nobre, nobres, nobreza, nociva, nocivo, noctívaga, nódoa, Noemon, noite, Noite, Noites, noivas, Noivo, nojo, Nojo, nolo, nome, nomeada, nomeado, nomeara, nomeia, nomeiam, nomeio, nomeou, nomes, Nómion, nona, nono, nora, noras, Noras, norte, nos, Nos, nós, Nós, nossa, nossas, Nossas, nosso, Nosso, nossos, Nossos, notas, Noto, notos, noturna, noturno, Noturno, noturnos, noutra, Noutras, noutro, nova, Novamente, novas, nove, Nove, novel, Novel, Novena, novenal, novene, noventa, novilha, novilhas, novilhos, novo, novos, nu, Nu, nubícogo, Nubícogo, nublado, nublados, nuca, nulo, num, Num, numa, Numa, numas, nume, Nume, número, numerosas, numerosos, numes, Numes, nunca, Nunca, núncia, Núncia, núncio, núncios, Núncios, nus, Nus, nuta, nutante, nutar, nuto, nutre, nutrem, nutri, nutria, nutrida, nutrido, nutrir, nutrira, nutriu, nutriz, nuvem, Nuvem, <text:soft-page-break/>nuvens, </text:p>
      <text:p text:style-name="P12"/>
      <text:p text:style-name="P35"/>
      <text:p text:style-name="P35">O</text:p>
      <text:p text:style-name="P12">o, O, ó, Ó, obedece, obedecei, Obedeceime, obedecem, Obedecemlhe, obedecemos, obedecera, obedeceram, obedecerem, obedeceu, obedeciam, obedeço, obediente, oblíquo, oblongo, obra, Obra, obrada, obrado, obrar, obraram, obras, obrasse, obriga, obrigações, obrigados, obriguemos, obrou, obscuro, obsecra, obsecrai, obsecro, Obsequiando, obséquios, observa, observam, Observas, observo, obstam, Obstando, obstinado, obtemos, obtendo, obtenha, obtenho, obter, obteve, Obtido, obtive, obumbre, Óbvio, oca, Ocaleia, ocaso, oceano, Oceano, ócio, ócios, ocioso, ocorre, Ocorre, ocorrerá, oculta, ocultar, ocultas, ocultava, ocultes, oculto, Oculto, ocultos, ocupa, Ocupa, ocupadas, ocupam, ocuparmos, ocupava, ocupavam, odeia, odeiam, odeias, odeio, ódio, Ódio, odiosa, odioso, odor, odora, odorífera, odoro, odre, oeste, Ofelestes, Oféltio, ofendas, ofende, ofender, ofendera, ofendesse, ofendeume, Ofendido, ofensa, ofensor, ofereças, oferece, oferecem, ofereceuse, oferta, Oferta, ofertamos, Ofertaos, ofertaram, ofertas, ofertasse, oferte, oferto, ofertoulhe, ofício, ofrenda, <text:soft-page-break/>ofrendas, ofusca, Ofusca, ofuscam, ofuscantes, Ofuscaramselhe, Ofuscaselhe, oh, Oh, Oileu, Oiliades, Oilíades, oitava, oitavo, oitenta, oito, Oito, oleiro, Olénia, Olênia, Olenos, óleo, Óleo, olha, Olha, Olhai, olhálo, Olham, Olhamse, olhando, olhao, Olhaos, olhar, olharem, olhavas, olhicerúlea, Olhicerúlea, olhiespertos, olhigázea, olhinegros, Olhinegros, olhipulcra, Olhipulcra, olhitáurea, Olhitáurea, olho, olhos, Olhos, oliagíneo, Olímpia, Olimpio, Olímpio, Olimpo, oliveira, Olizona, Olmo, olmos, Oloossona, olor, olorosa, olvida, olvidando, olvidaria, olvidas, olvidaste, olvide, olvides, Olvidese, olvido, ombrear, ombreia, ombro, ombros, omitirse, omnígeno, onda, ondas, onde, Onde, ondeia, ondeiam, Onetor, onipotente, Onipotente, onisciente, onividente, ontem, onze, Onze, opaca, opacas, opas, operários, Operários, operem, opima, opimas, opimo,</text:p>
      <text:p text:style-name="P13"><text:s/>opinando, opinar, opinarei, opinas, opine, opíparos, Opites, opõe, opõemse, Opóente, opondose, oponha, oponham, oponhas, oponhome, opor, opôs, oposta, opostos, opresso, opressões, opressos, Opressos, oprimam, oprime, oprimido, opróbrio, Opróbrio, opróbrios, opugnando, opugnaria, opugnava, opulência, opulenta, opulentas, Opulentas, opulentíssima, opulento, opunha, opunhase, Opunta, Opunte, Oquésio, ora, Ora, oráculo, oráculos, orador, oradores, Orando, orar, orava, orbe, Orbes, Orca, Orco, Orcómeno, Orcômeno, ordem, Ordem, ordena, ordenalhes, ordenálo, ordenança, ordenando, ordenar, ordenara, ordenaram, ordenas, ordenavaos, ordene, ordeno, ordenou, ordens, Oréadas, orelha, orelhas, Orésbio, Orestes, orfandade, órfão, Órfão, órgãos, orgulhase, Orgulhase, orgulho, orgulhosa, orgulhoso, <text:soft-page-break/>Orgulhoso, origem, Orion, Órion, Oritia, orla, orlada, orlas, Ormenida, Ormênio, Ormeno, Órmeno, orna, Orna, ornada, ornadíssimo, ornado, ornando, ornavam, Órnias, Oros, orou, Orsíloco, Orte, Orteu, orvalho, os, Os, Osseu, osso, ossos, ostende, ostenta, ostentas, ostrinhos, ótimo, Ótimo, Oto, Otreu, Otrintes, Otrinto, Otrioneu, ou, Ou, ouça, ouçam, Ouçamme, Ouço, ourela, ouriça, ouro, ousa, Ousa, ousada, ousadia, ousado, ousados, ousam, ousando, Ousao, ousara, Ousarás, ousarem, Ousares, ousas, Ouse, ouses, ousou, outonal, outono, outorga, outorgam, outorgar, outorgas, outorgoume…, outorgue, outra, Outra, outras, Outras, outrem, outro, Outro, outrora, outros, Outros, ouve, Ouve, ouveme, Ouvemno, ouves, ouvi, Ouvi, ouviam, ouvida, ouvido, ouvidos, ouvilo, ouvilos, ouvime, Ouvime, ouvimos, ouvindo, Ouvindolhe, ouvir, Ouvir, ouvirá, ouvirei, ouvireis, Ouvis, ouvissem, ouviu, ouviulhe, Ouviulhe, ovante, Ovante, ovantes, ovelha, ovelhas, Ovelhas, ovelheiro, ovelhum, ovelhumes, oxalá, Oxalá, </text:p>
      <text:p text:style-name="P13"/>
      <text:p text:style-name="P36">P</text:p>
      <text:p text:style-name="P13">pá, paciente, Paciente, pacífico, pacigosa, paço, paços, pacto, Pacto, pactos, pactuem, padeça, padeças, padecem, padecemos, padecera, padeceres, padecessem, padecido, padecimentos, padejam, padre, Padre, Paflagônios, paga, Pagaime, pagainos, pagalhe, pagar, pagará, pagarão, pagarás, Pagarás, pagareis, pagarlhe, Pagarlhe, pago, pagou, pague, paguem, pai, Pai, pairando, pais, país, <text:soft-page-break/>paixão, pajem, Pajem, pajens, palácio, palácios, paladar, Palas, palavra, palavras, paliçada, paliçadas, pálida, Pálido, pálidos, palma, Palma, palmas, Pálmis, palmo, palmos, pálpebras, palpita, palpitam, palpitante, palpitantes, palpitar, palpitarlhe, palreiro, paludoso, palustre, Pamones, pampinosa, Pândaco, Pândaro, pandas, Pandion, Panonfeu, Panopeia, Panopéia, Panopides, pantera, Panto, Pantóida, Pantóides, pão, papai, par, para, Para, pára, Pára, param, Param, paramenta, páramo, parando, parapeito, parapeitos, parasse, Parca, Parcas, parcial, parda, pardo, pardos, pare, Pare, pareça, parece, parecelhe, Parecem, parecendo, parecer, pareces, pareceulhe, parecia, parecido, parecidos, parede, paredes, parelha, parelhas, parelho, Parenta, parente, parentes, Parentes, páreo, pari, parido, parilo, parir, Parir, parira, Pariram, Páris, pariste, pariu, Pariu, pariute, parlamento, Parou, parque, Parrásia, parricídio, parta, partas, parte, Parte, partem, Partênio, partes, participar, Participar, Participemos, partida, partido, partidos, partilha, partilhar, Partimos, partindo, Partindose, partir, partiu, partiulhe, Partiuse, parto, partos, pás, pascem, pascendo, pascia, pasciam, pascida, pascigosa, Pasiteia, pasma, Pasma, pasmadas, pasmados, pasmam, Pasmam, pasmo, pasmoso, Pasmosos, passa, Passa, passado, Passador, passagem, passála, Passalhe, passálo, passam, Passamna, passando, passar, passarás, passarei, passaria, pássaro, Pássaro, passasse, passava, passe, Passe, passeia, passo, passos, passoume, pastam, pastavas, pastios, pasto, pastor, pastorava, pastores, pastos, pastura, patadas, patas, patente, Patenteemos, paterna, paternais, paternal, paternas, paterno, Paterno, paternos, pátio, pátria, Pátria, pátrias, patrimônio, pátrio, pátrios, <text:soft-page-break/>patrocínio, Patroclo, patrono, patrulhem, pauladas, paus, Pausado, paveia, pavês, pávida, Pávido, pávidos, Pávidos, pavilhão, pavilhões, pavimento, paz, pé, peã, péan, peça, pecaram, peças, Peço, pecorosa, pecoroso, Peçote, pedaços, Pédaso, pede, Pede, Pedelhe, pedem, Pedem, pedes, pedestre, Pedestre, pedestres, Pedeu, pedia, pedimento, pedindolhe, pedir, pedira, pediram, pedirlhe, pedirte, pediste, Pedites, pedra, Pedra, pedrada, pedras, pedregoso, pega, Pega, pegada, Pegada, Pegalhe, pegam, Pegam, pegando, Pegandolhe, pegão, pegas, pego, peias, peitado, peito, peitorais, peitoral, peitos, Peitos, peixe, Peixe, peixes, Peixes, peixinhos, peja, Pejamse, peje, pejo, pela, Pela, péla, pélago, Pelagon, pelam, pelas, Pelas, Pelasga, Pelasgo, Pelasgos, pele, Pele, Pélegon, Pelegônio, Peleia, Peleio, Peleios, peleja, Peleja, Pelejador, pelejam, pelejar, pelejas, pelejavam, Peleje, pelejem, pelejemos, Pelena, peles, Peleu, Pelíaco, Pélias, pelice, Pelides, Pélion, pelo, Pelo, pêlo, Pélope, pelos, Pelos, pêlos, peltados, peluda, pena, Pena, penacho, penachos, Penaos, penas, pende, Pende, pendem, pendência, Pendência, pendente, pender, Penderá, pendia, Pendura, penduraivos, pendure, pendureite, penedo, penedos, Peneleu, penetra, Penetra, penetrálo, Penetrando, penetrante, penetrantes, penetrar, penetras, Peneu, penha, penhas, penhor, Penhor, penhores, penoso, Penosos, pensa, pensamento, pensando, pensas, Pensas, pensava, pensávamos, pensáveis, pensei, penso, Penso, Pensoso, pensou, penteia, penúria, peões, Peões, Péon, Peones, Peônia, Peônio, Peônios, peplo, peplos, Peplos, pequeno, Pequeno, per, perante, Perante, perca, percebam, percebe, Percebe, percebeas, percebêlo, percebendo, percebidos, Percnon, perco, Percope, percorre, percorreis, Percósio, <text:soft-page-break/>Percóssio, Percote, percutida, percutindo, perda, perde, Perde, perdêla, perdêlo, perdêlos, perdem, perdemos, perdendo, perder, Perder, perdera, perderam, perderse, perderte, perdes, perdesse, perdessem…, perdeste, Perdete, perdeu, perdeulhe, Perdeuos, perdido, perdoa, Perdoa, Perdoar, Perdoarei, perdoas, perdoe, Perebus, pereça, Pereça, pereçam, Pereçam, pereçamos, perecem, Perecem, perecer, pereceram, perecesse, perecia, perecido, pereço, peregrina, perene, Perfaze, perfeita, Perfeita, Perfeitas, Perfeito, Pérfida, perfídia, pérfido, Pérfido, perfilam, perfilaram, perfiles, perfuma, Perfumada, perfumado, perfumes, perfura, Pérgamo, Pergásides, pergunta, perguntalhe, perguntar, perguntas, perguntes, pergunto, Peribeia, perícia, Pericmeu, Periério, Perifas, Perifetes, perigo, perigos, perigoso, perigosos, Perimédites, Perimo, Peritíssimo, perito, Peritôo, peritos, perjure, perjúrio, Perjúrio, Perjuro, perjuros, perlustra, permaneça, Permaneça, permaneçam, permanecem, permanecer, permaneço, permeio, permissão, permite, Permite, permitem, Permitemlhe, permitiu, permito, permutando, perna, pernas, Pernas, pernicioso, pernoita, pernoitam, Pernoitar, pernoitava, Pernoite, perora, perpetrar, perpetuar, perpétuo, perro, perros, perscrutar, persegue, perseguem, persegues, perseguiam, Perseguição, perseguidas, perseguido, perseguidos, perseguilos, perseguimos, perseguindo, perseguir, perseguisse, Perseides, persente, Perseu, persiga, persistamos, persiste, Persiste, persistem, persisto, perspicaz, perspicazes, Persuadi, pertença, pertence, pertenceume, pertinácia, perto, Perto, perturba, perturbadas, perturbado, perturbaram, perturbe, perverso, perversos, pés, Pés, <text:soft-page-break/>pesa, pesada, pesadelo, pesado, Pesado, pesadume, pesadumes, pesar, pesares, pesarlhe, pesarosa, pesaroso, pesca, pescoço, pescoços, pese, pesete, peso, Peso, pesou, pespeguete, pespontado, Pesquisando, pessoa, pessoal, pestanas, peste, Peste, Pestíferas, Péteon, Peteu, Petides, pétrea, petrechara, petrina, Petulante, péveloz, pias, picadas, Picado, picador, picadores, Picaos, picaria, picava, pícea, pico, Pico, picos, Picouas, piedade, piedosa, piedoso, Pieria, Piéria, Pigmeu, pilares, Pilarte, Pilemenes, Pilemeneu, Pilemênios, Pilene, Pileu, Pílio, Pílios, Pilo, Pilon, Pilos, piloto, pilotos, pinas, píncaros, Pinga, Pingentes, pingue, Pingue, pingues, pinha, pinho, pino, pinta, pio, pior, pios, Pipitando, pique, Pique, piques, pira, Piraide, Píraso, Pirecme, Pires, Pireu, Pirítoo, Piroo, Pirrásio, pisa, pisam, pisandolhe, Pisandro, pisar, piscoso, Piseonório, Piso, pista, Pitéia, Pitieia, Pito, Píton, placas, Plácido, Plaga, plagas, plaino, planície, plano, planta, plantaram, plantas, plantios, plátano, Plateias, Plaustro, plebe, plebeu, Pleias, pleiteie, pleiteiem, pleito, plena, pleno, Pleno, Pleurona, Pleurônio, plúmbea, Plutão, Plutônia, pó, pobre, Pobre, poço, poços, Podalírio, Podarces, Podarga, Podargo, pode, pôde, podem, Podem, podemos, Podemos, podendo, poder, poderá, poderemos, poderes, poderia, Poderiam, Poderio, poderoso, Poderoso, poderosos, podes, Podes, podia, podiam, podias, podre, podres, Podres, põe, Põe, poeira, Põelhe, põemlhe, Põeno, poentos, põese, Põese, Põeselhe, poesia, Põete, pois, Pois, poldros, Polibo, Polictor, Polidamas, polidas, polidíssimas, polido, Polidora, Polidoro, polidos, Polieido, Poliemônio, Polifemo, Polifetes, Políido, Polimela, Polímelo, Polinice, Polipetes, Polites, Polixino, pólo, polpa, poltrão, poltrões, poluto, Pólux, polvorento, pomar, <text:soft-page-break/>pomba, pombas, pombos, pomo, pompa, pomposo, pondera, ponderas, pondere, pondero, pondo, Pondo, ponha, Ponha, ponham, Ponhamse, ponhas, ponta, pontas, ponte, Ponte, pontes, ponto, pontuda, pontudas, pontudo, Pontudo, Pontudos, popa, popas, Popas, populosa, por, Por, pôr, Pôr, porá, porção, porções, porcos, porém, Porém, porfiam, porquanto, porque, Porque, porta, portaclava, portais, portal, portanto, portão, Portão, portas, Portas, porte, pôrte, porteira, portento, portentosa, Porteu, pórtico, pórticos, porto, portões, Portões, porvir, pós, Pós, pôs, Pôs, Pôslhe, pospõeme, pospunha, possa, possam, Possamos, possante, possas, posse, possessões, possível, posso, Posso, possuem,</text:p>
      <text:p text:style-name="P14"><text:s/>possui, possuído, Possuis, Posta, postado, postam, Postamse, postas, Postas, poste, postes, posto, Posto, postrema, postremo, potentado, potentados, potente, Potente, potentes, Potentíssimo, potentíssimos, Pouca, pouco, Pouco, poucos, Poucos, poupa, Poupa, poupado, poupam, poupar, poupará, pouparmos, poupava, poupe, poupou, pousa, Pousa, pousadas, pousam, Pousao, pouse, povo, Povo, povoou, povos, Povos, pra, praça, praças, Praças, prado, prados, praga, pragas, praia, praias, Prancha, pranchas, pranchões, Prânio, prantear, prantearás, pranteia, Pranteia, pranteiam, pranteias, Pranteias, pranteiem, pranteio, pranto, prata, prática, Práticos, Prátio, pratos, praza, prazer, Prazer, prazeres, Preálos, precauções, prece, precede, precedendo, precedeo, precedia, precediam, precedo, preceito, preceitos, preces, Preces, precioso, preciosos, precipício, precipícios, precipita, precipitadas, precipitam, Precipitamente, precipitamse, Precipitase, precípite, precípites, Precipitoume, Precisamos, <text:soft-page-break/>precisas, preclaro, preço, Preço, predadora, predições, predigo, predileto, prédio, prédios, predito, preencheme, prefere, preferes, prefira, prefiras, prefiro, prega, Prega, pregada, Pregada, pregado, Pregalhe, pregamse, pregaram, pregarse, pregas, Pregase, pregoar, pregões, Pregões, pregos, preguei, preguiçosos, preia, Preia, prelibar, prélio, prélios, preme, premiava, prêmio, prêmios, Prêmios, premunidos, prenda, Prenda, prendadas, prendado, prendaram, prendas, prende, prendelhe, prender, prendera, Prenhe, Prenhes, prepara, preparaime, preparam, Preparandose, preparar, preparáveis, preparemos, prepotente, Prepotente, prerrompendo, presa, presas, Presas, Prescindamos, prescindes, prescreve, prescreveo, prescrever, prescreveulhe, prescreveumo, prescrevilhe, prescrevo, Prescrito, presença, presenta, Presenta, Presentarão, presente, presentes, Presentes, presepe, preserva, preserválo, preservam, Preservame, Preservao, preservar, preservarme, Preservaste, preservemno, preside, presidia, presilha, preso, presos, pressa, pressagiam, presságio, Presságio, pressago, pressente, pressintam, pressurosa, pressurosas, pressuroso, Pressuroso, pressurosos, presta, Presta, prestam, Prestamse, prestante, prestantes, prestariam, prestarmos, preste, presteilhes, prestemos, prestes, Prestes, préstimo, presto, Presto, Prestos, prestou, presumo, Preta, pretas, pretende, pretendem, pretendendo, pretendes, pretendo, preteri, preterir, preterirte, preterirvos, Preto, pretos, prevê, Prevê, Prevejo, prevenimos, prevenindo, Previ, previnam, previne, previno, Previsse, previste, previsto, Previsto, preza, prezada, Prezado, prezas, prezava, prezo, prezote, Priâmea, Priâmeas, Priameia, Priameio, Priameios, <text:soft-page-break/>Priâmeo, Priâmeos, Priameus, Priamidas, Priamides, Príamo, prima, primado, primar, Primar, primavera, primaz, primeira, primeiramente, primeiras, primeiro, Primeiro, primeiros, primícias, primípara, primipilares, primo, Primo, primogênita, Primogênita, Primogênito, primogênitos, Primogênitos, primor, Primor, primorosa, primoroso, princesa, princesas, principais, principalmente, príncipe, Príncipe, príncipes, Príncipes, princípio, Princípio, prisca, prisco, priscos, prisioneiros, prisões, Pritânis, privado, Privame, Privaos, privarte, prive, privei, privou, privoume, privoute, pró, proa, probo, procede, procedem, procedendo, procedes, procela, procelípede, Procelípede, proceloso, Proceloso, próceres, proclamado, proclina, procriado, procriamos, procura, procuram, Procurame, procures, pródiga, prodigado, prodigam, pródigas, prodígio, prodiguem, produza, produzidos, Produzir, produziste, produziu, proeminente, proezas, profanas, profecia, profere, proferes, proferir, proferiste, profícua, profiro, profligo, profunda, Profundado, profundálos, profunde, profundo, Profundo, profundos, profusa, progênie, progênito, Progênito, prognostica, progredindo, progredir, proíba, proíbe, proibiume, projeto, projetos, prol, prole, Prole, prolongam, Prómaco, promessa, promessas, prometa, prometas, promete, prometem, Prometendo, prometera, prometes, prometeume, Prometeume, prometia, prometo, Prometo, Prometote, promontório, promontórios, promovera, Pronos, pronta, Pronta, Prontíssima, pronto, Pronto, prontos, Prontos, Pronunciar, propagar, propele, propelem, propelido, Propensa, propício, propina, Propínquos, Propõe, Proponho, propor, proporme, propósito, própria, próprias, próprio, próprios, <text:soft-page-break/>propugnada, propugnam, propugnar, propugnava, propugnem, propugnemos, propugnes, prorrompe, Prorrompe, prorrompem, prosápia, Prosérpina, prossegue, Prossegue, prossegues, prosseguindo, prossiga, prossigas, prostara, prosterna, Prosterna, prosternado, prosternados, prosternas, prosterne, prostou, prostra, Prostra, prostrado, Prostrado, prostrados, prostrálo, prostram, prostrando, Prostrara, prostrará, prostrase, Prostrase, prostrava, prostro, prostrou, proteção, protege, protegêlos, protegem, protegeme, Protegendo, proteger, proteges, protegia, protegido, protejo, protende, protendidas, Protenor, protervo, Protervo, Protesilau, protetora, protetores, Protiaônio, Proto, Protoenor, Protôo, Protoon, prova, provada, provadas, provado, provai, Provamse, provar, Provar, provará, provaram, provaras, provarás, Provarás, Provaste, Prove, provê, provectos, proveitoso, provem, Provêm, provemos, provenho, provese, providas, providente, próvido, Próvido, providos, provindos, provir, Provir, provoca, provocado, provocados, Provocando, provocar, provocava, provocou, próximo, Próximo, próximos, prudência, prudente, Prudente, Prudentes, prudentíssimo, Ptéleon, Ptélon, Ptolomeu, pubente, puberdade, Púbere, púberes, púbis, público, Público, pude, pudera, Pudera, puderas, pudesse, Pudesse, pudesses, pudica, pudor, pueris, púgil, pugilato, pugna, pugnam, pugnamos, pugnando, pugnar, pugnaram, pugnardes, pugnas, Pugnasses, pugnavam, pugnaz, Pugnaz, pugnazes, Pugnazes, pugnem, pujança, pujante, Pujante, pujantes, pula, Pula, pulam, pular, Pular, pulcra, pulcras, pulcrícoma, Pulcrícoma, pulcro, pulcros, pulmão, pulo, pulos, pulquérrima, pulsa, Pulsa, pulsam, Pulsame, pulso, Pulso, <text:soft-page-break/>pulsos, Pulsos, pulvérea, Pulvéreas, pulverosa, puna, pune, Punem, punete, punge, Pungem, pungente, Pungente, pungido, Pungido, pungiu, pungiume, punha, punhadas, punhados, punhais, punhal, punhas, punho, Punho, punhos, punícea, puníceo, Punindo, punir, punirá, punja, punjas, pupila, pupilo, pura, Pura, Puras, purgando, purifica, Purifica, puro, Puro, purpúrea, Purpúrea, purpureia, purpúreo, Purpúreo, pus, pusilânime, puxa, Puxa, puxam, Puxamno, puxando, Puxarvosei, puxava, puxou, </text:p>
      <text:p text:style-name="P14"/>
      <text:p text:style-name="P44"><text:span text:style-name="T1">Q</text:span></text:p>
      <text:p text:style-name="P14"/>
      <text:p text:style-name="P15">quadra, quadrado, Quadrado, quadriga, quadril, quadripartida, quadris, quadrupedante, quádrupla, quadrúplice, quádruplo, quais, Quais, qual, Qual, qualquer, Qualquer, quando, Quando, Quanta, Quantas, quantia, quanto, Quanto, quantos, Quantos, quão, Quão, quarenta, quarta, quartel, quarto, Quarto, quase, Quase, quatro, Quatro, que, Que, Quê, quebra, Quebra, quebrála, quebram, Quebram, quebranta, quebrantados, quebrar, quebrara, quebrarse, Quebrase, quebrasse, quebre, quebremos, quebro, Quebro, quebrou, quebroulhe, quebrouse, queda, Queda, quedo, Quedo, quedos, Quedos, Queijo, queima, queimado, queimálas, queimando, queimar, queimaremte, queimarmos, queimava, queime, Queime, queimei, Queimemse, queimo, queimou, queira, queiram, queiramos, queiras, queixa, queixadas, queixam, <text:soft-page-break/>queixandose, queixarse, queixas, Queixas, queixo, queixos, queixosos, queixumes, quem, Quem, quente, Quente, quentes, quer, Quer, quereis, querem, Queremno, Queremte, querendo, querer, quereres, queres, Queres, Queresme, queriam, querias, querida, queridíssima, querido, Querido, queridos, quero, Quero, Querote, questões, Questões, quiçá, Quiçá, quietação, quieto, Quietos, quilha, quilhas, Quimera, quinhão, Quinhão, quinhões, Qüinqüedentado, qüinqüene, Qüinqüene, quinteiro, quinto, Quinto, Quiron, quis, Quis, quis…, Quisemolo, quisera, quiserem, quiseres, quisesse, quiseste,</text:p>
      <text:p text:style-name="P15"/>
      <text:p text:style-name="P37">R</text:p>
      <text:p text:style-name="P15"/>
      <text:p text:style-name="P16">rábide, rábido, Rábido, raça, Raça, racha, Racha, racimosa, Radamanto, Radeiam, rafeiro, rafeiros, raiando, raias, raie, rainha, raio, raios, raiva, Raiva, raivando, raivosa, raivoso, Raivoso, raivosos, raiz, raízes, rajada, rajadas, rajeiras, ralado, ralam, ralharmos, ralhos, ralo, rama, ramada, ramo, Ramo, ramos, ramosa, ramoso, ranchos, rancor, Rancoroso, rangem, rangido, rápida, Rápida, Rapidamente, rápidas, rapidez, rápido, Rápido, rápidos, rapina, rapto, Rapto, raptor, rara, raro, Raro, raros, rasa, Rasa, Rasca, rascando, rascou, rasga, Rasga, rasgado, rasgalhe, Rasgalhe, rasgam, Rasgar, Rasgarteei, rasgase, Rasgase, Rasgueite, rasgues, raso, Raso, Rasos, Raspa, raspado, rasteja, rasto, rastos, ratifique, razão, razões, Razões, Ré, <text:soft-page-break/>Reagir, reais, real, Real, realeza, rebaixaste, rebaixes, rebanho, rebanhos, rebatem, rebater, Rebatido, rebatidos, rebenta, Rebenta, rebentam, rebentão, rebentará, rebento, reboa, rebolca, rebrama, rebrame, rebuço, recadam, recado, recai, recair, Recairá, recamado, recâmara, receando, receba, recebe, Recebe, recebea, recebêlo, Recebemnos, recebendoos, receber, recebera, receberam, receberes, recebeu, receia, Receia, receias, receie, receies, receio, Receio, recém, Recémpolidos, recemvindos, Recendiamme, recente, Recente, receosos, recesso, recessos, rechaça, rechaçada, rechaçado, rechaçados, Rechaçálos, rechaçam, rechaçar, rechaçaram, rechaçaremos, rechaçava, rechace, rechaceite, rechacemos, Rechina, rechinando, recinto, reciprocando, Reciprocar, recíproco, reclama, Reclama, reclamando, recobra, recobrar, recolha, recolham, recolhamos, recolhas, recolhe, Recolhe, recolhem, Recolhendo, recolher, recolherem, recolherse, recolhete, recolheu, recolho, recomendo, Recomendoute, recompensa, recompensas, reconduz, reconduza, reconduzem, reconhece, reconhecem, reconhecendo, Reconhecendo, Reconhecendoos, reconheceos, Reconheceos, reconheço, Reconquistar, recontaime, recordaivos, Recordalhe, recordar, recordas, recordasse, recordo, recorre, recorrem, recortado, recortados, recostados, recostam, recostar, recoze, recozo, recrearse, recreiam, recresce, Recrescia, recua, Recua, recuam, recuando, recuar, recursos, recurva, recurvas, recurvo, recusa, recusam, recusar, Recusar, recusarto, recusas, recusavam, recusem, recuso, recusoulhe, Redargúi, rede, rédeas, redenho, redil, Redimido, Redimidos, redimir, Redimir, redis, redobra, redobrados, redonda, redondo, redondos, redor, reduzo, refega, refeição, refeitos, referisse, referve, refervem, refervia, refinou, reflete, refluente, reflui, Refluir, refocila, <text:soft-page-break/>refocile, reforça, Reforçada, reforçado, Reforçado, reforçando, Reforçandolhe, reforço, reforçou, refratário, refreálo, refreava, refrega, refreia, refreias, refrigera, refrigeram, refugiamse, refúgio, Refúgio, Refulge, refulgente, Refulgente, refulgentes, refusam, refusando, rega, regaço, regala, Regalaivos, regalamse, regalaram, regalo, regalou, regam, regando, regatos, rege, Rege, regedor, regeis, reger, reges, Regia, régia, região, régias, régio, régios, regoado, regozija, regozijarse, regozijavam, regozijo, Regozijouse, regra, regrado, Regrando, regressa, regressar, regressasse, regresse, regresso, reguados, regueiro, rei, Rei, Reia, reina, Reina, reinante, reinaremos, reinava, reine, reino, reinos, reinou, reis, Reis, reja, rejeitam, rejeite, rejeitou, relance, relevos, religioso, relumbrante, relumbrou, reluta, Reluta, relutar, reluz, Reluz, reluzindo, reluzir, remada, remate, Remavam, remédio, remeira, remeiras, remeiros, Remessada, Remessaime, remessões, remessou, remeta, remete, Remete, remetem, Remetem, Remetendose, remeteo, remetera, remeterme, remeto, Remeto, Remexe, remexendo, remexido, remido, Remido, remilo, reminhoso, remir, Remir, remiremos, remires, remirmos, remissão, remisso, remissos, Remissos, remite, remitisse, remo, Remoca, remoçar, remoçarme, Remoinha, remoinhos, remonta, remontam, remonte, remoque, remos, Remos, remota, remotas, remoto, remova, Remova, remove, Remove, removeu, Removido, remuge, Rena, renda, rendam, rendamos, rende, Rendei, rendêlo, Rendemse, render, Render, Rendera, renderá, renderam, rendermos, renderse, rendes, rendiam, rendido, Rendome, Renhiase, renhida, renhido, renitente, renitentes, renitiam, renitindo, renome, renovam, renovar, renovo, Renovo, renovouse, <text:soft-page-break/>Rente, Renua, renui, Renui, reparar, reparo, Reparo, reparos, Reparos, reparte, repartia, repartindo, repartiram, repassa, repassada, Repassar, repasto, repeda, repele, Repele, repelem, repeleo, repeleos, repeli, repelido, repelimos, repelir, repeliram, repente, repentino, Repentino, Repetelhe, repetindo, repetir, repila, Repleta, repleto, replica, Replica, réplica, replicou, replicoulhe, Replicoulhe, repor, reportandose, reposto, repousa, repousam, repousar, repousardes, Repousas, repousava, repouses, repouso, repreende, Repreende, repreensão, represália, reprima, reprimas, reprime, reprimiam, reprimilo, Reprimindo, reprovar, Réptil, repugnante, repugne, repugno, repulsa, Repulsa, repulsada, repulsam, Repulsandome, repulsemos, Repulsemos, repulso, Repulso, repulsos, Repulsos, repulsou, repulsoulhe, reputo, requeiras, Requer, rés, rês, reserva, Reserva, reservadas, reservas, reservou, reses, resfolga, resfolgava, resfriar, resgatar, resgate, resgates, resguarda, resguardado, resguardálo, resguardamos, resguardando, resguardas, resguardo, residem, resignarse, resignouse, resista, resistamos, resistas, resiste, resistem, Resistem, resistência, resistindo, resistir, resistira, resistirem, resistires, Reso, resolvas, resolve, resolvo, respeita, Respeita, respeitamos, respeitando, respeitasse, respeite, respeites, respeito, respeitoso, respeitosos, Respeitosos, respira, respiram, respirando, respirar, respiraram, respirarem, respiras, respiravam, Respiravam, respirem, respiro, Resplandecente, resplenda, resplendente, resplêndido, resplêndidos, resplendor, responde, Responde, Respondelhe, respondeu, Respondeulha, respondeulhe, Respondeulhe, responsa, resposta, ressalvar, ressoa, Ressoa, ressoar, Ressoe, <text:soft-page-break/>ressonante, ressonarem, Ressonavam, ressupino, ressurge, ressurgirão, ressuscitas, resta, Resta, restam, Restam, restando, restantes, restar, restasse, Restaurarás, restaure, restava, reste, restituam, Restituase, restitui, Restitui, restituir, Restituirmos, restituo, resto, restos, restrugem, restrugiam, resulta, resvala, Resvalando, resvalante, retaguarda, retalhamno, retalhando, Retardada, retardado, retardes, retêlo, retêlos, retém, Retém, retêm, retémlhe, retêmna, Retémse, Retêmse, retendo, retenha, retenhas, reténs, reter, reterme, reteve, reteveo, retida, retidos, retine, retinha, retiniu, retira, Retira, retirada, retirados, retiram, retirarnos, retirase, retirava, Retireime, retirem, Retiremonos, retirou, retirouse, reto, Reto, retomardes, retomoume, retorna, retornar, retornarmos, Retorne, retornes, retorno, retorque, Retorque, retrai, retrair, retraiuse, retrato, retremem, retroceda, Retrocedamos, retrocede, retrocedem, retrocedendo, Retrocedendo, Retrocedermos, retrocedia, Retrograda, retumba, retumbando, reúna, reúne, reuniuas, Reuniuse, reúno, revelarme, revêlo, revêlos, revelou, rever, Rever, reverência, reverente, Reverentes, reverta, revertas, reverte, revertendo, reverter, reverteram, revés, Reveste, revestem, Revestem, Revestemse, revestes, Revestes, revestido, revestidos, revira, revirar, reviraram, revirava, revista, Revista, revistados, revoante, revoar, revocarnos, revolta, revolto, Revolto, revoltões, revoltoso, revolve, revolvendo, revolverse, Revolvida, Ri, riacho, riba, ribanceira, ribas, ribeiros, ribomba, rica, ricas, Rício, rico, Rico, ricos, ridente, rígidas, rigidez, rígidos, Rigmo, rigor, rigoroso, rija, Rija, rijas, rijo, Rijo, rima, rindo, Rindo, rins, rio, Rio, rios, Rios, Ripe, riqueza, riquezas, Riquezas, <text:soft-page-break/>riquíssimo, rirse, risada, risca, risco, riscos, Rise, riso, risonha, Risonha, risonhas, risos, ríspidas, ríspido, risque, rito, rivais, rival, Rival, rixa, rixas, rixoso, roaz, roazes, Roble, robora, roborada, robore, Robre, robusta, Robusta, robustas, robustez, robusto, robustos, roca, roça, Roça, roçagante, roçagantes, Rocas, rocha, rochas, rochedo, Roçounos, roda, Roda, rodagem, rodála, rodam, rodando, rodao, rodar, rodas, Rodeando, rodear, rodeavam, rodeia, rodeiam, rodela, Rodela, rodelas, Rodes, Ródio, Ródios, rodo, rodoulhe, roer, roerte, roesse, roga, Roga, rogado, rogam, Rogam, rogando, rogar, rogará, rogas, rogasse, rogativa, Rogava, rogo, rogos, rogues, rói, roja, Roja, Rojado, rojálo, rojam, Rojam, rojando, Rojando, Rojao, Rojar, Rojarme, rojas, Rojase, rojo, rojões, rojou, rola, Rola, Rolam, rolando, Rolandose, Rolao, rolar, rolara, rolarse, roldão, rolei, rolem, rolhões, rolo, Rolo, Rolou, rompa, Rompamos, rompas, rompe, Rompe, rompeesquadras, rompeesquadrões, rompêlo, rompem, Rompem, rompendo, Rompendo, rompentes, romper, Romper, romperam, romperem, rompes, Rompeulhe, ronca, Ronca, roncam, roncar, Roncava, ronceiros, ronco, ronda, rondas, Rondase, Rondem, rosadas, rosado, rosciado, rósea, rosnam, rosto, Rosto, rostrada, rostradas, rota, Rota, Rotas, roto, Roto, rotos, rótula, rouba, Rouba, roubada, roubado, Roubado, roubador, roubados, roubalhe, Roubalhe, roubam, roubaramte, Roubaramte, Roubaria, roubarmo, roubasse, roubaste, roubastes, roubaz, roube, roubeite, rouboulhe, roupa, Roupa, rouqueja, rouquejam, roxa, Roxa, roxas, roxear, Roxeia, roxo, Roxo, roxos, rua, ruas, rubeja, rúbido, rubras, rubriquemos, rubro, Rubro, rubros, Rubros, rude, Rude, ruem, Ruem, rufião, rugas, ruge, Ruge, rugem, rugia, <text:soft-page-break/>rugindo, Rugindo, rugir, rui, Rui, ruí, ruíam, ruído, ruidoso, ruim, Ruim, ruína, Ruindo, ruiva, Rumina, ruminando, ruminar, rumo, rumor, Rumor, Rumoreja, Rurais, </text:p>
      <text:p text:style-name="P16"/>
      <text:p text:style-name="P16"/>
      <text:p text:style-name="P16"/>
      <text:p text:style-name="P16"/>
      <text:p text:style-name="P16"/>
      <text:p text:style-name="P38">S</text:p>
      <text:p text:style-name="P16">s, sã, sabe, Sabe, sabei, Sabei, sabeis, Sabem, sabemos, Sabendo, saber, saberão, saberás, sabes, Sabes, sabia, sabida, sabido, sábio, Sábio, sábios, sabor, saborosos, sabujo, sabujos, saca, Saca, Sacadas, sacado, Sacado, Sacalhe, sacam, Sacamlhe, sacando, Sacandolhe, sacar, sacarse, sacasse, sacava, sacerdote, sacerdotes, sacerdotisa, sacia, saciado, saciados, Saciados, saciam, saciar, Saciará, saciarse, saciasse, Sacie, sacode, Sacode, sacra, sacrário, sacras, sacrifica, sacrificam, Sacrificar, sacrificasse, sacrificaste, sacrificava, sacrificavam, sacrifício, sacrifícios, Sacrifícios, sacrifique, sacrílego, Sacrílego, sacro, sacros, sacrossanta, sacudindo, sacudir, Sadio, saem, Saem, Safa, sagaz, saginados, sagitária, sagitários, Sagitários, sagitícola, sagitíferos, sagrada, sagrado, sagre, Sagre, Sagreite, sagrem, Sagrese, sagro, sai, Sai, saí, saia, Saia, saíam, saiba, Saiba, saibas, saibase, saibro, Sailhe, saindo, saio, sair, Sair, saíra, sairse, sais, saiu, Saiu, sal, Salamina, salário, salgada, salgueiros, salobre, salões, salpica, salsa, <text:soft-page-break/>salsas, salso, salta, Salta, Saltalhe, saltando, saltar, saltara, saltarão, saltarse, saltasse, saltava, salte, saltearnos, salteia, salteiam, salto, Saltolhe, Saltou, salutar, salutares, salva, Salva, salvação, salvai, Salválo, salválos, salvam, salvame, salvando, Salvando, Salvao, salvar, Salvaremse, Salvares, salvaríeis, salvarmos, salvarnos, salvarse, salvasse, salvaste, salve, Salve, salveio, salvem, Salvemolo, salvemos, salvese, salvo, Salvo, salvou, Salvou, salvoume, salvouse, salvoute, Samos, Samotrácia, sandálias, Sangário, sangra, Sangra, sangrados, sangrem, sangrento, sangue, Sangue, sangueira, sanguenta, sangüento, sangüentos, sanguinário, sanguinários, sanguíneo, Sanguíneo, sanguíneos, sanguinosa, sanguinoso, sanguissedento, sanha, sanhoso, Sanhoso, sanhuda, sanhudo, Sanhudo, sanhudos, Sanhudos, santa, santas, santíssima, santo, santuário, são, São, sapiente, saqueadas, saqueado, saquearemos, saquearlhe, sara, Sara, saraiva, sararão, Sarpédon, satisfaçam, satisfará, satisfazerte, satisfeito, satisfeitos, satisfizera, Satnio, Satnióis, saturarse, Satúrnia,</text:p>
      <text:p text:style-name="P17"><text:s/>Satúrnio, Saturno, saudade, saudades, saúdam, saudará, saudosa, saudoso, saudosos, Saudosos, sáxea, se, Se, sê, Sê, seara, searas, sebe, seca, secar, seco, secos, Secos, secreta, sectários, secure, secures, sedas, sede, Sede, Sedeme, Sedento, sedentos, sedutor, seduza, seduzido, seduzindo, Seduziramte, segado, segadores, segam, segando, segava, segredo, segrega, segue, Segue, seguem, Seguem, Segueme, Seguemlhe, Seguemno, seguemse, segueos, Segueos, seguia, Seguia, seguiam, seguime, Seguime, seguindo, seguinte, seguir, Seguir, seguira, seguiram, seguiu, Seguiu, seguiuse, segundo, Segundo, segundos, Segundoulhe, segura, seguram, segurança, <text:soft-page-break/>segurei, seguro, Seguro, seguro…, seguros, sei, Sei, seio, seios, seis, Seis, seixo, seixos, seja, Seja, sejais, sejam, Sejam, sejas, Sejas, sela, selado, Selagides, selar, selas, Seleis, Selepíada, seletas, Seletos, Selo, Selos, Selou, selva, Selva, selvagem, selvas, selvosa, sem, Sem, semblante, semeia, Sêmele, Semelha, semelhança, Semelhança, Semelhando, semelhante, Semelhantes, semelhas, semelhavam, sementeiras, semiardida, Semoto, sempar, sempiterno, sempiternos, Sempiternos, sempre, Sempre, senão, Senão, sendo, Sendo, senho, senhor, Senhor, senhora, senhores, Sênos, sensato, sensíveis, sensível, senso, Senta, sentado, Sentado, Sentados, sentamse, Sentamse, Sentarme, sentarse, sentase, Sentase, Sentate, sente, Sente, sentelhe, sentem, sentença, sentes, sentia, sentida, sentido, Sentido, sentidos, Sentiloeis, sentindo, Sentindo, sentinela, sentinelas, sentirás, Sentirás, sentiu, Sentiulhe, Sentou, sentouse, Sentouse, separa, Separa, separados, separar, separemos, sepulcro, Sepulcro, Sepultame, sepulte, sepulto, Sepultouse, sepultura, sequer, Sequer, sequiosa, Sequioso, Sequiosos, séquito, ser, Ser, será, Será, serão, serás, Serás, serei, sereis, Sereis, serem, seremos, Seremos, Serena, Serenador, sereno, Sereno, seres, seria, seriam, Seriam, sério, Sério, Serlheá, Serlhesei, sermos, serpe, serpente, serpes, serra, Serra, Serrana, serranias, serro, serros, serte, Serteá, Serteia, serva, servas, serve, servem, servente, serviam, servido, servil, servir, Servir, servirte, serviste, servo, servos, Servos, Sésamo, sessenta, Sesto, sestra, seta, Seta, setas, sete, Sete, setêmplice, sétimo, seu, Seu, seus, Seus, seva, sevas, severa, severo, Sevíssimo, sevo, Sevo, sevos, sexo, sexto, si, sibilante, sibilantes, Sicíone, sidérea, Sidérea, <text:soft-page-break/>sidéreo, sido, Sidônia, siga, Sigamos, sigo, Sileis, silêncio, Silêncio, silenciosa, silente, Silente, silentes, silvestre, silvo, sim, Sim, Simoésio, Símois, simples, Simples, Simula, simulada, simulando, simultâneo, sinais, sinal, sinala, Sinalando, sinceras, sincero, Sincero, sinceros, Sinceros, Sine, singelas, singular, sinistra, sinta, sintam, Sintam, Síntios, sinto, Sinto, sinuoso, Sípilo, Sírio, Sísifo, siso, Siso, sisudo, Sisudo, sisudos, sitas, sitiava, sitiavam, sitibunda, sítio, Sítio, sítios, só, Só, soa, Soa, soam, Soamlhe, soar, soasse, sob, Sob, sobe, Sobe, sobejam, sobejamos, sobejo, Sobejo, sobem, Sobem, soberana, Soberana, soberano, Soberano, soberba, soberbíssimo, soberbo, Soberbo, soberbos, Sobete, sobra, sobram, sobranceiros, sobrancelha, sobrancelhas, sobre, Sobre, sobrehumano, sobremodo, sobrenada, Sobrepuja, sobressaltado, Sobressaltase, Sobrestejamos, Sobrevêm, sociedade, sócio, Sócio, sócios, Sócios, Soco, soçobra, Socorra, socorre, Socorre, socorrei, socorreime, socorrêlo, socorrer, socorrera, socorressem, socorro, Socorro, Soem, sofre, Sofre, sôfrego, sôfregos, sofreia, Sofreo, sofrer, Sofrer, sofrera, sofrerá, Sofrereis, sofrimentos, sofro, soga, sogra, sogro, Sogros, sói, soíam, sois, Sois, sol, Sol, soldadesca, soldado, soldados, soleira, solene, solenes, Solenes, solertíssimo, soleva, solho, sólida, sólido, Sólido, sólidos, Solimos, sólio, solípedes, Solípedes, solitário, sólito, solo, solta, Solta, soltaime, soltam, Soltando, soltar, soltará, soltarmos, solteiro, soltemos, solto, soltos, soltou, soluça, Soluça, soluçando, soluçar, soluçava, soluços, solve, solvemselhe, solvendo, solverá, Solveu, solveunos, som, soma, sombra, sombras, sombria, somenos, somente, Somente, somese, Somese, somos, sonda, Sonda, Sondaste, <text:soft-page-break/>sonho, Sonho, sonhos, sonífera, sonípedes, sonípides, sono, Sono, sonora, sonoro, sonoros, soou, sooute, sopear, sopeia, Sopeia, sopeiam, sopesa, sopesam, Sopita, sopitara, sopito, soprando, Soprassem, Soprem, sopro, sopros, sordidez, Sórdidos, sorrateiro, sorrindo, Sorrindo, sorrir, sorriso, sorriu, sorriuse, Sorriuse, sorte, sorteiam, sorteio, sortes, sortida, sorva, sorvelhe, sorvesse, sós, Sós, sossega, Sossega, sossego, soterrase, sou, Sou, soube, souber, soverteas, sovertêla, Soverter, soverteu, sozinha, sozinho, Sozinho, sua, Sua, Suadas, suades, suadilo, suadindo, suadiu, Suado, suados, Suando, suas, suave, Suave, suaves, suavíssimo, suba, subiam, subilo, subindo, Subindo, subir, subira, súbita, subitamente, súbito, Súbito, subiu, subjugado, Sublevam, Sublevase, sublime, Sublime, submerge, submerso, Submerso, submersos, submete, Submetemse, submeteu, submissa, Submissa, submisso, Submisso, submissos, Submissos, subo, subterfúgios, subtérreo, subtrai, subtraia, subtraía, subtraído, Subtraído, subtraídos, subtraílo, subtraílos, subtrair, subtraiu, subtraiuse, subverter, subvertessem, sucede, sucessivos, sucessor, suco, suculentas, suculentos, sucumba, Sucumbam, sucumbe, sucumbem, sucumbir, sucumbissem, sucumbisses, súditos, sufoca, suja, sujas, Sujas, sujeitara, sujeitasse, sujeitavaos, Sujeito, Sujeitome, sujeitos, Sujeitos, sujo, Sujos, sul, sulcadora, sulcando, sulcava, sulco, sulcos, sulfúrea, sulfúreo, sulquemos, suma, Sumano, sumas, sumindo, sumir, sumirse, sumiuse, sumiuselhe, sumo, suor, supedâneo, supera, Supera, superam, superas, superava, superba, supere, superfino, superior, superiores, supero, supino, Supino, suplanta, suplantes, suplica, Suplica, suplicálo, suplicam, suplicando, suplicante, suplicantes, <text:soft-page-break/>suplicar, suplicaras, suplicarte, suplicava, suplicavam, súplice, Súplice, suplico, supondo, suponho, Suportalhe, suportará, suprema, supremo, Supremo, supremos, Supremos, supria, Suprir, supunham, surde, Surde, surdem, Surdem, surdindo, Surdo, surdos, Surdos, surge, Surge, Surgi, Surgindo, surgirá, surgiu, Surgiu, sus, Sus, suscita, Suscitarão, suspeito, Suspendamos, suspende, Suspende, Suspendei, suspendendo, suspendera, Suspensa, suspenso, Suspenso, suspensos, suspira, Suspira, suspirado, suspiram, suspirando, suspirar, Suspirarão, suspirava, suspirem, suspiros, Suspiros, Sussurra, susta, sustarei, Sustase, sustém, Sustém, sustêm, Sustêm, Sustêmno, sustendo, sustenta, sustentado, sustentando, sustentar, Sustentara, sustentarei, sustentarme, sustentassem, Sustentavam, Sustentavamlhe, sustente, sustentemse, sustento, suster, Suster, susterão, Sustese, susteve, sustido, sustinha, Sustinha, sustiver, susto, Susto, sutil, sutilmente, </text:p>
      <text:p text:style-name="P39">T</text:p>
      <text:p text:style-name="P17">ta, tabela, taça, taças, tachara, tacháramos, tachonado, Tácito, tácitos, Tácitos, Taciturno, taful, tais, Tais, tal, Tal, Talaionides, tálamo, tálamos, talando, talar, talares, talento, talentos, talha, Talha, talhado, talhando, talhava, talhe, talho, Talia, talim, Talim, talins, Talisíada, talões, Tálpio, Taltíbio, talvez, Talvez, tamanha, Tamanha, tamanhas, tamanho, tamargueira, Tamargueiras, também, Também, Tamires, tampa, tanchões, tangados, Tange, tangíveis, <text:soft-page-break/>tanta, tantas, Tantas, tanto, Tanto, tantos, Tantos, tão, Tão, tapete, tapetes, Tapetes, tapigos, Tardais, tardamos, tardança, tardanças, tarde, tardes, tardio, Tardios, tardo, Tardo, tardonho, tardou, Tarfe, tarja, tarjas, Tarne, tarros, Tartáreo, Tartáreos, Tártaro, tas, tassalhos, tático, Taumácios, Taumância, táurea, táureo, taurinas, taurino, tauxia, te, Te, té, Té, Teano, tear, Tebana, Tebanos, Tebas, Tebeu, tece, tecendo, tecer, teceram, tecia, tecida, tecidas, tecido, tédio, Tégea, Tehão, teias, teima, teimem, teimoso, teimosos, tela, têla, Telamon, Telamônio, Telêmaco, têlo, Télus, tem, Tem, têm, Têm, tema, temais, temam, temão, temas, teme, Teme, temei, temem, tememos, temendo, Temendo, temer, Temerá, temerário, Temerário, temeres, temeroso, temerte, temes, Temes, Temeu, temíamos, Têmis, temno, Temno, Temnos, temo, Temo, temões, temor, temos, temote, tempera, temperam, temperaos, Tempere, templo, tempo, têmpora, temporal, temse, Temse, têmse, Têmse, Temte, tenaz, tenazes, tencionam, tenda, tendas, tende, Tende, tendes, Tendevos, tendo, Tendo, tendões, Tendoo, tenebrosa, tenebroso, Tênedos, tenha, tenham, tenhas, tenho, Tenho, tenra, tenras, tenro, tens, Tens, tenta, tentam, Tentam, tentames, tentar, tentas, tentasse, tentavam, Tentavam, tente, tenteie, tentemos, tentes, tento, Tentredônio, tênue, teor, Tépido, ter, Ter, terá, Terão, terás, Terás, terçado, terceira, terceiro, Terceiro, terço, terei, Terei, teremos, teres, tergo, tergos, teriam, Téries, terme, termina, Terminar, terminou, termo, terna, ternamente, terníssimos, terno, Terno, ternos, ternura, terra, Terra, terral, terras, terreno, térreo, terrestre, terrestres, Terrífico, terríveis, terrível, Terrível, terror, Terror, terse, Tersíloco, Tersites, terso, Teseu, teso, tesouro, tesouros, <text:soft-page-break/>Tesouros, Téspia, Tessalo, testa, Testa, testemunha, Testemunha, Testemunhaime, testemunhais, testemunhas, testemunhe, testemunhem, testemunho, Testor, Testórida, Testórides, testos, tetérrimos, Tétis, teto, tetos, tetra, tetras, tétrica, Tétrico, tetro, teu, Teu, Teucra, Teucras, Teucro, Teucros, teus, Teus, Teutamides, Teutrânida, Têutras, teve, Teve, Teveo, ti, tíbias, tíbio, tíbios, tição, tições, Tideu, Tidides, Tido, Tiestes, Tifeu, Timbreu, Timetes, tímida, Tímida, tímidas, tímidos, tinas, Tinemlhe, tinge, tingir, tingiramsete, tinha, Tinha, tinham, Tinham, tinindo, tino, tinta, tinto, tio, Tio, Tíquio, tira, Tira, tiracolo, tiram, Tiram, Tirame, tirano, Tirano, tirantes, tirar, tirarei, tirarlha, tirasse, tirava, Tire, tirei, tireis, tirem,</text:p>
      <text:p text:style-name="P18"><text:s/>Tiríntio, Tirinto, tiro, tiros, Tiros, tiroulhe, tiroume, tirsos, Tisbe, Titane, Titarésio, Titãs, Titon, Titônio, tituba, titubam, titubamlhe, titubando, Titubas, tive, tiver, tivéramos, tivesse, Tivesse, Tlepolemo, Tmólias, Tmolo, to, To, toa, Toa, toada, toam, Toas, toca, Toca, tocada, tocado, Tocados, tocálo, tocam, Tocam, tocamlhe, tocamse, Tocanos, tocaos, tocar, tocaram, tocarás, tocarte, Tocate, tocava, Tocavos, tocha, tocou, Tocoume, toda, Toda, todas, Todas, todavia, todo, Todo, todos, Todos, tolda, toldada, toldados, toldou, Tolera, Tolerai, tolerarmos, tolha, tolham, tolhe, tolhem, tolhendo, tolheo, tolheste, tom, toma, Toma, tomada, Tomada, Tomado, tomados, Tomados, Tomalhe, tomam, Tomam, Tomamos, tomamse, tomando, tomandolhe, tomao, Tomaos, Tomarte, tomba, Tomba, tombadilho, tombe, tombos, tome, tomei, tomes, Tomese, tomo, Tomoua, tona, tonante, Tonante, tonéis, tontas, Toom, Toon, topa, Topaas, Topamse, Topando, topar, <text:soft-page-break/>topavamse, tope, topete, toque, toquei, toquem, toques, torce, torcendo, torcendoa, torcia, Torcido, tormenta, tormento, torna, Torna, tornada, tornado, tornalhe, tornam, tornando, tornar, Tornar, tornarmos, torne, torneia, torneiam, tornéis, tornemse, torno, tornou, tornoulhe, tornozelo, tornozelos, toro, torpe, Torpe, torpes, Torpes, torrão, torre, torreada, torreado, torreante, torreão, torrente, Torrentes, torreões, torres, Torres, torvo, Torvo, torvos, tosa, tosão, tosca, tosco, tostálas, Tostamse, tostando, total, totalmente, toucada, toucado, touro, touros, toutiço, trabalha, trabalhado, trabalho, trabalhos, traça, Traça, traçam, Traçam, traçara, traçarei, Traças, Trace, Tracem, Traces, Trácia, Trácio, traços, traçou, traga, Traga, tragado, tragador, tragam, Tragam, tragando, tragar, tragarte, trago, Trago, tragou, tragouas, Tragoume, traição, traidor, traidores, Traidores, trajo, trama, Trama, tranca, Trancaias, tranqüilas, tranqüilo, tranqüilos, transbordando, transbordo, transcende, transcendem, transcursar, transe, transes, transferemme, transforma, transformada, transfretano, transmite, transmonte, transpassa, transpassamna, transpõe, Transpõemnas, transpões, transpondo, Transpondo, transpor, transporta, transportada, transportálo, transportam, Transportamno, transportando, transportará, transportaremos, transporte, transportem, transportemos, transpunha, transpunham, transvia, transviado, transvoam, trará, trarei, trás, Trás, trasborda, trasbordam, Trasimedes, Trasimelo, Trásio, traspassa, traspassado, Traspassado, traspassam, Traspassao, traspassarem, trasposto, trata, tratado, tratados, Tratai, tratam, tratará, tratava, tratável, trate, Tratemos, trato, Tratou, Tratoume, trava, travadas, <text:soft-page-break/>travado, travam, travamos, Travamse, travarei, travaremos, travarmonos, travarse, trave, travei, traveja, Traves, travessa, travessas, travesseiro, traz, Traz, trazei, trazem, Trazem, trazendo, trazer, trazerte, trazes, trazia, traziam, Traziam, trazido, Treco, trégua, tréguas, Treícia, trema, treme, Treme, tremebunda, tremebundos, tremem, Tremem, trememlhe, tremenda, tremendas, Tremendíssimo, tremendo, tremente, tremer, Tremes, tremiam, Tremo, Tremor, Tremula, Trêmula, Trêmulas, trêmulo, Trêmulo, trepa, Trepa, trepar, trepavam, trépida, trepidais, trepidam, Trepidas, trépido, Trépido, trépidos, Trépidos, Trequina, três, Três, Trescala, tresdobrados, tresdobro, trespasso, treta, treva, trevas, treze, Trezene, Trezênio, trezeno, trezentas, trezentos, tribo, tribos, tributo, tributos, Trica, tricúspide, tridente, trifarpada, trigo, trilha, trincara, trincha, trincheira, Trincheira, trincheiras, trinta, Trinta, Trio, Trioessa, tripartidos, tripas, triple, triplica, Tríplice, triplo, trípode, Trípode, trípodes, Trípodes, tripudiando, Tripulando, tripulavam, triste, Triste, tristes, Tristes, tristeza, tristezas, Tristíssima, Tristonha, tristonho, tristonhos, Tritônia, triunfantes, triunfar, Triunfe, triunfo, troa, Troa, Troadas, troador, Troalhe, troar, Troas, troavam, troca, troco, troe, Troe, troféu, Tróia, Troiana, Troianas, Troiano, Troianos, Tróica, Tróicas, Tróico, Tróicos, Troílo, Trojúgenas, trombetas, tronca, troncado, Troncate, tronco, troncos, Trônio, trono, tronque, tropa, Tropa, tropas, Tropas, tropeço, trôpego, tropel, trota, Trota, trotam, trotando, trotar, troto, trouxe, Trouxe, Trouxea, trouxera, trouxeram, troveja, Troveja, trovejando, Trovejou, trovões, trucidálo, trucidando, Trucidando, trucidarse, trucidaste, Trucidou, truculento, Truculento, truculentos, truz, tu, Tu, <text:soft-page-break/>tua, Tua, tuas, tuba, tudo, Tudo, tufão, Tufão, tuge, tugir, tugúrio, tugúrios, tumba, túmidas, Túmido, tumulado, tumular, tumulem, túmulo, Túmulo, tumulto, Tumulto, tumultuam, Tumultuase, Tumultuava, túnica, túnicas, turba, Turba, Turbado, Turbados, turbálas, Turbamse, turbante, turbas, Turbase, turbava, turbe, turbem, turbes, túrbida, túrbido, Túrbido, turbilhão, turbilhões, turbinoso, Turbos, turbulento, túrgida, turmas, Turmas, turno, turrífrago, turrígera, turva, turvado, Turvado, turvam, turvo, Turvo, turvos, turvoute, tutanos, </text:p>
      <text:p text:style-name="P18"/>
      <text:p text:style-name="P40">U</text:p>
      <text:p text:style-name="P19">ubérrima, ubertosa, Ucalegon, Ufanarse, ufanas, ufaneia, ufania, ufano, ufanos, ufanoso, ufanosos, úlcera, Ulisses, última, último, ultraja, ultrajálo, ultrajamlhe, Ultrajantes, ultraje, ultrajes, ultriz, Ultriz, ulula, ululando, ululante, um, Um, uma, Uma, umas, umbigo, umbigos, umbrosa, umbroso, umedecendo, umedeço, úmero, úmidas, úmido, Unamonos, unânime, unânimes, Unas, undante, undantes, undoso, une, unectário, unge, ungeo, Ungeo, ungia, ungido, ungilo, unguíssona, unguissonantes, unguíssono, ungüíssonos, Ungüíssonos, unhas, única, único, Único, unida, unido, unidos, Unidos, unira, uns, Uns, Untada, Untamse, untou, untouo, Uranidas, urbífrago, Urbífrago, urdem, urdiam, urdir, urdirme, urdiu, urdume, urge, Urge, Urgeme, urgente, urges, Urgete, urgir, urgisse, urgiume, urna, Urna, urnas, urra, Urra, urrando, urrar, urre, urros, <text:soft-page-break/>Ursa, usa, uso, usurpas, utensis, uterino, útil, Útil, uvífera,</text:p>
      <text:p text:style-name="P19"/>
      <text:p text:style-name="P41">V</text:p>
      <text:p text:style-name="P20">vá, Vá, vã, vacilar, vacilem, Vácuas, vacuns, vácuo, vades, vaga, Vaga, vagabundo, vagabundos, vagam, vagantes, vagar, vagas, vagir, vago, vagueiam, Vagueio, vai, Vai, vaias, Vaidoso, vais, vaise, Vaise, Vaite, val, vale, valem, valemos, valendo, valente, valentes, Valentes, valentia, valentia…, valentíssimo, Valentões, valer, valera, valerias, valervos, vales, valesse, valessem, valeu, valha, valho, valia, válida, Válida, validas, Válidas, valido, válido, válidos, valioso, valo, valor, valoroso, Valoroso, valorosos, valos, vamos, Vamos, vanglória, vanglorias, Vanglorioso, vanguarda, vantagem, vão, Vão, vãolhe, vãos, vãose, Vãose, vapor, vapores, vaqueiros, vara, varadas, varado, Varado, varão, Varão, vararam, varas, Varas, Varejeira, vária, Vária, variamente, várias, Várias, variegado, vário, vários, Vários, varões, Varões, varonis, varou, várzeas, vás, Vás, vãs, vasa, vascas, váse, Váse, vaso, vasos, vasquejar, vasta, vastador, vastadora, Vastadores, vastas, vastíssimo, vasto, Vasto, vastos, vate, Vaticina, vaticinas, vaticinou, vau, vazalhe, Vazalhe, Vazando, vazio, vazios, vê, Vê, veda, Veda, vedado, vedais, vedam, Vedandolhe, vedar, vedava, vedavam, vede, Vede, vedes, vedo, Vedou, vedounos, vêem, Vêem, veemente, veia, Veia, veigas, veio, Veio, veja, vejam, Vejamna, vejamos, Vejamos, vejas, vejo, Vejo, vela, Vela, vêla, velada, velam, velame, Velando, velas, velavam, vele, <text:soft-page-break/>veleiras, velejaram, Velejava, velem, veles, velhice, velho, Velho, velhos, velo, vêlo, velocípede, Velocípede, vêlos, veloso, veloz, Veloz, vem, Vem, vêm, Vêm, venábulo, vença, vence, Vence, vencedor, vencedores, vencêlo, vencem, vencer, Vencer, vencera, Vencera, venceres, vences, Vences, venceste, Vencestes, vencete, Venceume, Venci, vencia, vencido, vencidos, vencimento, venda, vendêlos, vendendo, vender, venderte, vendeste, vendia, vendido, vendo, Vendo, vendoa, Vendolhe, vendoo, Vendoo, venerado, veneramos, veneranda, venerando, venerandos, venerava, venerável, venero, venha, Venha, venham, venho, Venho, vens, Vens, ventanias, ventas, ventejar, vento, ventos, ventosa, Ventosa, ventre, ventura, venturosos, Vênus, venusta, ver, Ver, verão, veras, verás, Verás, verbera, verboso, verdade, Verdadeiro, verdades, verde, verdejante, verdes, Verdes, verdor, verdugo, verei, Verei, vereis, verem, veremos, veres, verga, Vergam, vergão, vergéis, vergonha, vergonha…, vergonhas, vergonhoso, vergôntea, Verifiqueis, verme, Vermelha, vermelhos, vermes, vernais, verno, vernos, Vero, versados, versátil, verte, vértebra, vertem, verter, verterlhe, vertesse, Vertesse, verteu, Verteuse, Vertiam, vértice, Vértices, vertigem, vês, vêse, vesgas, Vesgo, Vêsme, vespas, Vésper, véspera, vespertino, veste, Veste, Vestelhe, vestem, Vestemse, Vesteo, Vesteos, vestes, vestíbulo, vestíbulos, vestido, vestidos, vestígios, vestilas, vestindo, vestiras, Veterano, vetusto, véu, vexa, vexado, vez, Vezeira, vezes, Vezes, vi, Vi, via, viandante, viandas, vias, vibra, Vibra, vibrada, vibrado, vibraescudo, vibrála, Vibramse, vibrante, vibrar, vibrara, vibrasse, vibrem, vibrou, viçam, Viceja, vicejantes, víceras, viçoso, Viçosos, vida, vidas, Vidralhe, viemos, Viemos, viera, vieram, <text:soft-page-break/>viesse, vieste, vigia, vigiado, vigiam, Vigiando, vigias, Vigias, vigiava, vigilantes, vigor, vigora, vigores, vil, Vil, vilões, vim, Vim, vimes, Vimolo, vinda, vinde, vindes, Vindicando, vindima, vindo, Vindo, vindos, vindouros, vingado, vingador, vingálo, vingança, Vingança, vingando, vingar, vingara, vingarei, vingativo, vingo, Vingo, vingue, vinguem, vinha, Vinha, vinhalhe, vinham, vinhas, vinhateiros, vinhedo, vinho, Vinho, vinhos, vinte, violarem, Violava, violável, violência, violenta, violentas, violento, Violento, vir, Vir, vira, Vira, Virá, viram, virando, virandose, Virandose, Viraos, virarse, viras, Virás, Virase, virdes, virente, virgem, virgens, virginal, virgínea, viril, virilha, viris, Viris, virouse, virtude, virtudes, virtuoso, vis, visão, vísceras, viseira, Visitar, Visitava, visse, vista, visto, vistosas, vistoso, vitífera, vítima, Vítima, vítimas, Vítimas, vitória, vituperas, vitupério, viu, viúva, Viúva, viúvo, viva, Vivam, vivas, Vivas, vive, vivem, Vivem, Viver, viverão, viverás, víveres, viveu, Viveu, vivia, Viviam, vívido, vívidos, vivo, Vivo, vivos, Vivos, vizinham, vizinhanças, vizinhas, vizinho, Vizinho, vizinhos, voa, Voa, voalhe, voam, voando, Voando, voante, voantes, voaram, vocifera, vociferando, vociferar, vociferou, Voe, Voem, voga, vogando, Vogar, vogaram, vogou, vogue, voguem, voguemos, Voguemos, Volantim, Volo, volta, Volta, voltam, Voltam, voltar, Voltar, voltará, voltarei, voltaremos, voltares, voltaria, voltaríeis, voltarmos, voltas, voltase, Voltase, voltasse, voltaste, voltavam, Voltavam, volte, Volte, volteálo, volteando, voltear, volteiam, voltem, voltemos, Voltese, volto, Volto, voltos, voltou, voltouse, volúveis, volúvel, Volúvel, volvas, volve, Volve, volvem, Volvemse, volvendo, volves, volvia, Volvo, vomita, vomitam, <text:soft-page-break/>vomitando, vontade, vôo, vorador, voragem, voragens, Vorasse, voraz, vorazes, vórtices, vorticoso, vos, Vos, vós, Vós, vossa, vossas, vosso, Vosso, vossos, vota, Vota, votado, Votado, votavam, voto, Voto, votos, Votos, Votou, vou, Vou, voume, Voume, voz, Voz, vozeia, vozeiam, vozeou, vozes, Vulcânea, Vulcâneo, Vulcânias, Vulcânico, Vulcano, vulgo, vulnera, Vulnera, vulnerado, vulnerados, vulnerála, vulnerálo, vulnerando, vulnerar, vulnerável, Vulpina, vulto, </text:p>
      <text:p text:style-name="P20"/>
      <text:p text:style-name="P42">X</text:p>
      <text:p text:style-name="P21">Xanto, xofrango, </text:p>
      <text:p text:style-name="P21"/>
      <text:p text:style-name="P43">Z</text:p>
      <text:p text:style-name="P21"/>
      <text:p text:style-name="P21">Zacinto, zagais, Zagais, zagal, zargunchos, Zéfiro, Zélia, zelo, zelosa, zelosos, zerbo, zoara, zombar, zombava, zumbem, zune, Zune, zuniam, zunido, zunindo, zunir, zurrava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ccanthis ADF Std" svg:font-family="'Accanthis ADF Std'" style:font-pitch="variable"/>
    <style:font-face style:name="Aegyptus" svg:font-family="Aegyptus" style:font-pitch="variable"/>
    <style:font-face style:name="Konatu" svg:font-family="Konatu" style:font-pitch="variable"/>
    <style:font-face style:name="Lucid Type A BRK" svg:font-family="'Lucid Type A BRK'" style:font-pitch="variable"/>
    <style:font-face style:name="Norasi" svg:font-family="Noras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da </meta:initial-creator>
    <meta:creation-date>2015-07-19T18:40:04.610503545</meta:creation-date>
    <dc:date>2015-07-19T19:48:58.472903018</dc:date>
    <dc:creator>lucida </dc:creator>
    <meta:editing-duration>PT1H7M52S</meta:editing-duration>
    <meta:editing-cycles>29</meta:editing-cycles>
    <meta:generator>LibreOffice/4.1.3.2$Linux_x86 LibreOffice_project/410m0$Build-2</meta:generator>
    <meta:document-statistic meta:table-count="0" meta:image-count="0" meta:object-count="0" meta:page-count="98" meta:paragraph-count="61" meta:word-count="17683" meta:character-count="160098" meta:non-whitespace-character-count="142440"/>
  </office:meta>
</office:document-meta>
</file>